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MS Sans Serif" svg:font-family="'MS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7.05pt"/>
    </style:style>
    <style:style style:name="co2" style:family="table-column">
      <style:table-column-properties fo:break-before="auto" style:column-width="481.01pt"/>
    </style:style>
    <style:style style:name="co3" style:family="table-column">
      <style:table-column-properties fo:break-before="auto" style:column-width="121.95pt"/>
    </style:style>
    <style:style style:name="co4" style:family="table-column">
      <style:table-column-properties fo:break-before="auto" style:column-width="281.76pt"/>
    </style:style>
    <style:style style:name="co5" style:family="table-column">
      <style:table-column-properties fo:break-before="auto" style:column-width="112.71pt"/>
    </style:style>
    <style:style style:name="co6" style:family="table-column">
      <style:table-column-properties fo:break-before="auto" style:column-width="47.85pt"/>
    </style:style>
    <style:style style:name="co7" style:family="table-column">
      <style:table-column-properties fo:break-before="auto" style:column-width="81.01pt"/>
    </style:style>
    <style:style style:name="co8" style:family="table-column">
      <style:table-column-properties fo:break-before="auto" style:column-width="75pt"/>
    </style:style>
    <style:style style:name="co9" style:family="table-column">
      <style:table-column-properties fo:break-before="auto" style:column-width="65pt"/>
    </style:style>
    <style:style style:name="co10" style:family="table-column">
      <style:table-column-properties fo:break-before="auto" style:column-width="290.04pt"/>
    </style:style>
    <style:style style:name="co11" style:family="table-column">
      <style:table-column-properties fo:break-before="auto" style:column-width="108.99pt"/>
    </style:style>
    <style:style style:name="co12" style:family="table-column">
      <style:table-column-properties fo:break-before="auto" style:column-width="72.99pt"/>
    </style:style>
    <style:style style:name="co13" style:family="table-column">
      <style:table-column-properties fo:break-before="auto" style:column-width="141.99pt"/>
    </style:style>
    <style:style style:name="co14" style:family="table-column">
      <style:table-column-properties fo:break-before="auto" style:column-width="288.06pt"/>
    </style:style>
    <style:style style:name="co15" style:family="table-column">
      <style:table-column-properties fo:break-before="auto" style:column-width="157.01pt"/>
    </style:style>
    <style:style style:name="co16" style:family="table-column">
      <style:table-column-properties fo:break-before="auto" style:column-width="64.01pt"/>
    </style:style>
    <style:style style:name="ro1" style:family="table-row">
      <style:table-row-properties style:row-height="45.01pt" fo:break-before="auto" style:use-optimal-row-height="false"/>
    </style:style>
    <style:style style:name="ro2" style:family="table-row">
      <style:table-row-properties style:row-height="57.74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35.26pt" fo:break-before="auto" style:use-optimal-row-height="true"/>
    </style:style>
    <style:style style:name="ro5" style:family="table-row">
      <style:table-row-properties style:row-height="46.49pt" fo:break-before="auto" style:use-optimal-row-height="true"/>
    </style:style>
    <style:style style:name="ro6" style:family="table-row">
      <style:table-row-properties style:row-height="69pt" fo:break-before="auto" style:use-optimal-row-height="true"/>
    </style:style>
    <style:style style:name="ro7" style:family="table-row">
      <style:table-row-properties style:row-height="114.01pt" fo:break-before="auto" style:use-optimal-row-height="true"/>
    </style:style>
    <style:style style:name="ro8" style:family="table-row">
      <style:table-row-properties style:row-height="80.25pt" fo:break-before="auto" style:use-optimal-row-height="true"/>
    </style:style>
    <style:style style:name="ro9" style:family="table-row">
      <style:table-row-properties style:row-height="91.5pt" fo:break-before="auto" style:use-optimal-row-height="true"/>
    </style:style>
    <style:style style:name="ro10" style:family="table-row">
      <style:table-row-properties style:row-height="102.76pt" fo:break-before="auto" style:use-optimal-row-height="true"/>
    </style:style>
    <style:style style:name="ro11" style:family="table-row">
      <style:table-row-properties style:row-height="67.49pt" fo:break-before="auto" style:use-optimal-row-height="false"/>
    </style:style>
    <style:style style:name="ro12" style:family="table-row">
      <style:table-row-properties style:row-height="125.26pt" fo:break-before="auto" style:use-optimal-row-height="true"/>
    </style:style>
    <style:style style:name="ro13" style:family="table-row">
      <style:table-row-properties style:row-height="170.25pt" fo:break-before="auto" style:use-optimal-row-height="tru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 style:family="table-cell" style:parent-style-name="Default">
      <style:table-cell-properties fo:background-color="transparent" style:rotation-align="none"/>
    </style:style>
    <style:style style:name="ce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Normal_20_3" style:data-style-name="N0">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Normal_20_3" style:data-style-name="N0">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fo:background-color="#ffffff" style:rotation-align="none"/>
    </style:style>
    <style:style style:name="ce10" style:family="table-cell" style:parent-style-name="Normal_20_3"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 style:family="table-cell" style:parent-style-name="Normal_20_3"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 style:family="table-cell" style:parent-style-name="Normal_20_3"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 style:family="table-cell" style:parent-style-name="Normal_20_3" style:data-style-name="N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Normal_20_3"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 style:family="table-cell" style:parent-style-name="Default">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Normal_20_3" style:data-style-name="N10125">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Normal_20_3" style:data-style-name="N10125">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Normal_20_3">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2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24"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ackground-color="transparent"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font-style-complex="normal" fo:color="#ff0000" style:font-style-asian="normal" style:font-weight-complex="normal" style:font-weight-asian="normal" style:font-size-complex="10pt" style:font-size-asian="10pt" style:font-name-complex="Calibri" style:text-position="0% 100%" fo:text-shadow="none" style:text-outline="false" fo:font-style="normal" style:text-line-through-type="single" style:text-underline-style="none" style:text-underline-color="font-color" fo:font-weight="normal" fo:font-size="10pt" style:font-name="Calibri"/>
    </style:style>
    <style:style style:name="T2" style:family="text">
      <style:text-properties style:font-style-complex="normal" fo:color="#ff0000" style:font-style-asian="normal" style:font-weight-complex="normal" style:font-weight-asian="normal" style:font-size-complex="10pt" style:font-size-asian="10pt" style:font-name-complex="Calibri" style:text-position="0% 100%" fo:text-shadow="none" style:text-outline="false" fo:font-style="normal" style:text-underline-style="none" style:text-underline-color="font-color" fo:font-weight="normal" fo:font-size="10pt" style:font-name="Calibri" style:text-line-through-type="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21"/>
        <table:table-column table:style-name="co14" table:default-cell-style-name="ce4"/>
        <table:table-column table:style-name="co15" table:default-cell-style-name="ce4"/>
        <table:table-column table:style-name="co16" table:number-columns-repeated="1009" table:default-cell-style-name="ce4"/>
        <table:table-row table:style-name="ro1">
          <table:table-cell table:style-name="ce1" office:value-type="string" calcext:value-type="string">
            <text:p>Comments</text:p>
          </table:table-cell>
          <table:table-cell table:style-name="ce1" office:value-type="string" calcext:value-type="string">
            <text:p>Simple Type Name</text:p>
          </table:table-cell>
          <table:table-cell table:style-name="ce1" office:value-type="string" calcext:value-type="string">
            <text:p>Derived Simple Type Name</text:p>
          </table:table-cell>
          <table:table-cell table:style-name="ce1" office:value-type="string" calcext:value-type="string">
            <text:p>Simple Type Data Definition</text:p>
          </table:table-cell>
          <table:table-cell table:style-name="ce1" office:value-type="string" calcext:value-type="string">
            <text:p>Simple Type Abbreviation</text:p>
          </table:table-cell>
          <table:table-cell table:style-name="ce10" office:value-type="string" calcext:value-type="string">
            <text:p>Data Type</text:p>
            <text:p/>
          </table:table-cell>
          <table:table-cell table:style-name="ce11" office:value-type="string" calcext:value-type="string">
            <text:p/>
            <text:p>MinLength</text:p>
            <text:p/>
          </table:table-cell>
          <table:table-cell table:style-name="ce11" office:value-type="string" calcext:value-type="string">
            <text:p>MaxLength</text:p>
          </table:table-cell>
          <table:table-cell table:style-name="ce11" office:value-type="string" calcext:value-type="string">
            <text:p>Length</text:p>
          </table:table-cell>
          <table:table-cell table:style-name="ce15" office:value-type="string" calcext:value-type="string">
            <text:p>Pattern</text:p>
          </table:table-cell>
          <table:table-cell table:style-name="ce11" office:value-type="string" calcext:value-type="string">
            <text:p>Version</text:p>
          </table:table-cell>
          <table:table-cell table:style-name="ce11" office:value-type="string" calcext:value-type="string">
            <text:p>Version Date</text:p>
          </table:table-cell>
          <table:table-cell table:style-name="ce11" office:value-type="string" calcext:value-type="string">
            <text:p>Reldocs</text:p>
          </table:table-cell>
          <table:table-cell table:style-name="ce1" office:value-type="string" calcext:value-type="string">
            <text:p>Distribution Statement</text:p>
          </table:table-cell>
          <table:table-cell table:style-name="ce1" office:value-type="string" calcext:value-type="string">
            <text:p>CM Remarks</text:p>
          </table:table-cell>
          <table:table-cell table:style-name="ce24" table:number-columns-repeated="1009"/>
        </table:table-row>
        <table:table-row table:style-name="ro2">
          <table:table-cell table:style-name="ce2" office:value-type="string" calcext:value-type="string">
            <text:p>Do not rationalize unique FUD</text:p>
          </table:table-cell>
          <table:table-cell table:style-name="ce2" office:value-type="string" calcext:value-type="string">
            <text:p>Free Text Simple Text</text:p>
          </table:table-cell>
          <table:table-cell table:style-name="Default"/>
          <table:table-cell table:style-name="ce6" office:value-type="string" calcext:value-type="string">
            <text:p>A data type that provides the free text information expressed in natural language. The field format length is artificial symbology representing an unrestricted length field, i.e., there is no limitation on the number of characters to be entered in the field.</text:p>
          </table:table-cell>
          <table:table-cell table:style-name="ce2"/>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 calcext:value-type="float">
            <text:p>-1</text:p>
          </table:table-cell>
          <table:table-cell table:style-name="ce12"/>
          <table:table-cell table:style-name="ce16" office:value-type="string" calcext:value-type="string">
            <text:p>[\-:A-Z0-9&amp;#x20;\.,\(\)\?!@#$%\^&amp;amp;\*=_\+\[\]\{\}\\&amp;quot;';&amp;gt;&amp;lt;~`\|a-z\t\n]([:A-Z0-9&amp;#x20;\.,\(\)\?\-!@#$%\^&amp;amp;\*=_\+\[\]\{\}\\&amp;quot;';&amp;gt;&amp;lt;~`\|a-z\t\n]|/[:A-Z0-9&amp;#x20;\.,\(\)\?\-!@#$%\^&amp;amp;\*=_\+\[\]\{\}\\&amp;quot;';&amp;gt;&amp;lt;~`\|a-z\t\n]|://)*</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style-name="ce25" table:number-columns-repeated="1009"/>
        </table:table-row>
        <table:table-row table:style-name="ro3">
          <table:table-cell table:style-name="ce3"/>
          <table:table-cell table:style-name="ce3" office:value-type="string" calcext:value-type="string">
            <text:p>String Numeric 0 To 89 Or 95 To 99 One To Two Characters Simple Type</text:p>
          </table:table-cell>
          <table:table-cell table:style-name="ce3"/>
          <table:table-cell table:style-name="ce3" office:value-type="string" calcext:value-type="string">
            <text:p>A data type for a string that allows one to two numeric characters in the range 0 to 89 or 95 to 99.</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table-cell table:style-name="ce7" office:value-type="string" calcext:value-type="string">
            <text:p>[0-9]|[1-8][0-9]|9[5-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lphanumeric Uppercase A To F One To Two Characters Simple Type</text:p>
          </table:table-cell>
          <table:table-cell table:style-name="ce3"/>
          <table:table-cell table:style-name="ce3" office:value-type="string" calcext:value-type="string">
            <text:p>A data type for a string that allows one to two alphabetic uppercase characters from A to F and a single numeric character.</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table-cell table:style-name="ce7" office:value-type="string" calcext:value-type="string">
            <text:p>[A-F]{1,2}|[0-9]{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Column Alphabetic Indicator Simple Type</text:p>
          </table:table-cell>
          <table:table-cell table:style-name="ce3"/>
          <table:table-cell table:style-name="ce6" office:value-type="string" calcext:value-type="string">
            <text:p>A data type that allows an alphabetic character or characters to identify a column.</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table-cell table:style-name="ce7" office:value-type="string" calcext:value-type="string">
            <text:p>[A-HJ-NP-Z]{1,1}|(AA|BB|CC|DD|EE|FF|GG|HH|JJ|KK|LL|MM|NN|PP|QQ|RR|SS|TT|UU|VV|WW|XX|YY|ZZ)</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Aircraft Variant Simple Type</text:p>
          </table:table-cell>
          <table:table-cell table:style-name="ce3"/>
          <table:table-cell table:style-name="ce6" office:value-type="string" calcext:value-type="string">
            <text:p>A data type that provides the alphabetic letter(s) that exhibits a variation from an aircraft type.</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table-cell table:style-name="ce7" office:value-type="string" calcext:value-type="string">
            <text:p>[A-Z]{1,1}|(AA|BB|CC|DD|EE|FF|GG|HH|II|JJ|KK|LL|MM|NN|OO|PP|QQ|RR|SS|TT|UU|VV|WW|XX|YY|ZZ)</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Track End Designator Simple Type</text:p>
          </table:table-cell>
          <table:table-cell table:style-name="ce3"/>
          <table:table-cell table:style-name="ce6" office:value-type="string" calcext:value-type="string">
            <text:p>A data type that provides the alphabetic segment identifier for where a track end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table-cell table:style-name="ce7" office:value-type="string" calcext:value-type="string">
            <text:p>[A-Z]{1,1}|[A-D]{1,1}[A-Z]{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ne Or Two Characters Simple Type</text:p>
          </table:table-cell>
          <table:table-cell table:style-name="ce3"/>
          <table:table-cell table:style-name="ce3" office:value-type="string" calcext:value-type="string">
            <text:p>A data type for a string that allows one or two alphabetic uppercase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table-cell table:style-name="ce7" office:value-type="string" calcext:value-type="string">
            <text:p>[A-Z]{1,1}|[A-Z]{2,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ne To Two Characters Simple Type</text:p>
          </table:table-cell>
          <table:table-cell table:style-name="ce3"/>
          <table:table-cell table:style-name="ce3" office:value-type="string" calcext:value-type="string">
            <text:p>A data type for a string that allows one to two alphabetic uppercase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table-cell table:style-name="ce7" office:value-type="string" calcext:value-type="string">
            <text:p>[A-Z]{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Track Start Designator Simple Type</text:p>
          </table:table-cell>
          <table:table-cell table:style-name="ce3"/>
          <table:table-cell table:style-name="ce6" office:value-type="string" calcext:value-type="string">
            <text:p>A data type that provides the alphabetic segment identifier for where a track start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table-cell table:style-name="ce7" office:value-type="string" calcext:value-type="string">
            <text:p>[A-Z]|[A-D][A-Z]</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numeric Uppercase One To Two Characters Simple Type</text:p>
          </table:table-cell>
          <table:table-cell table:style-name="ce3"/>
          <table:table-cell table:style-name="ce3" office:value-type="string" calcext:value-type="string">
            <text:p>A data type for a string that allows one to two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table:table-cell table:style-name="ce7" office:value-type="string" calcext:value-type="string">
            <text:p>[A-Z0-9]{1,2}</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29.</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Three Characters Simple Type</text:p>
          </table:table-cell>
          <table:table-cell table:style-name="ce3"/>
          <table:table-cell table:style-name="ce3" office:value-type="string" calcext:value-type="string">
            <text:p>A data type for a string that allows one to thre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 calcext:value-type="float">
            <text:p>3</text:p>
          </table:table-cell>
          <table:table-cell table:style-name="ce12"/>
          <table:table-cell table:style-name="ce7" office:value-type="string" calcext:value-type="string">
            <text:p>[\-\.,\(\)\?A-Z0-9]{1,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ne To Three Characters Simple Type</text:p>
          </table:table-cell>
          <table:table-cell table:style-name="ce3"/>
          <table:table-cell table:style-name="ce3" office:value-type="string" calcext:value-type="string">
            <text:p>A data type for a string that allows one to three alphabetic uppercase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 calcext:value-type="float">
            <text:p>3</text:p>
          </table:table-cell>
          <table:table-cell table:style-name="ce12"/>
          <table:table-cell table:style-name="ce7" office:value-type="string" calcext:value-type="string">
            <text:p>[A-Z]{1,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numeric Uppercase One To Three Characters Simple Type</text:p>
          </table:table-cell>
          <table:table-cell table:style-name="ce3"/>
          <table:table-cell table:style-name="ce3" office:value-type="string" calcext:value-type="string">
            <text:p>A data type for a string that allows one to three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 calcext:value-type="float">
            <text:p>3</text:p>
          </table:table-cell>
          <table:table-cell table:style-name="ce12"/>
          <table:table-cell table:style-name="ce7" office:value-type="string" calcext:value-type="string">
            <text:p>[A-Z0-9]{1,3}</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29.</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S Uppercase One To Four Characters Simple Type</text:p>
          </table:table-cell>
          <table:table-cell table:style-name="ce3"/>
          <table:table-cell table:style-name="ce3" office:value-type="string" calcext:value-type="string">
            <text:p>A data type for a string that allows one to four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 calcext:value-type="float">
            <text:p>4</text:p>
          </table:table-cell>
          <table:table-cell table:style-name="ce12"/>
          <table:table-cell table:style-name="ce7" office:value-type="string" calcext:value-type="string">
            <text:p>[\-\.,\(\)\?A-Z0-9]{1,4}</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77.</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ne To Four Characters Simple Type</text:p>
          </table:table-cell>
          <table:table-cell table:style-name="ce3"/>
          <table:table-cell table:style-name="ce3" office:value-type="string" calcext:value-type="string">
            <text:p>A data type for a string that allows one to four alphabetic uppercase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 calcext:value-type="float">
            <text:p>4</text:p>
          </table:table-cell>
          <table:table-cell table:style-name="ce12"/>
          <table:table-cell table:style-name="ce7" office:value-type="string" calcext:value-type="string">
            <text:p>[A-Z]{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One To Four Characters Simple Type</text:p>
          </table:table-cell>
          <table:table-cell table:style-name="ce3"/>
          <table:table-cell table:style-name="ce3" office:value-type="string" calcext:value-type="string">
            <text:p>A data type for a string that allows one to four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 calcext:value-type="float">
            <text:p>4</text:p>
          </table:table-cell>
          <table:table-cell table:style-name="ce12"/>
          <table:table-cell table:style-name="ce7" office:value-type="string" calcext:value-type="string">
            <text:p>[A-Z0-9&amp;#x20;]{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To Four Character Simple Type</text:p>
          </table:table-cell>
          <table:table-cell table:style-name="ce3"/>
          <table:table-cell table:style-name="ce3" office:value-type="string" calcext:value-type="string">
            <text:p>A data type for a string that allows one to four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 calcext:value-type="float">
            <text:p>4</text:p>
          </table:table-cell>
          <table:table-cell table:style-name="ce12"/>
          <table:table-cell table:style-name="ce7" office:value-type="string" calcext:value-type="string">
            <text:p>[A-Z0-9]{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ive Characters Simple Type</text:p>
          </table:table-cell>
          <table:table-cell table:style-name="ce3"/>
          <table:table-cell table:style-name="ce3" office:value-type="string" calcext:value-type="string">
            <text:p>A data type for a string that allows one to fi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 calcext:value-type="float">
            <text:p>5</text:p>
          </table:table-cell>
          <table:table-cell table:style-name="ce12"/>
          <table:table-cell table:style-name="ce7" office:value-type="string" calcext:value-type="string">
            <text:p>[\-\.,\(\)\?A-Z0-9&amp;#x20;]{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Five Characters Simple Type</text:p>
          </table:table-cell>
          <table:table-cell table:style-name="ce3"/>
          <table:table-cell table:style-name="ce3" office:value-type="string" calcext:value-type="string">
            <text:p>A data type for a string that allows one to fiv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 calcext:value-type="float">
            <text:p>5</text:p>
          </table:table-cell>
          <table:table-cell table:style-name="ce12"/>
          <table:table-cell table:style-name="ce7" office:value-type="string" calcext:value-type="string">
            <text:p>[\-\.,\(\)\?A-Z0-9]{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numeric Uppercase One To Five Characters Simple Type</text:p>
          </table:table-cell>
          <table:table-cell table:style-name="ce3"/>
          <table:table-cell table:style-name="ce3" office:value-type="string" calcext:value-type="string">
            <text:p>A data type for a string that allows one to five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 calcext:value-type="float">
            <text:p>5</text:p>
          </table:table-cell>
          <table:table-cell table:style-name="ce12"/>
          <table:table-cell table:style-name="ce7" office:value-type="string" calcext:value-type="string">
            <text:p>[A-Z0-9]{1,5}</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3.</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ix Characters Simple Type</text:p>
          </table:table-cell>
          <table:table-cell table:style-name="ce3"/>
          <table:table-cell table:style-name="ce3" office:value-type="string" calcext:value-type="string">
            <text:p>A data type for a string that allows one to six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 calcext:value-type="float">
            <text:p>6</text:p>
          </table:table-cell>
          <table:table-cell table:style-name="ce12"/>
          <table:table-cell table:style-name="ce7" office:value-type="string" calcext:value-type="string">
            <text:p>[\-\.,\(\)\?A-Z0-9&amp;#x20;]{1,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Six Characters Simple Type</text:p>
          </table:table-cell>
          <table:table-cell table:style-name="ce3"/>
          <table:table-cell table:style-name="ce3" office:value-type="string" calcext:value-type="string">
            <text:p>A data type for a string that allows one to six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 calcext:value-type="float">
            <text:p>6</text:p>
          </table:table-cell>
          <table:table-cell table:style-name="ce12"/>
          <table:table-cell table:style-name="ce7" office:value-type="string" calcext:value-type="string">
            <text:p>[\-\.,\(\)\?A-Z0-9]{1,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ne To Six Characters Simple Type</text:p>
          </table:table-cell>
          <table:table-cell table:style-name="ce3"/>
          <table:table-cell table:style-name="ce3" office:value-type="string" calcext:value-type="string">
            <text:p>A data type for a string that allows one to six alphabetic uppercase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 calcext:value-type="float">
            <text:p>6</text:p>
          </table:table-cell>
          <table:table-cell table:style-name="ce12"/>
          <table:table-cell table:style-name="ce7" office:value-type="string" calcext:value-type="string">
            <text:p>[A-Z]{1,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One To Six Characters Simple Type</text:p>
          </table:table-cell>
          <table:table-cell table:style-name="ce3"/>
          <table:table-cell table:style-name="ce3" office:value-type="string" calcext:value-type="string">
            <text:p>A data type for a string that allows one to six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 calcext:value-type="float">
            <text:p>6</text:p>
          </table:table-cell>
          <table:table-cell table:style-name="ce12"/>
          <table:table-cell table:style-name="ce7" office:value-type="string" calcext:value-type="string">
            <text:p>[A-Z0-9&amp;#x20;]{1,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To Six Characters Simple Type</text:p>
          </table:table-cell>
          <table:table-cell table:style-name="ce3"/>
          <table:table-cell table:style-name="ce3" office:value-type="string" calcext:value-type="string">
            <text:p>A data type for a string that allows one to six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 calcext:value-type="float">
            <text:p>6</text:p>
          </table:table-cell>
          <table:table-cell table:style-name="ce12"/>
          <table:table-cell table:style-name="ce7" office:value-type="string" calcext:value-type="string">
            <text:p>[A-Z0-9]{1,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Special One To Seven Characters Simple Type</text:p>
          </table:table-cell>
          <table:table-cell table:style-name="ce3"/>
          <table:table-cell table:style-name="ce3" office:value-type="string" calcext:value-type="string">
            <text:p>A data type for a string that allows one to seven alphabetic uppercase or special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7" calcext:value-type="float">
            <text:p>7</text:p>
          </table:table-cell>
          <table:table-cell table:style-name="ce12"/>
          <table:table-cell table:style-name="ce7" office:value-type="string" calcext:value-type="string">
            <text:p>[\-\.,\(\)\?A-Z]{1,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even Characters Simple Type</text:p>
          </table:table-cell>
          <table:table-cell table:style-name="ce3"/>
          <table:table-cell table:style-name="ce3" office:value-type="string" calcext:value-type="string">
            <text:p>A data type for a string that allows one to sev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7" calcext:value-type="float">
            <text:p>7</text:p>
          </table:table-cell>
          <table:table-cell table:style-name="ce12"/>
          <table:table-cell table:style-name="ce7" office:value-type="string" calcext:value-type="string">
            <text:p>[\-\.,\(\)\?A-Z0-9&amp;#x20;]{1,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S Uppercase One To Seven Characters Simple Type</text:p>
          </table:table-cell>
          <table:table-cell table:style-name="ce3"/>
          <table:table-cell table:style-name="ce3" office:value-type="string" calcext:value-type="string">
            <text:p>A data type for a string that allows one to sev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7" calcext:value-type="float">
            <text:p>7</text:p>
          </table:table-cell>
          <table:table-cell table:style-name="ce12"/>
          <table:table-cell table:style-name="ce7" office:value-type="string" calcext:value-type="string">
            <text:p>[\-\.,\(\)\?A-Z0-9]{1,7}</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3.</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Uppercase One To Seven Characters Simple Type</text:p>
          </table:table-cell>
          <table:table-cell table:style-name="ce3"/>
          <table:table-cell table:style-name="ce3" office:value-type="string" calcext:value-type="string">
            <text:p>A data type for a string that allows one to seven alphabetic uppercase,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7" calcext:value-type="float">
            <text:p>7</text:p>
          </table:table-cell>
          <table:table-cell table:style-name="ce12"/>
          <table:table-cell table:style-name="ce7" office:value-type="string" calcext:value-type="string">
            <text:p>[\-A-Z0-9&amp;#x20;\.,\(\)&amp;amp;\?!@#$%\^\*=_\+\[\]\{\}\\&amp;quot;';&gt;&amp;lt;~`\|]{1,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One To Seven Characters Simple Type</text:p>
          </table:table-cell>
          <table:table-cell table:style-name="ce3"/>
          <table:table-cell table:style-name="ce3" office:value-type="string" calcext:value-type="string">
            <text:p>A data type for a string that allows one to seven alphabetic uppercase or blank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7" calcext:value-type="float">
            <text:p>7</text:p>
          </table:table-cell>
          <table:table-cell table:style-name="ce12"/>
          <table:table-cell table:style-name="ce7" office:value-type="string" calcext:value-type="string">
            <text:p>[A-Z&amp;#x20;]{1,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To Seven Characters Simple Type</text:p>
          </table:table-cell>
          <table:table-cell table:style-name="ce3"/>
          <table:table-cell table:style-name="ce3" office:value-type="string" calcext:value-type="string">
            <text:p>A data type for a string that allows one to seven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7" calcext:value-type="float">
            <text:p>7</text:p>
          </table:table-cell>
          <table:table-cell table:style-name="ce12"/>
          <table:table-cell table:style-name="ce7" office:value-type="string" calcext:value-type="string">
            <text:p>[A-Z0-9]{1,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Special One To Eight Characters Simple Type</text:p>
          </table:table-cell>
          <table:table-cell table:style-name="ce3"/>
          <table:table-cell table:style-name="ce3" office:value-type="string" calcext:value-type="string">
            <text:p>A data type for a string that allows one to eight alphabetic uppercase or special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8" calcext:value-type="float">
            <text:p>8</text:p>
          </table:table-cell>
          <table:table-cell table:style-name="ce12"/>
          <table:table-cell table:style-name="ce7" office:value-type="string" calcext:value-type="string">
            <text:p>[\-\.,\(\)\?A-Z]{1,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Eight Characters Simple Type</text:p>
          </table:table-cell>
          <table:table-cell table:style-name="ce3"/>
          <table:table-cell table:style-name="ce3" office:value-type="string" calcext:value-type="string">
            <text:p>A data type for a string that allows one to eight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8" calcext:value-type="float">
            <text:p>8</text:p>
          </table:table-cell>
          <table:table-cell table:style-name="ce12"/>
          <table:table-cell table:style-name="ce7" office:value-type="string" calcext:value-type="string">
            <text:p>[\-\.,\(\)\?A-Z0-9&amp;#x20;]{1,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Eight Characters Simple Type</text:p>
          </table:table-cell>
          <table:table-cell table:style-name="ce3"/>
          <table:table-cell table:style-name="ce3" office:value-type="string" calcext:value-type="string">
            <text:p>A data type for a string that allows one to eight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8" calcext:value-type="float">
            <text:p>8</text:p>
          </table:table-cell>
          <table:table-cell table:style-name="ce12"/>
          <table:table-cell table:style-name="ce7" office:value-type="string" calcext:value-type="string">
            <text:p>[\-\.,\(\)\?A-Z0-9]{1,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ne To Eight Characters Simple Type</text:p>
          </table:table-cell>
          <table:table-cell table:style-name="ce3"/>
          <table:table-cell table:style-name="ce3" office:value-type="string" calcext:value-type="string">
            <text:p>A data type for a string that allows one to eight alphabetic uppercase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8" calcext:value-type="float">
            <text:p>8</text:p>
          </table:table-cell>
          <table:table-cell table:style-name="ce12"/>
          <table:table-cell table:style-name="ce7" office:value-type="string" calcext:value-type="string">
            <text:p>[A-Z]{1,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To Eight Characters Simple Type</text:p>
          </table:table-cell>
          <table:table-cell table:style-name="ce3"/>
          <table:table-cell table:style-name="ce3" office:value-type="string" calcext:value-type="string">
            <text:p>A data type for a string that allows one to eight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8" calcext:value-type="float">
            <text:p>8</text:p>
          </table:table-cell>
          <table:table-cell table:style-name="ce12"/>
          <table:table-cell table:style-name="ce7" office:value-type="string" calcext:value-type="string">
            <text:p>[A-Z0-9]{1,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Nine Characters Simple Type</text:p>
          </table:table-cell>
          <table:table-cell table:style-name="ce3"/>
          <table:table-cell table:style-name="ce3" office:value-type="string" calcext:value-type="string">
            <text:p>A data type for a string that allows one to nin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9" calcext:value-type="float">
            <text:p>9</text:p>
          </table:table-cell>
          <table:table-cell table:style-name="ce12"/>
          <table:table-cell table:style-name="ce7" office:value-type="string" calcext:value-type="string">
            <text:p>[\-\.,\(\)\?A-Z0-9&amp;#x20;]{1,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Nine Characters Simple Type</text:p>
          </table:table-cell>
          <table:table-cell table:style-name="ce3"/>
          <table:table-cell table:style-name="ce3" office:value-type="string" calcext:value-type="string">
            <text:p>A data type for a string that allows one to nin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9" calcext:value-type="float">
            <text:p>9</text:p>
          </table:table-cell>
          <table:table-cell table:style-name="ce12"/>
          <table:table-cell table:style-name="ce7" office:value-type="string" calcext:value-type="string">
            <text:p>[\-\.,\(\)\?A-Z0-9]{1,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BS Uppercase One To Ten Characters Simple Type</text:p>
          </table:table-cell>
          <table:table-cell table:style-name="ce3"/>
          <table:table-cell table:style-name="ce3" office:value-type="string" calcext:value-type="string">
            <text:p>A data type for a string that allows one to ten alphabetic uppercase, blank, or special characters.</text:p>
          </table:table-cell>
          <table:table-cell table:style-name="ce3" office:value-type="string" calcext:value-type="string">
            <text:p>ABS: Alphabet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table:table-cell table:style-name="ce7" office:value-type="string" calcext:value-type="string">
            <text:p>[\-\.,\(\)\?A-Z&amp;#x20;]{1,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en Characters Simple Type</text:p>
          </table:table-cell>
          <table:table-cell table:style-name="ce3"/>
          <table:table-cell table:style-name="ce3" office:value-type="string" calcext:value-type="string">
            <text:p>A data type for a string that allows one to t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table:table-cell table:style-name="ce7" office:value-type="string" calcext:value-type="string">
            <text:p>[\-\.,\(\)\?A-Z0-9&amp;#x20;]{1,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Ten Characters Simple Type</text:p>
          </table:table-cell>
          <table:table-cell table:style-name="ce3"/>
          <table:table-cell table:style-name="ce3" office:value-type="string" calcext:value-type="string">
            <text:p>A data type for a string that allows one to t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table:table-cell table:style-name="ce7" office:value-type="string" calcext:value-type="string">
            <text:p>[\-\.,\(\)\?A-Z0-9]{1,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Uppercase One To Ten Characters Simple Type</text:p>
          </table:table-cell>
          <table:table-cell table:style-name="ce3"/>
          <table:table-cell table:style-name="ce3" office:value-type="string" calcext:value-type="string">
            <text:p>A data type for a string that allows one to ten alphabetic uppercase,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table:table-cell table:style-name="ce7" office:value-type="string" calcext:value-type="string">
            <text:p>[\-A-Z0-9&amp;#x20;\.,\(\)&amp;amp;\?!@#$%\^\*=_\+\[\]\{\}\\&amp;quot;';&gt;&amp;lt;~`\|]{1,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Ten Characters Simple Type</text:p>
          </table:table-cell>
          <table:table-cell table:style-name="ce3"/>
          <table:table-cell table:style-name="ce3" office:value-type="string" calcext:value-type="string">
            <text:p>A data type for a string that allows one to ten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table:table-cell table:style-name="ce7" office:value-type="string" calcext:value-type="string">
            <text:p>[\-A-Z0-9&amp;#x20;\.,\(\)&amp;amp;\?!@#$%\^\*=_\+\[\]\{\}\\&amp;quot;';&gt;&amp;lt;~`\|a-z]{1,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ne To Ten Characters Simple Type</text:p>
          </table:table-cell>
          <table:table-cell table:style-name="ce3"/>
          <table:table-cell table:style-name="ce3" office:value-type="string" calcext:value-type="string">
            <text:p>A data type for a string that allows one to ten alphabetic uppercase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table:table-cell table:style-name="ce7" office:value-type="string" calcext:value-type="string">
            <text:p>[A-Z]{1,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To Ten Characters Simple Type</text:p>
          </table:table-cell>
          <table:table-cell table:style-name="ce3"/>
          <table:table-cell table:style-name="ce3" office:value-type="string" calcext:value-type="string">
            <text:p>A data type for a string that allows one to ten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table:table-cell table:style-name="ce7" office:value-type="string" calcext:value-type="string">
            <text:p>[A-Z0-9]{1,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Eleven Characters Simple Type</text:p>
          </table:table-cell>
          <table:table-cell table:style-name="ce3"/>
          <table:table-cell table:style-name="ce3" office:value-type="string" calcext:value-type="string">
            <text:p>A data type for a string that allows one to elev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1" calcext:value-type="float">
            <text:p>11</text:p>
          </table:table-cell>
          <table:table-cell table:style-name="ce12"/>
          <table:table-cell table:style-name="ce7" office:value-type="string" calcext:value-type="string">
            <text:p>[\-\.,\(\)\?A-Z0-9&amp;#x20;]{1,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Eleven Characters Simple Type</text:p>
          </table:table-cell>
          <table:table-cell table:style-name="ce3"/>
          <table:table-cell table:style-name="ce3" office:value-type="string" calcext:value-type="string">
            <text:p>A data type for a string that allows one to elev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1" calcext:value-type="float">
            <text:p>11</text:p>
          </table:table-cell>
          <table:table-cell table:style-name="ce12"/>
          <table:table-cell table:style-name="ce7" office:value-type="string" calcext:value-type="string">
            <text:p>[\-\.,\(\)\?A-Z0-9]{1,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office:value-type="string" calcext:value-type="string">
            <text:p>Do not rationalize unique FUD</text:p>
          </table:table-cell>
          <table:table-cell table:style-name="ce3" office:value-type="string" calcext:value-type="string">
            <text:p>Upright Sequence Simple Type</text:p>
          </table:table-cell>
          <table:table-cell table:style-name="ce3"/>
          <table:table-cell table:style-name="ce6" office:value-type="string" calcext:value-type="string">
            <text:p>A data type that provides the code to indicate the sequence and types of upright structures located on vessel weather decks, reported from bow to stern.</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1" calcext:value-type="float">
            <text:p>11</text:p>
          </table:table-cell>
          <table:table-cell table:style-name="ce12"/>
          <table:table-cell table:style-name="ce7" office:value-type="string" calcext:value-type="string">
            <text:p>[CFGKM]{1,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Numeric Special One To Twelve Characters Simple Type</text:p>
          </table:table-cell>
          <table:table-cell table:style-name="ce3"/>
          <table:table-cell table:style-name="ce3" office:value-type="string" calcext:value-type="string">
            <text:p>A data type for a string that allows one to twelve numeric or special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2" calcext:value-type="float">
            <text:p>12</text:p>
          </table:table-cell>
          <table:table-cell table:style-name="ce12"/>
          <table:table-cell table:style-name="ce7" office:value-type="string" calcext:value-type="string">
            <text:p>[\.0-9]{1,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lve Characters Simple Type</text:p>
          </table:table-cell>
          <table:table-cell table:style-name="ce3"/>
          <table:table-cell table:style-name="ce3" office:value-type="string" calcext:value-type="string">
            <text:p>A data type for a string that allows one to twel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2" calcext:value-type="float">
            <text:p>12</text:p>
          </table:table-cell>
          <table:table-cell table:style-name="ce12"/>
          <table:table-cell table:style-name="ce7" office:value-type="string" calcext:value-type="string">
            <text:p>[\-\.,\(\)\?A-Z0-9&amp;#x20;]{1,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Twelve Characters Simple Type</text:p>
          </table:table-cell>
          <table:table-cell table:style-name="ce3"/>
          <table:table-cell table:style-name="ce3" office:value-type="string" calcext:value-type="string">
            <text:p>A data type for a string that allows one to twelv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2" calcext:value-type="float">
            <text:p>12</text:p>
          </table:table-cell>
          <table:table-cell table:style-name="ce12"/>
          <table:table-cell table:style-name="ce7" office:value-type="string" calcext:value-type="string">
            <text:p>[\-\.,\(\)\?A-Z0-9]{1,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Twelve Characters Simple Type</text:p>
          </table:table-cell>
          <table:table-cell table:style-name="ce3"/>
          <table:table-cell table:style-name="ce3" office:value-type="string" calcext:value-type="string">
            <text:p>A data type for a string that allows one to twelve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2" calcext:value-type="float">
            <text:p>12</text:p>
          </table:table-cell>
          <table:table-cell table:style-name="ce12"/>
          <table:table-cell table:style-name="ce7" office:value-type="string" calcext:value-type="string">
            <text:p>[\-A-Z0-9&amp;#x20;\.,\(\)&amp;amp;\?!@#$%\^\*=_\+\[\]\{\}\\&amp;quot;';&gt;&amp;lt;~`\|a-z]{1,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betic Uppercase Blank One To Twelve Characters Simple Type</text:p>
          </table:table-cell>
          <table:table-cell table:style-name="ce3"/>
          <table:table-cell table:style-name="ce3" office:value-type="string" calcext:value-type="string">
            <text:p>A data type for a string that allows one to twelve alphabetic uppercase or blank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2" calcext:value-type="float">
            <text:p>12</text:p>
          </table:table-cell>
          <table:table-cell table:style-name="ce12"/>
          <table:table-cell table:style-name="ce7" office:value-type="string" calcext:value-type="string">
            <text:p>[A-Z&amp;#x20;]{1,12}</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9.</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To Twelve Characters Simple Type</text:p>
          </table:table-cell>
          <table:table-cell table:style-name="ce3"/>
          <table:table-cell table:style-name="ce3" office:value-type="string" calcext:value-type="string">
            <text:p>A data type for a string that allows one to twelve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2" calcext:value-type="float">
            <text:p>12</text:p>
          </table:table-cell>
          <table:table-cell table:style-name="ce12"/>
          <table:table-cell table:style-name="ce7" office:value-type="string" calcext:value-type="string">
            <text:p>[A-Z0-9]{1,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een Characters Simple Type</text:p>
          </table:table-cell>
          <table:table-cell table:style-name="ce3"/>
          <table:table-cell table:style-name="ce3" office:value-type="string" calcext:value-type="string">
            <text:p>A data type for a string that allows one to thir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3" calcext:value-type="float">
            <text:p>13</text:p>
          </table:table-cell>
          <table:table-cell table:style-name="ce12"/>
          <table:table-cell table:style-name="ce7" office:value-type="string" calcext:value-type="string">
            <text:p>[\-\.,\(\)\?A-Z0-9&amp;#x20;]{1,1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Thirteen Characters Simple Type</text:p>
          </table:table-cell>
          <table:table-cell table:style-name="ce3"/>
          <table:table-cell table:style-name="ce3" office:value-type="string" calcext:value-type="string">
            <text:p>A data type for a string that allows one to thirte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3" calcext:value-type="float">
            <text:p>13</text:p>
          </table:table-cell>
          <table:table-cell table:style-name="ce12"/>
          <table:table-cell table:style-name="ce7" office:value-type="string" calcext:value-type="string">
            <text:p>[\-\.,\(\)\?A-Z0-9]{1,1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Uppercase One To Thirteen Characters Simple Type</text:p>
          </table:table-cell>
          <table:table-cell table:style-name="ce3"/>
          <table:table-cell table:style-name="ce3" office:value-type="string" calcext:value-type="string">
            <text:p>A data type for a string that allows one to thirteen alphabetic uppercase, numeric, blank, special or extended special characters. </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3" calcext:value-type="float">
            <text:p>13</text:p>
          </table:table-cell>
          <table:table-cell table:style-name="ce12"/>
          <table:table-cell table:style-name="ce7" office:value-type="string" calcext:value-type="string">
            <text:p>[\-A-Z0-9&amp;#x20;\.,\(\)\?!@#$%\^&amp;amp;\*=_\+\[\]\{\}\\&amp;quot;';&gt;&amp;lt;~`\|]{1,1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Fourteen Characters Simple Type</text:p>
          </table:table-cell>
          <table:table-cell table:style-name="ce3"/>
          <table:table-cell table:style-name="ce3" office:value-type="string" calcext:value-type="string">
            <text:p>A data type for a string that allows one to fourte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2"/>
          <table:table-cell table:style-name="ce7" office:value-type="string" calcext:value-type="string">
            <text:p>[\-,A-Z0-9]{1,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ourteen Characters Simple Type</text:p>
          </table:table-cell>
          <table:table-cell table:style-name="ce3"/>
          <table:table-cell table:style-name="ce3" office:value-type="string" calcext:value-type="string">
            <text:p>A data type for a string that allows one to four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2"/>
          <table:table-cell table:style-name="ce7" office:value-type="string" calcext:value-type="string">
            <text:p>[\-\.,\(\)\?A-Z0-9&amp;#x20;]{1,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Fourteen Characters Simple Type</text:p>
          </table:table-cell>
          <table:table-cell table:style-name="ce3"/>
          <table:table-cell table:style-name="ce3" office:value-type="string" calcext:value-type="string">
            <text:p>A data type for a string that allows one to fourte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2"/>
          <table:table-cell table:style-name="ce7" office:value-type="string" calcext:value-type="string">
            <text:p>[\-\.,\(\)\?A-Z0-9]{1,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Fourteen Characters Simple Type</text:p>
          </table:table-cell>
          <table:table-cell table:style-name="ce3"/>
          <table:table-cell table:style-name="ce3" office:value-type="string" calcext:value-type="string">
            <text:p>A data type for a string that allows one to fourteen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2"/>
          <table:table-cell table:style-name="ce7" office:value-type="string" calcext:value-type="string">
            <text:p>[\-A-Z0-9&amp;#x20;\.,\(\)&amp;amp;\?!@#$%\^\*=_\+\[\]\{\}\\&amp;quot;';&gt;&amp;lt;~`\|a-z]{1,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One To Fourteen Characters Simple Type</text:p>
          </table:table-cell>
          <table:table-cell table:style-name="ce3"/>
          <table:table-cell table:style-name="ce3" office:value-type="string" calcext:value-type="string">
            <text:p>A data type for a string that allows one to fourteen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2"/>
          <table:table-cell table:style-name="ce7" office:value-type="string" calcext:value-type="string">
            <text:p>[A-Z0-9&amp;#x20;]{1,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To Fourteen Characters Simple Type</text:p>
          </table:table-cell>
          <table:table-cell table:style-name="ce3"/>
          <table:table-cell table:style-name="ce3" office:value-type="string" calcext:value-type="string">
            <text:p>A data type for a string that allows one to fourteen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2"/>
          <table:table-cell table:style-name="ce7" office:value-type="string" calcext:value-type="string">
            <text:p>[A-Z0-9]{1,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ifteen Characters Simple Type</text:p>
          </table:table-cell>
          <table:table-cell table:style-name="ce3"/>
          <table:table-cell table:style-name="ce3" office:value-type="string" calcext:value-type="string">
            <text:p>A data type for a string that allows one to fif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2"/>
          <table:table-cell table:style-name="ce7" office:value-type="string" calcext:value-type="string">
            <text:p>[\-\.,\(\)\?A-Z0-9&amp;#x20;]{1,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Fifteen Characters Simple Type</text:p>
          </table:table-cell>
          <table:table-cell table:style-name="ce3"/>
          <table:table-cell table:style-name="ce3" office:value-type="string" calcext:value-type="string">
            <text:p>A data type for a string that allows one to fifte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2"/>
          <table:table-cell table:style-name="ce7" office:value-type="string" calcext:value-type="string">
            <text:p>[\-\.,\(\)\?A-Z0-9]{1,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Fifteen Characters Simple Type</text:p>
          </table:table-cell>
          <table:table-cell table:style-name="ce3"/>
          <table:table-cell table:style-name="ce3" office:value-type="string" calcext:value-type="string">
            <text:p>A data type for a string that allows one to fifteen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2"/>
          <table:table-cell table:style-name="ce7" office:value-type="string" calcext:value-type="string">
            <text:p>[\-A-Z0-9&amp;#x20;\.,\(\)&amp;amp;\?!@#$%\^\*=_\+\[\]\{\}\\&amp;quot;';&gt;&amp;lt;~`\|a-z]{1,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ifteen Characters Simple Type</text:p>
          </table:table-cell>
          <table:table-cell table:style-name="ce3"/>
          <table:table-cell table:style-name="ce3" office:value-type="string" calcext:value-type="string">
            <text:p>A data type for a string that allows one to fifteen alphabetic uppercase, numeric, blank, or special characters.</text:p>
          </table:table-cell>
          <table:table-cell table:style-name="ce3" office:value-type="string" calcext:value-type="string">
            <text:p>ANBS: Alphanumeric, Blank, Special, </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2"/>
          <table:table-cell table:style-name="ce7" office:value-type="string" calcext:value-type="string">
            <text:p>[\-A-Z0-9&amp;#x20;]{1,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One To Fifteen Characters Simple Type</text:p>
          </table:table-cell>
          <table:table-cell table:style-name="ce3"/>
          <table:table-cell table:style-name="ce3" office:value-type="string" calcext:value-type="string">
            <text:p>A data type for a string that allows one to fifteen alphabetic uppercase or blank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2"/>
          <table:table-cell table:style-name="ce7" office:value-type="string" calcext:value-type="string">
            <text:p>[A-Z&amp;#x20;]{1,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style-name="ce26" table:number-columns-repeated="1009"/>
        </table:table-row>
        <table:table-row table:style-name="ro3">
          <table:table-cell table:style-name="ce3"/>
          <table:table-cell table:style-name="ce3" office:value-type="string" calcext:value-type="string">
            <text:p>String Alphabetic Uppercase One To Fifteen Characters Simple Type</text:p>
          </table:table-cell>
          <table:table-cell table:style-name="ce3"/>
          <table:table-cell table:style-name="ce3" office:value-type="string" calcext:value-type="string">
            <text:p>A data type for a string that allows one to fifteen alphabetic uppercase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2"/>
          <table:table-cell table:style-name="ce7" office:value-type="string" calcext:value-type="string">
            <text:p>[A-Z]{1,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One To Fifteen Characters Simple Type</text:p>
          </table:table-cell>
          <table:table-cell table:style-name="ce3"/>
          <table:table-cell table:style-name="ce3" office:value-type="string" calcext:value-type="string">
            <text:p>A data type for a string that allows one to fifteen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2"/>
          <table:table-cell table:style-name="ce7" office:value-type="string" calcext:value-type="string">
            <text:p>[A-Z0-9&amp;#x20;]{1,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To Fifteen Characters Simple Type</text:p>
          </table:table-cell>
          <table:table-cell table:style-name="ce3"/>
          <table:table-cell table:style-name="ce3" office:value-type="string" calcext:value-type="string">
            <text:p>A data type for a string that allows one to fifteen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2"/>
          <table:table-cell table:style-name="ce7" office:value-type="string" calcext:value-type="string">
            <text:p>[A-Z0-9]{1,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ixteen Characters Simple Type</text:p>
          </table:table-cell>
          <table:table-cell table:style-name="ce3"/>
          <table:table-cell table:style-name="ce3" office:value-type="string" calcext:value-type="string">
            <text:p>A data type for a string that allows one to six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6" calcext:value-type="float">
            <text:p>16</text:p>
          </table:table-cell>
          <table:table-cell table:style-name="ce12"/>
          <table:table-cell table:style-name="ce7" office:value-type="string" calcext:value-type="string">
            <text:p>[\-\.,\(\)\?A-Z0-9&amp;#x20;]{1,1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BS Uppercase One To Seventeen Characters Simple Type</text:p>
          </table:table-cell>
          <table:table-cell table:style-name="ce3"/>
          <table:table-cell table:style-name="ce3" office:value-type="string" calcext:value-type="string">
            <text:p>A data type for a string that allows one to seventeen alphabetic uppercase, blank, or special characters.</text:p>
          </table:table-cell>
          <table:table-cell table:style-name="ce3" office:value-type="string" calcext:value-type="string">
            <text:p>ABS: Alphabet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7" calcext:value-type="float">
            <text:p>17</text:p>
          </table:table-cell>
          <table:table-cell table:style-name="ce12"/>
          <table:table-cell table:style-name="ce7" office:value-type="string" calcext:value-type="string">
            <text:p>[\-\.,\(\)\?A-Z&amp;#x20;]{1,1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eventeen Characters Simple Type</text:p>
          </table:table-cell>
          <table:table-cell table:style-name="ce3"/>
          <table:table-cell table:style-name="ce3" office:value-type="string" calcext:value-type="string">
            <text:p>A data type for a string that allows one to seven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7" calcext:value-type="float">
            <text:p>17</text:p>
          </table:table-cell>
          <table:table-cell table:style-name="ce12"/>
          <table:table-cell table:style-name="ce7" office:value-type="string" calcext:value-type="string">
            <text:p>[\-\.,\(\)\?A-Z0-9&amp;#x20;]{1,1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Eighteen Characters Simple Type</text:p>
          </table:table-cell>
          <table:table-cell table:style-name="ce3"/>
          <table:table-cell table:style-name="ce3" office:value-type="string" calcext:value-type="string">
            <text:p>A data type for a string that allows one to eigh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8" calcext:value-type="float">
            <text:p>18</text:p>
          </table:table-cell>
          <table:table-cell table:style-name="ce12"/>
          <table:table-cell table:style-name="ce7" office:value-type="string" calcext:value-type="string">
            <text:p>[\-\.,\(\)\?A-Z0-9&amp;#x20;]{1,1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One To Eighteen Characters Simple Type</text:p>
          </table:table-cell>
          <table:table-cell table:style-name="ce3"/>
          <table:table-cell table:style-name="ce3" office:value-type="string" calcext:value-type="string">
            <text:p>A data type for a string that allows one to eighte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8" calcext:value-type="float">
            <text:p>18</text:p>
          </table:table-cell>
          <table:table-cell table:style-name="ce12"/>
          <table:table-cell table:style-name="ce7" office:value-type="string" calcext:value-type="string">
            <text:p>[\-\.,\(\)\?A-Z0-9]{1,1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One To Eighteen Characters Simple Type</text:p>
          </table:table-cell>
          <table:table-cell table:style-name="ce3"/>
          <table:table-cell table:style-name="ce3" office:value-type="string" calcext:value-type="string">
            <text:p>A data type for a string that allows one to eighteen alphabetic uppercase or blank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8" calcext:value-type="float">
            <text:p>18</text:p>
          </table:table-cell>
          <table:table-cell table:style-name="ce12"/>
          <table:table-cell table:style-name="ce7" office:value-type="string" calcext:value-type="string">
            <text:p>[A-Z&amp;#x20;]{1,1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Nineteen Characters Simple Type</text:p>
          </table:table-cell>
          <table:table-cell table:style-name="ce3"/>
          <table:table-cell table:style-name="ce3" office:value-type="string" calcext:value-type="string">
            <text:p>A data type for a string that allows one to nine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9" calcext:value-type="float">
            <text:p>19</text:p>
          </table:table-cell>
          <table:table-cell table:style-name="ce12"/>
          <table:table-cell table:style-name="ce7" office:value-type="string" calcext:value-type="string">
            <text:p>[\-\.,\(\)\?A-Z0-9&amp;#x20;]{1,1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One To Nineteen Characters Simple Type</text:p>
          </table:table-cell>
          <table:table-cell table:style-name="ce3"/>
          <table:table-cell table:style-name="ce3" office:value-type="string" calcext:value-type="string">
            <text:p>A data type for a string that allows one to nineteen alphabetic uppercase or blank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19" calcext:value-type="float">
            <text:p>19</text:p>
          </table:table-cell>
          <table:table-cell table:style-name="ce12"/>
          <table:table-cell table:style-name="ce7" office:value-type="string" calcext:value-type="string">
            <text:p>[A-Z&amp;#x20;]{1,1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Uppercase One To Twenty Characters Simple Type</text:p>
          </table:table-cell>
          <table:table-cell table:style-name="ce3"/>
          <table:table-cell table:style-name="ce3" office:value-type="string" calcext:value-type="string">
            <text:p>A data type for a string that allows one to twenty alphabetic uppercase,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0" calcext:value-type="float">
            <text:p>20</text:p>
          </table:table-cell>
          <table:table-cell table:style-name="ce12"/>
          <table:table-cell table:style-name="ce7" office:value-type="string" calcext:value-type="string">
            <text:p>[\-;\.,\(\)\?A-Z0-9&amp;#x20;]{1,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BS Uppercase One To Twenty Characters Simple Type</text:p>
          </table:table-cell>
          <table:table-cell table:style-name="ce3"/>
          <table:table-cell table:style-name="ce3" office:value-type="string" calcext:value-type="string">
            <text:p>A data type for a string that allows one to twenty alphabetic uppercase, blank, <text:s/>or special characters.</text:p>
          </table:table-cell>
          <table:table-cell table:style-name="ce3" office:value-type="string" calcext:value-type="string">
            <text:p>ABS: Alphabet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0" calcext:value-type="float">
            <text:p>20</text:p>
          </table:table-cell>
          <table:table-cell table:style-name="ce12"/>
          <table:table-cell table:style-name="ce7" office:value-type="string" calcext:value-type="string">
            <text:p>[\-\.,\(\)\?A-Z&amp;#x20;]{1,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Characters Simple Type</text:p>
          </table:table-cell>
          <table:table-cell table:style-name="ce3"/>
          <table:table-cell table:style-name="ce3" office:value-type="string" calcext:value-type="string">
            <text:p>A data type for a string that allows one to twen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0" calcext:value-type="float">
            <text:p>20</text:p>
          </table:table-cell>
          <table:table-cell table:style-name="ce12"/>
          <table:table-cell table:style-name="ce7" office:value-type="string" calcext:value-type="string">
            <text:p>[\-\.,\(\)\?A-Z0-9&amp;#x20;]{1,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Twenty Characters Simple Type</text:p>
          </table:table-cell>
          <table:table-cell table:style-name="ce3"/>
          <table:table-cell table:style-name="ce3" office:value-type="string" calcext:value-type="string">
            <text:p>A data type for a string that allows one to twenty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0" calcext:value-type="float">
            <text:p>20</text:p>
          </table:table-cell>
          <table:table-cell table:style-name="ce12"/>
          <table:table-cell table:style-name="ce7" office:value-type="string" calcext:value-type="string">
            <text:p>[\-A-Z0-9&amp;#x20;\.,\(\)&amp;amp;\?!@#$%\^\*=_\+\[\]\{\}\\&amp;quot;';&gt;&amp;lt;~`\|a-z]{1,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Characters Simple Type</text:p>
          </table:table-cell>
          <table:table-cell table:style-name="ce3"/>
          <table:table-cell table:style-name="ce3" office:value-type="string" calcext:value-type="string">
            <text:p>A data type for a string that allows one to twenty alphabetic uppercase, numeric, blank, or special characters.</text:p>
          </table:table-cell>
          <table:table-cell table:style-name="ce3" office:value-type="string" calcext:value-type="string">
            <text:p>ANBS: Alphanumeric, Blank, Special, </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0" calcext:value-type="float">
            <text:p>20</text:p>
          </table:table-cell>
          <table:table-cell table:style-name="ce12"/>
          <table:table-cell table:style-name="ce7" office:value-type="string" calcext:value-type="string">
            <text:p>[\-A-Z0-9&amp;#x20;]{1,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One To Twenty Characters Simple Type</text:p>
          </table:table-cell>
          <table:table-cell table:style-name="ce3"/>
          <table:table-cell table:style-name="ce3" office:value-type="string" calcext:value-type="string">
            <text:p>A data type for a string that allows one to twenty alphabetic, numeric or special character.</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0" calcext:value-type="float">
            <text:p>20</text:p>
          </table:table-cell>
          <table:table-cell table:style-name="ce12"/>
          <table:table-cell table:style-name="ce7" office:value-type="string" calcext:value-type="string">
            <text:p>[\-A-Za-z0-9]{1,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ne To Twenty Characters Simple Type</text:p>
          </table:table-cell>
          <table:table-cell table:style-name="ce3"/>
          <table:table-cell table:style-name="ce3" office:value-type="string" calcext:value-type="string">
            <text:p>A data type for a string that allows one to twenty alphabetic uppercase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0" calcext:value-type="float">
            <text:p>20</text:p>
          </table:table-cell>
          <table:table-cell table:style-name="ce12"/>
          <table:table-cell table:style-name="ce7" office:value-type="string" calcext:value-type="string">
            <text:p>[A-Z]{1,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One Characters Simple Type</text:p>
          </table:table-cell>
          <table:table-cell table:style-name="ce3"/>
          <table:table-cell table:style-name="ce3" office:value-type="string" calcext:value-type="string">
            <text:p>A data type for a string that allows one to twenty one <text:s/>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1" calcext:value-type="float">
            <text:p>21</text:p>
          </table:table-cell>
          <table:table-cell table:style-name="ce12"/>
          <table:table-cell table:style-name="ce7" office:value-type="string" calcext:value-type="string">
            <text:p>[\-\.,\(\)\?A-Z0-9&amp;#x20;]{1,2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office:value-type="string" calcext:value-type="string">
            <text:p>Do not rationalize unique FUD</text:p>
          </table:table-cell>
          <table:table-cell table:style-name="ce3" office:value-type="string" calcext:value-type="string">
            <text:p>Data Link Layer Address DLAD Simple Type</text:p>
          </table:table-cell>
          <table:table-cell table:style-name="ce3"/>
          <table:table-cell table:style-name="ce6" office:value-type="string" calcext:value-type="string">
            <text:p>A data type that provides the local data link layer address octet.</text:p>
          </table:table-cell>
          <table:table-cell table:style-name="ce3" office:value-type="string" calcext:value-type="string">
            <text:p>LDAD: Data Link Layer Address</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1" calcext:value-type="float">
            <text:p>21</text:p>
          </table:table-cell>
          <table:table-cell table:style-name="ce12"/>
          <table:table-cell table:style-name="ce7" office:value-type="string" calcext:value-type="string">
            <text:p>[\-\.0-9A-F]{1,2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Two Characters Simple Type</text:p>
          </table:table-cell>
          <table:table-cell table:style-name="ce3"/>
          <table:table-cell table:style-name="ce3" office:value-type="string" calcext:value-type="string">
            <text:p>A data type for a string that allows one to twenty two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2" calcext:value-type="float">
            <text:p>22</text:p>
          </table:table-cell>
          <table:table-cell table:style-name="ce12"/>
          <table:table-cell table:style-name="ce7" office:value-type="string" calcext:value-type="string">
            <text:p>[\-\.,\(\)\?A-Z0-9&amp;#x20;]{1,2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Harmonic Simple Type</text:p>
          </table:table-cell>
          <table:table-cell table:style-name="ce3"/>
          <table:table-cell table:style-name="ce3" office:value-type="string" calcext:value-type="string">
            <text:p>A data type that provides a whole multiple of a fundamental frequency. Represented as a 1 to 3 digit harmonic combination separated by a hyphen and listed in descending order of predominance (e.g., 1-2-3, 12-3, 123-4-5) .</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2" calcext:value-type="float">
            <text:p>22</text:p>
          </table:table-cell>
          <table:table-cell table:style-name="ce12"/>
          <table:table-cell table:style-name="ce7" office:value-type="string" calcext:value-type="string">
            <text:p>[\-0-9]{1,2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Three Characters Simple Type</text:p>
          </table:table-cell>
          <table:table-cell table:style-name="ce3"/>
          <table:table-cell table:style-name="ce3" office:value-type="string" calcext:value-type="string">
            <text:p>A data type for a string that allows one to twenty thre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3" calcext:value-type="float">
            <text:p>23</text:p>
          </table:table-cell>
          <table:table-cell table:style-name="ce12"/>
          <table:table-cell table:style-name="ce7" office:value-type="string" calcext:value-type="string">
            <text:p>[\-\.,\(\)\?A-Z0-9&amp;#x20;]{1,2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Four Characters Simple Type</text:p>
          </table:table-cell>
          <table:table-cell table:style-name="ce3"/>
          <table:table-cell table:style-name="ce3" office:value-type="string" calcext:value-type="string">
            <text:p>A data type for a string that allows one to twenty four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4" calcext:value-type="float">
            <text:p>24</text:p>
          </table:table-cell>
          <table:table-cell table:style-name="ce12"/>
          <table:table-cell table:style-name="ce7" office:value-type="string" calcext:value-type="string">
            <text:p>[\-\.,\(\)\?A-Z0-9&amp;#x20;]{1,2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One To Twenty Four Characters Simple Type</text:p>
          </table:table-cell>
          <table:table-cell table:style-name="ce3"/>
          <table:table-cell table:style-name="ce3" office:value-type="string" calcext:value-type="string">
            <text:p>A data type for a string that allows one to twenty four alphabetic uppercase or blank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4" calcext:value-type="float">
            <text:p>24</text:p>
          </table:table-cell>
          <table:table-cell table:style-name="ce12"/>
          <table:table-cell table:style-name="ce7" office:value-type="string" calcext:value-type="string">
            <text:p>[A-Z&amp;#x20;]{1,2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One To Twenty Four Characters Simple Type</text:p>
          </table:table-cell>
          <table:table-cell table:style-name="ce3"/>
          <table:table-cell table:style-name="ce3" office:value-type="string" calcext:value-type="string">
            <text:p>A data type for a string that allows one to twenty four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4" calcext:value-type="float">
            <text:p>24</text:p>
          </table:table-cell>
          <table:table-cell table:style-name="ce12"/>
          <table:table-cell table:style-name="ce7" office:value-type="string" calcext:value-type="string">
            <text:p>[A-Z0-9&amp;#x20;]{1,2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To Twenty Four Characters Simple Type</text:p>
          </table:table-cell>
          <table:table-cell table:style-name="ce3"/>
          <table:table-cell table:style-name="ce3" office:value-type="string" calcext:value-type="string">
            <text:p>A data type for a string that allows one to twenty four alphabetic uppercase or numeric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4" calcext:value-type="float">
            <text:p>24</text:p>
          </table:table-cell>
          <table:table-cell table:style-name="ce12"/>
          <table:table-cell table:style-name="ce7" office:value-type="string" calcext:value-type="string">
            <text:p>[A-Z0-9]{1,2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BS Uppercase One To Twenty Five Characters Simple Type</text:p>
          </table:table-cell>
          <table:table-cell table:style-name="ce3"/>
          <table:table-cell table:style-name="ce3" office:value-type="string" calcext:value-type="string">
            <text:p>A data type for a string that allows one to twenty five alphabetic uppercase, blank, or special characters.</text:p>
          </table:table-cell>
          <table:table-cell table:style-name="ce3" office:value-type="string" calcext:value-type="string">
            <text:p>ABS: Alphabet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5" calcext:value-type="float">
            <text:p>25</text:p>
          </table:table-cell>
          <table:table-cell table:style-name="ce12"/>
          <table:table-cell table:style-name="ce7" office:value-type="string" calcext:value-type="string">
            <text:p>[\-\.,\(\)\?A-Z&amp;#x20;]{1,2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Five Characters Simple Type</text:p>
          </table:table-cell>
          <table:table-cell table:style-name="ce3"/>
          <table:table-cell table:style-name="ce3" office:value-type="string" calcext:value-type="string">
            <text:p>A data type for a string that allows one to twenty fi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5" calcext:value-type="float">
            <text:p>25</text:p>
          </table:table-cell>
          <table:table-cell table:style-name="ce12"/>
          <table:table-cell table:style-name="ce7" office:value-type="string" calcext:value-type="string">
            <text:p>[\-\.,\(\)\?A-Z0-9&amp;#x20;]{1,2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Six Characters Simple Type</text:p>
          </table:table-cell>
          <table:table-cell table:style-name="ce3"/>
          <table:table-cell table:style-name="ce3" office:value-type="string" calcext:value-type="string">
            <text:p>A data type for a string that allows one to twenty six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6" calcext:value-type="float">
            <text:p>26</text:p>
          </table:table-cell>
          <table:table-cell table:style-name="ce12"/>
          <table:table-cell table:style-name="ce7" office:value-type="string" calcext:value-type="string">
            <text:p>[\-\.,\(\)\?A-Z0-9&amp;#x20;]{1,2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5">
          <table:table-cell table:style-name="ce3" office:value-type="string" calcext:value-type="string">
            <text:p>Do not rationalize unique FUD</text:p>
          </table:table-cell>
          <table:table-cell table:style-name="ce3" office:value-type="string" calcext:value-type="string">
            <text:p>Seasonal Time Range Simple Type</text:p>
          </table:table-cell>
          <table:table-cell table:style-name="ce3"/>
          <table:table-cell table:style-name="ce3" office:value-type="string" calcext:value-type="string">
            <text:p>A data type that provides the time range of months, numeric, for which the data is valid. As many months as needed from 1 to 12 separated by a comma, e.g., 11,12,1.</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6" calcext:value-type="float">
            <text:p>26</text:p>
          </table:table-cell>
          <table:table-cell table:style-name="ce12"/>
          <table:table-cell table:style-name="ce7" office:value-type="string" calcext:value-type="string">
            <text:p>[0-9,]{1,2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Eight Characters Simple Type</text:p>
          </table:table-cell>
          <table:table-cell table:style-name="ce3"/>
          <table:table-cell table:style-name="ce3" office:value-type="string" calcext:value-type="string">
            <text:p>A data type for a string that allows one to twenty eight on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8" calcext:value-type="float">
            <text:p>28</text:p>
          </table:table-cell>
          <table:table-cell table:style-name="ce12"/>
          <table:table-cell table:style-name="ce7" office:value-type="string" calcext:value-type="string">
            <text:p>[\-\.,\(\)\?A-Z0-9&amp;#x20;]{1,2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wenty Nine Characters Simple Type</text:p>
          </table:table-cell>
          <table:table-cell table:style-name="ce3"/>
          <table:table-cell table:style-name="ce3" office:value-type="string" calcext:value-type="string">
            <text:p>A data type for a string that allows one to twenty nin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29" calcext:value-type="float">
            <text:p>29</text:p>
          </table:table-cell>
          <table:table-cell table:style-name="ce12"/>
          <table:table-cell table:style-name="ce7" office:value-type="string" calcext:value-type="string">
            <text:p>[\-\.,\(\)\?A-Z0-9&amp;#x20;]{1,2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Characters Simple Type</text:p>
          </table:table-cell>
          <table:table-cell table:style-name="ce3"/>
          <table:table-cell table:style-name="ce3" office:value-type="string" calcext:value-type="string">
            <text:p>A data type for a string that allows one to thirty <text:s/>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0" calcext:value-type="float">
            <text:p>30</text:p>
          </table:table-cell>
          <table:table-cell table:style-name="ce12"/>
          <table:table-cell table:style-name="ce7" office:value-type="string" calcext:value-type="string">
            <text:p>[-\.,\(\)\?A-Z0-9&amp;#x20;]{1,3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Uppercase One To Thirty Characters Simple Type</text:p>
          </table:table-cell>
          <table:table-cell table:style-name="ce3"/>
          <table:table-cell table:style-name="ce3" office:value-type="string" calcext:value-type="string">
            <text:p>A data type for a string that allows one to thirty alphabetic uppercase,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0" calcext:value-type="float">
            <text:p>30</text:p>
          </table:table-cell>
          <table:table-cell table:style-name="ce12"/>
          <table:table-cell table:style-name="ce7" office:value-type="string" calcext:value-type="string">
            <text:p>[\-;\.,\(\)\?A-Z0-9&amp;#x20;]{1,3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Characters Simple Type</text:p>
          </table:table-cell>
          <table:table-cell table:style-name="ce3"/>
          <table:table-cell table:style-name="ce3" office:value-type="string" calcext:value-type="string">
            <text:p>A data type for a string that allows one to thir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0" calcext:value-type="float">
            <text:p>30</text:p>
          </table:table-cell>
          <table:table-cell table:style-name="ce12"/>
          <table:table-cell table:style-name="ce7" office:value-type="string" calcext:value-type="string">
            <text:p>[\-\.,\(\)\?A-Z0-9&amp;#x20;]{1,3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Eight Characters Simple Type</text:p>
          </table:table-cell>
          <table:table-cell table:style-name="ce3"/>
          <table:table-cell table:style-name="ce3" office:value-type="string" calcext:value-type="string">
            <text:p>A data type for a string that allows one to thirty eight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4" office:value-type="string" calcext:value-type="string">
            <text:p><text:span text:style-name="T1">30 </text:span><text:span text:style-name="T2">38</text:span></text:p>
          </table:table-cell>
          <table:table-cell table:style-name="ce12"/>
          <table:table-cell table:style-name="ce7" office:value-type="string" calcext:value-type="string">
            <text:p>[\-\.,\(\)\?A-Z0-9&amp;#x20;]{1,3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Uppercase One To Thirty Characters Simple Type</text:p>
          </table:table-cell>
          <table:table-cell table:style-name="ce3"/>
          <table:table-cell table:style-name="ce3" office:value-type="string" calcext:value-type="string">
            <text:p>A data type for a string that allows one to thirty alphabetic uppercase,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0" calcext:value-type="float">
            <text:p>30</text:p>
          </table:table-cell>
          <table:table-cell table:style-name="ce12"/>
          <table:table-cell table:style-name="ce7" office:value-type="string" calcext:value-type="string">
            <text:p>[\-A-Z0-9&amp;#x20;\.,\(\)&amp;amp;\?!@#$%\^\*=_\+\[\]\{\}\\&amp;quot;';&gt;&amp;lt;~`\|]{1,3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Thirty Characters Simple Type</text:p>
          </table:table-cell>
          <table:table-cell table:style-name="ce3"/>
          <table:table-cell table:style-name="ce3" office:value-type="string" calcext:value-type="string">
            <text:p>A data type for a string that allows one to thirty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0" calcext:value-type="float">
            <text:p>30</text:p>
          </table:table-cell>
          <table:table-cell table:style-name="ce12"/>
          <table:table-cell table:style-name="ce7" office:value-type="string" calcext:value-type="string">
            <text:p>[A-Z0-9&amp;#x20;\.,\(\)&amp;amp;\?\-!@#$%\^\*=_\+\[\]\{\}\\&amp;quot;';&gt;&amp;lt;~`\|a-z]{1,3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One To Thirty Characters Simple Type</text:p>
          </table:table-cell>
          <table:table-cell table:style-name="ce3"/>
          <table:table-cell table:style-name="ce3" office:value-type="string" calcext:value-type="string">
            <text:p>A data type for a string that allows one to thirty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0" calcext:value-type="float">
            <text:p>30</text:p>
          </table:table-cell>
          <table:table-cell table:style-name="ce12"/>
          <table:table-cell table:style-name="ce7" office:value-type="string" calcext:value-type="string">
            <text:p>[A-Z0-9&amp;#x20;]{1,3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BS Uppercase One To Thirty One Characters Simple Type</text:p>
          </table:table-cell>
          <table:table-cell table:style-name="ce3"/>
          <table:table-cell table:style-name="ce3" office:value-type="string" calcext:value-type="string">
            <text:p>A data type for a string that allows one to thirty one alphabetic uppercase, blank, or special characters.</text:p>
          </table:table-cell>
          <table:table-cell table:style-name="ce3" office:value-type="string" calcext:value-type="string">
            <text:p>ABS: Alphabet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1" calcext:value-type="float">
            <text:p>31</text:p>
          </table:table-cell>
          <table:table-cell table:style-name="ce12"/>
          <table:table-cell table:style-name="ce7" office:value-type="string" calcext:value-type="string">
            <text:p>[\-\.,\(\)\?A-Z&amp;#x20;]{1,3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Two Characters Simple Type</text:p>
          </table:table-cell>
          <table:table-cell table:style-name="ce3"/>
          <table:table-cell table:style-name="ce3" office:value-type="string" calcext:value-type="string">
            <text:p>A data type for a string that allows one to thirty two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2" calcext:value-type="float">
            <text:p>32</text:p>
          </table:table-cell>
          <table:table-cell table:style-name="ce12"/>
          <table:table-cell table:style-name="ce7" office:value-type="string" calcext:value-type="string">
            <text:p>[\-\.,\(\)\?A-Z0-9&amp;#x20;]{1,3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Blank Hyphen Uppercase One To Thirty Two Characters Simple Type</text:p>
          </table:table-cell>
          <table:table-cell table:style-name="ce3"/>
          <table:table-cell table:style-name="ce3" office:value-type="string" calcext:value-type="string">
            <text:p>A data type for a string that allows one to thirty two alphabetic uppercase, blank, or hyphen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2" calcext:value-type="float">
            <text:p>32</text:p>
          </table:table-cell>
          <table:table-cell table:style-name="ce12"/>
          <table:table-cell table:style-name="ce7" office:value-type="string" calcext:value-type="string">
            <text:p>[\-A-Z&amp;#x20;]{1,3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Two Characters Simple Type</text:p>
          </table:table-cell>
          <table:table-cell table:style-name="ce3"/>
          <table:table-cell table:style-name="ce3" office:value-type="string" calcext:value-type="string">
            <text:p>A data type for a string that allows one to thirty two alphabetic uppercase, numeric, blank, or special characters.</text:p>
          </table:table-cell>
          <table:table-cell table:style-name="ce3" office:value-type="string" calcext:value-type="string">
            <text:p>ANBS: Alphanumeric, Blank, Special, </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2" calcext:value-type="float">
            <text:p>32</text:p>
          </table:table-cell>
          <table:table-cell table:style-name="ce12"/>
          <table:table-cell table:style-name="ce7" office:value-type="string" calcext:value-type="string">
            <text:p>[\-A-Z0-9&amp;#x20;]{1,3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Three Characters Simple Type</text:p>
          </table:table-cell>
          <table:table-cell table:style-name="ce3"/>
          <table:table-cell table:style-name="ce3" office:value-type="string" calcext:value-type="string">
            <text:p>A data type for a string that allows one to thirty thre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3" calcext:value-type="float">
            <text:p>33</text:p>
          </table:table-cell>
          <table:table-cell table:style-name="ce12"/>
          <table:table-cell table:style-name="ce7" office:value-type="string" calcext:value-type="string">
            <text:p>[\-\.,\(\)\?A-Z0-9&amp;#x20;]{1,3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Four Characters Simple Type</text:p>
          </table:table-cell>
          <table:table-cell table:style-name="ce3"/>
          <table:table-cell table:style-name="ce3" office:value-type="string" calcext:value-type="string">
            <text:p>A data type for a string that allows one to thirty four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4" calcext:value-type="float">
            <text:p>34</text:p>
          </table:table-cell>
          <table:table-cell table:style-name="ce12"/>
          <table:table-cell table:style-name="ce7" office:value-type="string" calcext:value-type="string">
            <text:p>[\-\.,\(\)\?A-Z0-9&amp;#x20;]{1,3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BS Uppercase One To Thirty Five Characters Simple Type</text:p>
          </table:table-cell>
          <table:table-cell table:style-name="ce3"/>
          <table:table-cell table:style-name="ce3" office:value-type="string" calcext:value-type="string">
            <text:p>A data type for a string that allows one to thirty five alphabetic uppercase, blank, or special characters.</text:p>
          </table:table-cell>
          <table:table-cell table:style-name="ce3" office:value-type="string" calcext:value-type="string">
            <text:p>ABS: Alphabet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5" calcext:value-type="float">
            <text:p>35</text:p>
          </table:table-cell>
          <table:table-cell table:style-name="ce12"/>
          <table:table-cell table:style-name="ce7" office:value-type="string" calcext:value-type="string">
            <text:p>[\-\.,\(\)\?A-Z&amp;#x20;]{1,3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Five Characters Simple Type</text:p>
          </table:table-cell>
          <table:table-cell table:style-name="ce3"/>
          <table:table-cell table:style-name="ce3" office:value-type="string" calcext:value-type="string">
            <text:p>A data type for a string that allows one to thirty fi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5" calcext:value-type="float">
            <text:p>35</text:p>
          </table:table-cell>
          <table:table-cell table:style-name="ce12"/>
          <table:table-cell table:style-name="ce7" office:value-type="string" calcext:value-type="string">
            <text:p>[\-\.,\(\)\?A-Z0-9&amp;#x20;]{1,3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Thirty Five Characters Simple Type</text:p>
          </table:table-cell>
          <table:table-cell table:style-name="ce3"/>
          <table:table-cell table:style-name="ce3" office:value-type="string" calcext:value-type="string">
            <text:p>A data type for a string that allows one to thirty five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5" calcext:value-type="float">
            <text:p>35</text:p>
          </table:table-cell>
          <table:table-cell table:style-name="ce12"/>
          <table:table-cell table:style-name="ce7" office:value-type="string" calcext:value-type="string">
            <text:p>[\-A-Z0-9&amp;#x20;\.,\(\)&amp;amp;\?!@#$%\^\*=_\+\[\]\{\}\\&amp;quot;';&gt;&amp;lt;~`\|a-z]{1,3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Six Characters Simple Type</text:p>
          </table:table-cell>
          <table:table-cell table:style-name="ce3"/>
          <table:table-cell table:style-name="ce3" office:value-type="string" calcext:value-type="string">
            <text:p>A data type for a string that allows one to thirty six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6" calcext:value-type="float">
            <text:p>36</text:p>
          </table:table-cell>
          <table:table-cell table:style-name="ce12"/>
          <table:table-cell table:style-name="ce7" office:value-type="string" calcext:value-type="string">
            <text:p>[\-\.,\(\)\?A-Z0-9&amp;#x20;]{1,3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Seven Characters Simple Type</text:p>
          </table:table-cell>
          <table:table-cell table:style-name="ce3"/>
          <table:table-cell table:style-name="ce3" office:value-type="string" calcext:value-type="string">
            <text:p>A data type for a string that allows one to thirty sev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7" calcext:value-type="float">
            <text:p>37</text:p>
          </table:table-cell>
          <table:table-cell table:style-name="ce12"/>
          <table:table-cell table:style-name="ce7" office:value-type="string" calcext:value-type="string">
            <text:p>[\-\.,\(\)\?A-Z0-9&amp;#x20;]{1,3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Thirty Eight Characters Simple Type</text:p>
          </table:table-cell>
          <table:table-cell table:style-name="ce3"/>
          <table:table-cell table:style-name="ce3" office:value-type="string" calcext:value-type="string">
            <text:p>A data type for a string that allows one to thirty eight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8" calcext:value-type="float">
            <text:p>38</text:p>
          </table:table-cell>
          <table:table-cell table:style-name="ce12"/>
          <table:table-cell table:style-name="ce7" office:value-type="string" calcext:value-type="string">
            <text:p>[\-A-Z0-9&amp;#x20;\.,\(\)&amp;amp;\?!@#$%\^\*=_\+\[\]\{\}\\&amp;quot;';&gt;&amp;lt;~`\|a-z]{1,3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Thirty Nine Characters Simple Type</text:p>
          </table:table-cell>
          <table:table-cell table:style-name="ce3"/>
          <table:table-cell table:style-name="ce3" office:value-type="string" calcext:value-type="string">
            <text:p>A data type for a string that allows one to thirty nin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39" calcext:value-type="float">
            <text:p>39</text:p>
          </table:table-cell>
          <table:table-cell table:style-name="ce12"/>
          <table:table-cell table:style-name="ce7" office:value-type="string" calcext:value-type="string">
            <text:p>[\-\.,\(\)\?A-Z0-9&amp;#x20;]{1,3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orty Characters Simple Type</text:p>
          </table:table-cell>
          <table:table-cell table:style-name="ce3"/>
          <table:table-cell table:style-name="ce3" office:value-type="string" calcext:value-type="string">
            <text:p>A data type for a string that allows one to for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0" calcext:value-type="float">
            <text:p>40</text:p>
          </table:table-cell>
          <table:table-cell table:style-name="ce12"/>
          <table:table-cell table:style-name="ce7" office:value-type="string" calcext:value-type="string">
            <text:p>[\-\.,\(\)\?A-Z0-9&amp;#x20;]{1,4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office:value-type="string" calcext:value-type="string">
            <text:p>Do not rationalize unique FUD</text:p>
          </table:table-cell>
          <table:table-cell table:style-name="ce3" office:value-type="string" calcext:value-type="string">
            <text:p>Special Track Number Description Simple Type</text:p>
          </table:table-cell>
          <table:table-cell table:style-name="ce3"/>
          <table:table-cell table:style-name="ce8" office:value-type="string" calcext:value-type="string">
            <text:p>A data type that provides the special track number description.</text:p>
          </table:table-cell>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0" calcext:value-type="float">
            <text:p>40</text:p>
          </table:table-cell>
          <table:table-cell table:style-name="ce12"/>
          <table:table-cell table:style-name="ce7" office:value-type="string" calcext:value-type="string">
            <text:p>[\-A-Z0-9&amp;#x20;\.,\(\)&amp;amp;\?!@#$%\^\*=_\+\[\]\{\}\\&amp;quot;';&gt;&amp;lt;~`\|a-z]{1,4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office:value-type="string" calcext:value-type="string">
            <text:p>Do not rationalize unique FUD</text:p>
          </table:table-cell>
          <table:table-cell table:style-name="ce5" office:value-type="string" calcext:value-type="string">
            <text:p>Website Name Or Title Simple Type</text:p>
          </table:table-cell>
          <table:table-cell table:style-name="ce5"/>
          <table:table-cell table:style-name="ce8" office:value-type="string" calcext:value-type="string">
            <text:p>A data type that provides the website name and/or title.</text:p>
          </table:table-cell>
          <table:table-cell table:style-name="ce9"/>
          <table:table-cell table:style-name="ce8" office:value-type="string" calcext:value-type="string">
            <text:p>String</text:p>
          </table:table-cell>
          <table:table-cell table:style-name="ce13" office:value-type="float" office:value="1" calcext:value-type="float">
            <text:p>1</text:p>
          </table:table-cell>
          <table:table-cell table:style-name="ce13" office:value-type="float" office:value="40" calcext:value-type="float">
            <text:p>40</text:p>
          </table:table-cell>
          <table:table-cell table:style-name="ce13"/>
          <table:table-cell table:style-name="ce17" office:value-type="string" calcext:value-type="string">
            <text:p>[\-A-Za-z0-9&amp;#x20;\.,\(\)&amp;amp;\?!@#$%\^\*=_\+\[\]\{\}\\&amp;quot;';&gt;&amp;lt;~`\|a-z]{1,40}</text:p>
          </table:table-cell>
          <table:table-cell table:style-name="ce13" office:value-type="string" calcext:value-type="string">
            <text:p>C.0.01.00</text:p>
          </table:table-cell>
          <table:table-cell table:style-name="ce19"/>
          <table:table-cell table:style-name="ce13" office:value-type="string" calcext:value-type="string">
            <text:p>NONE</text:p>
          </table:table-cell>
          <table:table-cell table:style-name="ce23" office:value-type="string" calcext:value-type="string">
            <text:p>DISTRIBUTION STATEMENT A. Approved for public release. Distribution is unlimited.</text:p>
          </table:table-cell>
          <table:table-cell table:style-name="ce5" office:value-type="string" calcext:value-type="string">
            <text:p>Created by ICP M2018-03.</text:p>
          </table:table-cell>
          <table:table-cell table:style-name="ce9" table:number-columns-repeated="1009"/>
        </table:table-row>
        <table:table-row table:style-name="ro2">
          <table:table-cell table:style-name="ce3"/>
          <table:table-cell table:style-name="ce3" office:value-type="string" calcext:value-type="string">
            <text:p>String ANBS Uppercase One To Forty One Characters Simple Type</text:p>
          </table:table-cell>
          <table:table-cell table:style-name="ce3"/>
          <table:table-cell table:style-name="ce3" office:value-type="string" calcext:value-type="string">
            <text:p>A data type for a string that allows one to forty on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1" calcext:value-type="float">
            <text:p>41</text:p>
          </table:table-cell>
          <table:table-cell table:style-name="ce12"/>
          <table:table-cell table:style-name="ce7" office:value-type="string" calcext:value-type="string">
            <text:p>[\-\.,\(\)\?A-Z0-9&amp;#x20;]{1,41}</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s 75 and 77.</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orty Three Characters Simple Type</text:p>
          </table:table-cell>
          <table:table-cell table:style-name="ce3"/>
          <table:table-cell table:style-name="ce3" office:value-type="string" calcext:value-type="string">
            <text:p>A data type for a string that allows one to forty thre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3" calcext:value-type="float">
            <text:p>43</text:p>
          </table:table-cell>
          <table:table-cell table:style-name="ce12"/>
          <table:table-cell table:style-name="ce7" office:value-type="string" calcext:value-type="string">
            <text:p>[\-\.,\(\)\?A-Z0-9&amp;#x20;]{1,4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BSE One To Forty Three Characters Simple Type</text:p>
          </table:table-cell>
          <table:table-cell table:style-name="ce3"/>
          <table:table-cell table:style-name="ce3" office:value-type="string" calcext:value-type="string">
            <text:p>A data type for a string that allows one to forty three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3" calcext:value-type="float">
            <text:p>43</text:p>
          </table:table-cell>
          <table:table-cell table:style-name="ce12"/>
          <table:table-cell table:style-name="ce7" office:value-type="string" calcext:value-type="string">
            <text:p>[\-A-Z0-9&amp;#x20;\.,\(\)&amp;amp;\?!@#$%\^\*=_\+\[\]\{\}\\&amp;quot;';&gt;&amp;lt;~`\|a-z]{1,43}</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9.</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orty Five Characters Simple Type</text:p>
          </table:table-cell>
          <table:table-cell table:style-name="ce3"/>
          <table:table-cell table:style-name="ce3" office:value-type="string" calcext:value-type="string">
            <text:p>A data type for a string that allows one to forty fi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5" calcext:value-type="float">
            <text:p>45</text:p>
          </table:table-cell>
          <table:table-cell table:style-name="ce12"/>
          <table:table-cell table:style-name="ce7" office:value-type="string" calcext:value-type="string">
            <text:p>[\-\.,\(\)\?A-Z0-9&amp;#x20;]{1,4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Forty Five Characters Simple Type</text:p>
          </table:table-cell>
          <table:table-cell table:style-name="ce3"/>
          <table:table-cell table:style-name="ce3" office:value-type="string" calcext:value-type="string">
            <text:p>A data type for a string that allows one to forty five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5" calcext:value-type="float">
            <text:p>45</text:p>
          </table:table-cell>
          <table:table-cell table:style-name="ce12"/>
          <table:table-cell table:style-name="ce7" office:value-type="string" calcext:value-type="string">
            <text:p>[\-A-Za-z0-9&amp;#x20;\.,\(\)&amp;amp;\?!@#$%\^\*=_\+\[\]\{\}\\&amp;quot;';&gt;&amp;lt;~`\|a-z]{1,4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orty Six Characters Simple Type</text:p>
          </table:table-cell>
          <table:table-cell table:style-name="ce3"/>
          <table:table-cell table:style-name="ce3" office:value-type="string" calcext:value-type="string">
            <text:p>A data type for a string that allows one to forty six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6" calcext:value-type="float">
            <text:p>46</text:p>
          </table:table-cell>
          <table:table-cell table:style-name="ce12"/>
          <table:table-cell table:style-name="ce7" office:value-type="string" calcext:value-type="string">
            <text:p>[\-\.,\(\)\?A-Z0-9&amp;#x20;]{1,4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orty Seven Characters Simple Type</text:p>
          </table:table-cell>
          <table:table-cell table:style-name="ce3"/>
          <table:table-cell table:style-name="ce3" office:value-type="string" calcext:value-type="string">
            <text:p>A data type for a string that allows one to forty sev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7" calcext:value-type="float">
            <text:p>47</text:p>
          </table:table-cell>
          <table:table-cell table:style-name="ce12"/>
          <table:table-cell table:style-name="ce7" office:value-type="string" calcext:value-type="string">
            <text:p>[\-\.,\(\)\?A-Z0-9&amp;#x20;]{1,4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orty Nine Characters Simple Type</text:p>
          </table:table-cell>
          <table:table-cell table:style-name="ce3"/>
          <table:table-cell table:style-name="ce3" office:value-type="string" calcext:value-type="string">
            <text:p>A data type for a string that allows one to forty nin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49" calcext:value-type="float">
            <text:p>49</text:p>
          </table:table-cell>
          <table:table-cell table:style-name="ce12"/>
          <table:table-cell table:style-name="ce7" office:value-type="string" calcext:value-type="string">
            <text:p>[\-\.,\(\)\?A-Z0-9&amp;#x20;]{1,4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BS Uppercase One To Fifty Characters Simple Type</text:p>
          </table:table-cell>
          <table:table-cell table:style-name="ce3"/>
          <table:table-cell table:style-name="ce3" office:value-type="string" calcext:value-type="string">
            <text:p>A data type for a string that allows one to fifty alphabetic uppercase, blank, or special characters.</text:p>
          </table:table-cell>
          <table:table-cell table:style-name="ce3" office:value-type="string" calcext:value-type="string">
            <text:p>ABS: Alphabet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0" calcext:value-type="float">
            <text:p>50</text:p>
          </table:table-cell>
          <table:table-cell table:style-name="ce12"/>
          <table:table-cell table:style-name="ce7" office:value-type="string" calcext:value-type="string">
            <text:p>[\-\.,\(\)\?A-Z&amp;#x20;]{1,5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ifty Characters Simple Type</text:p>
          </table:table-cell>
          <table:table-cell table:style-name="ce3"/>
          <table:table-cell table:style-name="ce3" office:value-type="string" calcext:value-type="string">
            <text:p>A data type for a string that allows one to fif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0" calcext:value-type="float">
            <text:p>50</text:p>
          </table:table-cell>
          <table:table-cell table:style-name="ce12"/>
          <table:table-cell table:style-name="ce7" office:value-type="string" calcext:value-type="string">
            <text:p>[\-\.,\(\)\?A-Z0-9&amp;#x20;]{1,5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Fifty Characters Simple Type</text:p>
          </table:table-cell>
          <table:table-cell table:style-name="ce3"/>
          <table:table-cell table:style-name="ce3" office:value-type="string" calcext:value-type="string">
            <text:p>A data type for a string that allows one to fifty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0" calcext:value-type="float">
            <text:p>50</text:p>
          </table:table-cell>
          <table:table-cell table:style-name="ce12"/>
          <table:table-cell table:style-name="ce7" office:value-type="string" calcext:value-type="string">
            <text:p>[\-A-Z0-9&amp;#x20;\.,\(\)&amp;amp;\?!@#$%\^\*=_\+\[\]\{\}\\&amp;quot;';&gt;&amp;lt;~`\|a-z]{1,5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One To Fifty Characters Simple Type</text:p>
          </table:table-cell>
          <table:table-cell table:style-name="ce3"/>
          <table:table-cell table:style-name="ce3" office:value-type="string" calcext:value-type="string">
            <text:p>A data type for a string that allows one to fifty alphabetic uppercase or blank character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0" calcext:value-type="float">
            <text:p>50</text:p>
          </table:table-cell>
          <table:table-cell table:style-name="ce12"/>
          <table:table-cell table:style-name="ce7" office:value-type="string" calcext:value-type="string">
            <text:p>[A-Z&amp;#x20;]{1,5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ifty Four Characters Simple Type</text:p>
          </table:table-cell>
          <table:table-cell table:style-name="ce3"/>
          <table:table-cell table:style-name="ce3" office:value-type="string" calcext:value-type="string">
            <text:p>A data type for a string that allows one to fifty four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4" calcext:value-type="float">
            <text:p>54</text:p>
          </table:table-cell>
          <table:table-cell table:style-name="ce12"/>
          <table:table-cell table:style-name="ce7" office:value-type="string" calcext:value-type="string">
            <text:p>[\-\.,\(\)\?A-Z0-9&amp;#x20;]{1,5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Fifty Four Characters Simple Type</text:p>
          </table:table-cell>
          <table:table-cell table:style-name="ce3"/>
          <table:table-cell table:style-name="ce3" office:value-type="string" calcext:value-type="string">
            <text:p>A data type for a string that allows one to fifty four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4" calcext:value-type="float">
            <text:p>54</text:p>
          </table:table-cell>
          <table:table-cell table:style-name="ce12"/>
          <table:table-cell table:style-name="ce7" office:value-type="string" calcext:value-type="string">
            <text:p>[\-A-Z0-9&amp;#x20;\.,\(\)&amp;amp;\?!@#$%\^\*=_\+\[\]\{\}\\&amp;quot;';&gt;&amp;lt;~`\|a-z]{1,5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Fifty Five Characters Simple Type</text:p>
          </table:table-cell>
          <table:table-cell table:style-name="ce3"/>
          <table:table-cell table:style-name="ce3" office:value-type="string" calcext:value-type="string">
            <text:p>A data type for a string that allows one to fifty fi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5" calcext:value-type="float">
            <text:p>55</text:p>
          </table:table-cell>
          <table:table-cell table:style-name="ce12"/>
          <table:table-cell table:style-name="ce7" office:value-type="string" calcext:value-type="string">
            <text:p>[\-\.,\(\)\?A-Z0-9&amp;#x20;]{1,5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BS Uppercase One To Fifty Six Characters Simple Type</text:p>
          </table:table-cell>
          <table:table-cell table:style-name="ce3"/>
          <table:table-cell table:style-name="ce3" office:value-type="string" calcext:value-type="string">
            <text:p>A data type for a string that allows one to fifty six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56" calcext:value-type="float">
            <text:p>56</text:p>
          </table:table-cell>
          <table:table-cell table:style-name="ce12"/>
          <table:table-cell table:style-name="ce7" office:value-type="string" calcext:value-type="string">
            <text:p>[\-\.,\(\)\?A-Z0-9&amp;#x20;]{1,56}</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204.</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ixty Characters Simple Type</text:p>
          </table:table-cell>
          <table:table-cell table:style-name="ce3"/>
          <table:table-cell table:style-name="ce3" office:value-type="string" calcext:value-type="string">
            <text:p>A data type for a string that allows one to sixty <text:s/>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0" calcext:value-type="float">
            <text:p>60</text:p>
          </table:table-cell>
          <table:table-cell table:style-name="ce12"/>
          <table:table-cell table:style-name="ce7" office:value-type="string" calcext:value-type="string">
            <text:p>[\-&amp;#x20;\.,\(\)\?A-Z0-9]{1,6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ixty Characters Simple Type</text:p>
          </table:table-cell>
          <table:table-cell table:style-name="ce3"/>
          <table:table-cell table:style-name="ce3" office:value-type="string" calcext:value-type="string">
            <text:p>A data type for a string that allows one to six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0" calcext:value-type="float">
            <text:p>60</text:p>
          </table:table-cell>
          <table:table-cell table:style-name="ce12"/>
          <table:table-cell table:style-name="ce7" office:value-type="string" calcext:value-type="string">
            <text:p>[\-\.,\(\)\?A-Z0-9&amp;#x20;]{1,6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Uppercase One To Sixty Characters Simple Type</text:p>
          </table:table-cell>
          <table:table-cell table:style-name="ce3"/>
          <table:table-cell table:style-name="ce3" office:value-type="string" calcext:value-type="string">
            <text:p>A data type for a string that allows one to sixty alphabetic uppercase, numeric, blank, special or extended special characters. </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0" calcext:value-type="float">
            <text:p>60</text:p>
          </table:table-cell>
          <table:table-cell table:style-name="ce12"/>
          <table:table-cell table:style-name="ce7" office:value-type="string" calcext:value-type="string">
            <text:p>[\-A-Z0-9&amp;#x20;\.,\(\)\?!@#$%\^&amp;amp;\*=_\+\[\]\{\}\\&amp;quot;'; ~`\|]{1,6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Sixty Characters Simple Type</text:p>
          </table:table-cell>
          <table:table-cell table:style-name="ce3"/>
          <table:table-cell table:style-name="ce3" office:value-type="string" calcext:value-type="string">
            <text:p>A data type for a string that allows one to sixty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0" calcext:value-type="float">
            <text:p>60</text:p>
          </table:table-cell>
          <table:table-cell table:style-name="ce12"/>
          <table:table-cell table:style-name="ce7" office:value-type="string" calcext:value-type="string">
            <text:p>[\-A-Za-z0-9\.,\(\)&amp;amp;\?!@#$%\^\*=_\+\[\]\{\}\\&amp;quot;';&gt;&amp;lt;&amp;gt;~`\|]{1,6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ixty One Characters Simple Type</text:p>
          </table:table-cell>
          <table:table-cell table:style-name="ce3"/>
          <table:table-cell table:style-name="ce3" office:value-type="string" calcext:value-type="string">
            <text:p>A data type for a string that allows one to sixty on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1" calcext:value-type="float">
            <text:p>61</text:p>
          </table:table-cell>
          <table:table-cell table:style-name="ce12"/>
          <table:table-cell table:style-name="ce7" office:value-type="string" calcext:value-type="string">
            <text:p>[\-\.,\(\)\?A-Z0-9&amp;#x20;]{1,6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Sixty One Characters Simple Type</text:p>
          </table:table-cell>
          <table:table-cell table:style-name="ce3"/>
          <table:table-cell table:style-name="ce3" office:value-type="string" calcext:value-type="string">
            <text:p>A data type for a string that allows one to sixty one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1" calcext:value-type="float">
            <text:p>61</text:p>
          </table:table-cell>
          <table:table-cell table:style-name="ce12"/>
          <table:table-cell table:style-name="ce7" office:value-type="string" calcext:value-type="string">
            <text:p>[\-A-Z0-9&amp;#x20;\.,\(\)&amp;amp;\?!@#$%\^\*=_\+\[\]\{\}\\&amp;quot;';&gt;&amp;lt;~`\|a-z]{1,6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ixty Two Characters Simple Type</text:p>
          </table:table-cell>
          <table:table-cell table:style-name="ce3"/>
          <table:table-cell table:style-name="ce3" office:value-type="string" calcext:value-type="string">
            <text:p>A data type for a string that allows one to sixty two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2" calcext:value-type="float">
            <text:p>62</text:p>
          </table:table-cell>
          <table:table-cell table:style-name="ce12"/>
          <table:table-cell table:style-name="ce7" office:value-type="string" calcext:value-type="string">
            <text:p>[\-\.,\(\)\?A-Z0-9&amp;#x20;]{1,6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ixty Three Characters Simple Type</text:p>
          </table:table-cell>
          <table:table-cell table:style-name="ce3"/>
          <table:table-cell table:style-name="ce3" office:value-type="string" calcext:value-type="string">
            <text:p>A data type for a string that allows one to sixty thre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3" calcext:value-type="float">
            <text:p>63</text:p>
          </table:table-cell>
          <table:table-cell table:style-name="ce12"/>
          <table:table-cell table:style-name="ce7" office:value-type="string" calcext:value-type="string">
            <text:p>[\-\.,\(\)\?A-Z0-9&amp;#x20;]{1,6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ixty Four Characters Simple Type</text:p>
          </table:table-cell>
          <table:table-cell table:style-name="ce3"/>
          <table:table-cell table:style-name="ce3" office:value-type="string" calcext:value-type="string">
            <text:p>A data type for a string that allows one to sixty four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4" calcext:value-type="float">
            <text:p>64</text:p>
          </table:table-cell>
          <table:table-cell table:style-name="ce12"/>
          <table:table-cell table:style-name="ce7" office:value-type="string" calcext:value-type="string">
            <text:p>[\-\.,\(\)\?A-Z0-9&amp;#x20;]{1,6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One To Sixty Eight Characters Simple Type</text:p>
          </table:table-cell>
          <table:table-cell table:style-name="ce3"/>
          <table:table-cell table:style-name="ce3" office:value-type="string" calcext:value-type="string">
            <text:p>A data type for a string that allows one to sixty eight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8" calcext:value-type="float">
            <text:p>68</text:p>
          </table:table-cell>
          <table:table-cell table:style-name="ce12"/>
          <table:table-cell table:style-name="ce7" office:value-type="string" calcext:value-type="string">
            <text:p>[\-\.,\(\)\?A-Z0-9&amp;#x20;]{1,6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E One To Sixty Eight Characters Simple Type</text:p>
          </table:table-cell>
          <table:table-cell table:style-name="ce3"/>
          <table:table-cell table:style-name="ce3" office:value-type="string" calcext:value-type="string">
            <text:p>A data type for a string that allows one to sixty eight alphabetic, numeric, blank, special or extended special characters.</text:p>
          </table:table-cell>
          <table:table-cell table:style-name="ce3" office:value-type="string" calcext:value-type="string">
            <text:p>ANBSE: Alphanumeric, Blank, Special, Extended Special</text:p>
          </table:table-cell>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68" calcext:value-type="float">
            <text:p>68</text:p>
          </table:table-cell>
          <table:table-cell table:style-name="ce12"/>
          <table:table-cell table:style-name="ce7" office:value-type="string" calcext:value-type="string">
            <text:p>[\-A-Z0-9&amp;#x20;\.,\(\)&amp;amp;\?!@#$%\^\*=_\+\[\]\{\}\\&amp;quot;';&gt;&amp;lt;~`\|a-z]{1,6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Common User Name And PKI Credentials Simple Type</text:p>
          </table:table-cell>
          <table:table-cell table:style-name="ce3"/>
          <table:table-cell table:style-name="ce6" office:value-type="string" calcext:value-type="string">
            <text:p>A data type that provides the user's common user name and PKI certificate credentials.</text:p>
          </table:table-cell>
          <table:table-cell table:style-name="ce3"/>
          <table:table-cell table:style-name="ce6" office:value-type="string" calcext:value-type="string">
            <text:p>String</text:p>
          </table:table-cell>
          <table:table-cell table:style-name="ce12" office:value-type="float" office:value="1" calcext:value-type="float">
            <text:p>1</text:p>
          </table:table-cell>
          <table:table-cell table:style-name="ce12" office:value-type="float" office:value="70" calcext:value-type="float">
            <text:p>70</text:p>
          </table:table-cell>
          <table:table-cell table:style-name="ce12"/>
          <table:table-cell table:style-name="ce7" office:value-type="string" calcext:value-type="string">
            <text:p>[\.A-Za-f0-9] {1,7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Runway Designator Simple Type</text:p>
          </table:table-cell>
          <table:table-cell table:style-name="ce3"/>
          <table:table-cell table:style-name="ce6" office:value-type="string" calcext:value-type="string">
            <text:p>A data type that provides the unique designation assigned to a specific runway at an airbase or field.</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ce12"/>
          <table:table-cell table:style-name="ce7" office:value-type="string" calcext:value-type="string">
            <text:p>[0-9]{2,2}(C|L|R){0,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Two To Three Characters Simple Type</text:p>
          </table:table-cell>
          <table:table-cell table:style-name="ce3"/>
          <table:table-cell table:style-name="ce3" office:value-type="string" calcext:value-type="string">
            <text:p>A data type for a string that allows two to three alphabetic uppercase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ce12"/>
          <table:table-cell table:style-name="ce7" office:value-type="string" calcext:value-type="string">
            <text:p>[A-Z]{2,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wo To Three Characters Simple Type</text:p>
          </table:table-cell>
          <table:table-cell table:style-name="ce3"/>
          <table:table-cell table:style-name="ce3" office:value-type="string" calcext:value-type="string">
            <text:p>A data type for a string that allows two to three alphabetic uppercase or numeric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ce12"/>
          <table:table-cell table:style-name="ce7" office:value-type="string" calcext:value-type="string">
            <text:p>[A-Z0-9]{2,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One Character Numeric One To Two Characters Simple Type</text:p>
          </table:table-cell>
          <table:table-cell table:style-name="ce3"/>
          <table:table-cell table:style-name="ce3" office:value-type="string" calcext:value-type="string">
            <text:p>A data type for a string that allows a single alphabetic character followed by <text:s/>one to two numeric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ce12"/>
          <table:table-cell table:style-name="ce7" office:value-type="string" calcext:value-type="string">
            <text:p>[a-zA-Z]{1,1}[0-9]{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Two To Four Characters Simple Type</text:p>
          </table:table-cell>
          <table:table-cell table:style-name="ce3"/>
          <table:table-cell table:style-name="ce3" office:value-type="string" calcext:value-type="string">
            <text:p>A data type for a string that allows two to four alphabetic uppercase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4" calcext:value-type="float">
            <text:p>4</text:p>
          </table:table-cell>
          <table:table-cell table:style-name="ce12"/>
          <table:table-cell table:style-name="ce7" office:value-type="string" calcext:value-type="string">
            <text:p>[A-Z]{2,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wo To Four Characters Simple Type</text:p>
          </table:table-cell>
          <table:table-cell table:style-name="ce3"/>
          <table:table-cell table:style-name="ce3" office:value-type="string" calcext:value-type="string">
            <text:p>A data type for a string that allows two to four alphabetic uppercase or numeric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4" calcext:value-type="float">
            <text:p>4</text:p>
          </table:table-cell>
          <table:table-cell table:style-name="ce12"/>
          <table:table-cell table:style-name="ce7" office:value-type="string" calcext:value-type="string">
            <text:p>[A-Z0-9]{2,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Size And Unit Of Measurement Simple Type</text:p>
          </table:table-cell>
          <table:table-cell table:style-name="ce3"/>
          <table:table-cell table:style-name="ce6" office:value-type="string" calcext:value-type="string">
            <text:p>A data type that provides the size of an object or thing. A Quantity 1 to 999 followed by a Unit of Linear Measurement: FT for Feet, HM for Hectometers, KF for Kilofeet, KM for Kilometer, M for Meter, NM for Nautical Miles, SM for Statute Miles, YD for Yard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5" calcext:value-type="float">
            <text:p>5</text:p>
          </table:table-cell>
          <table:table-cell table:style-name="ce12"/>
          <table:table-cell table:style-name="ce7" office:value-type="string" calcext:value-type="string">
            <text:p>[1-9][0-9]{0,2}(FT|HM|KF|KM|M|NM|SM|YD)</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wo To Six Characters Simple Type</text:p>
          </table:table-cell>
          <table:table-cell table:style-name="ce3"/>
          <table:table-cell table:style-name="ce3" office:value-type="string" calcext:value-type="string">
            <text:p>A data type for a string that allows two to six alphabetic uppercase or numeric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6" calcext:value-type="float">
            <text:p>6</text:p>
          </table:table-cell>
          <table:table-cell table:style-name="ce12"/>
          <table:table-cell table:style-name="ce7" office:value-type="string" calcext:value-type="string">
            <text:p>[A-Z0-9]{2,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Altitude In Feet Or Meters Simple Type</text:p>
          </table:table-cell>
          <table:table-cell table:style-name="ce6"/>
          <table:table-cell table:style-name="ce6" office:value-type="string" calcext:value-type="string">
            <text:p>A data type that provides the vertical distance in feet or meters above mean sea level (MSL) of an airborne object, level or point. A Quantity (0 to 99999) followed by Unit of Measurement: FT for Feet, M for Me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7" calcext:value-type="float">
            <text:p>7</text:p>
          </table:table-cell>
          <table:table-cell table:style-name="ce12"/>
          <table:table-cell table:style-name="ce7" office:value-type="string" calcext:value-type="string">
            <text:p>(0|[1-9][0-9]{0,4})(FT|M)</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6">
          <table:table-cell table:style-name="ce3" office:value-type="string" calcext:value-type="string">
            <text:p>Do not rationalize unique FUD</text:p>
          </table:table-cell>
          <table:table-cell table:style-name="ce6" office:value-type="string" calcext:value-type="string">
            <text:p>Substance Release Height Simple Type </text:p>
          </table:table-cell>
          <table:table-cell table:style-name="ce6"/>
          <table:table-cell table:style-name="ce6" office:value-type="string" calcext:value-type="string">
            <text:p>A data type that provides the height of release resulting from a CBRN incident. A Quantity 1 to 99999 followed by a Unit of Linear Measurement: FT for Feet, HM for Hectometers, KF for Kilofeet, KM for Kilometer, M for Meter, NM for Nautical Miles, SM for Statute Miles, YD for Yard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7" calcext:value-type="float">
            <text:p>7</text:p>
          </table:table-cell>
          <table:table-cell table:style-name="ce12"/>
          <table:table-cell table:style-name="ce7" office:value-type="string" calcext:value-type="string">
            <text:p>[1-9][0-9]{0,4}(FT|HM|KF|KM|M|NM|SM|YD)</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6">
          <table:table-cell table:style-name="ce3" office:value-type="string" calcext:value-type="string">
            <text:p>Do not rationalize unique FUD</text:p>
          </table:table-cell>
          <table:table-cell table:style-name="ce6" office:value-type="string" calcext:value-type="string">
            <text:p>Temperature In Degrees Celsius Or Fahrenheit Simple Type</text:p>
          </table:table-cell>
          <table:table-cell table:style-name="ce6"/>
          <table:table-cell table:style-name="ce6" office:value-type="string" calcext:value-type="string">
            <text:p>A data type that provides the temperature measured in degrees Celsius or Fahrenheit. A Quantity in the range [-99.9 through 99998.9, 1 decimal place] or [-99 through 99999]. Followed by the Unit of Temperature Measurement: Allowable values: C for Celsius, F for Fahrenheit.</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8" calcext:value-type="float">
            <text:p>8</text:p>
          </table:table-cell>
          <table:table-cell table:style-name="ce12"/>
          <table:table-cell table:style-name="ce7" office:value-type="string" calcext:value-type="string">
            <text:p>(-(0\.[1-9]|[1-9][0-9]{0,1}(\.[1-9]){0,1})|([0-9]|[1-9][0-9]{1,3})([0-9]|[0-8]{0,1}(\.[1-9])){0,1})(C|F)</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Radius Simple Type</text:p>
          </table:table-cell>
          <table:table-cell table:style-name="ce6"/>
          <table:table-cell table:style-name="ce6" office:value-type="string" calcext:value-type="string">
            <text:p>A data type that provides the radius of the circle around the location being reported. The first element is a number representing the radius, in values from 0 to 999999. The second element is the linear dimension unit of measurement, allowing a choice of CM for centimeter, FT for feet, HM for hectometers, HF for hundreds of feet, IN for inches, KF for kilofeet, KM for kilometer, M for meter, MM for millimeter, NM for nautical miles, SM for statute miles, and YD for yard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8" calcext:value-type="float">
            <text:p>8</text:p>
          </table:table-cell>
          <table:table-cell table:style-name="ce12"/>
          <table:table-cell table:style-name="ce7" office:value-type="string" calcext:value-type="string">
            <text:p>[0-9]{1,6}(CM|FT|HM|HF|IN|KF|KM|M|MM|NM|SM|YD)</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Two To Eight Characters Simple Type</text:p>
          </table:table-cell>
          <table:table-cell table:style-name="ce3"/>
          <table:table-cell table:style-name="ce3" office:value-type="string" calcext:value-type="string">
            <text:p>A data type for a string that allows two to eight alphabetic uppercase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8" calcext:value-type="float">
            <text:p>8</text:p>
          </table:table-cell>
          <table:table-cell table:style-name="ce12"/>
          <table:table-cell table:style-name="ce7" office:value-type="string" calcext:value-type="string">
            <text:p>[A-Z]{2,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wo To Eight Characters Simple Type</text:p>
          </table:table-cell>
          <table:table-cell table:style-name="ce3"/>
          <table:table-cell table:style-name="ce3" office:value-type="string" calcext:value-type="string">
            <text:p>A data type for a string that allows two to eight alphabetic uppercase or numeric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8" calcext:value-type="float">
            <text:p>8</text:p>
          </table:table-cell>
          <table:table-cell table:style-name="ce12"/>
          <table:table-cell table:style-name="ce7" office:value-type="string" calcext:value-type="string">
            <text:p>[A-Z0-9]{2,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wo To Nine Characters Simple Type</text:p>
          </table:table-cell>
          <table:table-cell table:style-name="ce3"/>
          <table:table-cell table:style-name="ce3" office:value-type="string" calcext:value-type="string">
            <text:p>A data type for a string that allows two to nine alphabetic uppercase or numeric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9" calcext:value-type="float">
            <text:p>9</text:p>
          </table:table-cell>
          <table:table-cell table:style-name="ce12"/>
          <table:table-cell table:style-name="ce7" office:value-type="string" calcext:value-type="string">
            <text:p>[A-Z0-9]{2,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wo To Ten Characters Simple Type</text:p>
          </table:table-cell>
          <table:table-cell table:style-name="ce3"/>
          <table:table-cell table:style-name="ce3" office:value-type="string" calcext:value-type="string">
            <text:p>A data type for a string that allows two to t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0" calcext:value-type="float">
            <text:p>10</text:p>
          </table:table-cell>
          <table:table-cell table:style-name="ce12"/>
          <table:table-cell table:style-name="ce7" office:value-type="string" calcext:value-type="string">
            <text:p>[\-\.,\(\)\?A-Z0-9&amp;#x20;]{2,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Two To Ten Characters Simple Type</text:p>
          </table:table-cell>
          <table:table-cell table:style-name="ce3"/>
          <table:table-cell table:style-name="ce3" office:value-type="string" calcext:value-type="string">
            <text:p>A data type for a string that allows two to ten alphabetic uppercase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0" calcext:value-type="float">
            <text:p>10</text:p>
          </table:table-cell>
          <table:table-cell table:style-name="ce12"/>
          <table:table-cell table:style-name="ce7" office:value-type="string" calcext:value-type="string">
            <text:p>[A-Z]{2,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Numeric Special Two To Eleven Characters Simple Type</text:p>
          </table:table-cell>
          <table:table-cell table:style-name="ce3"/>
          <table:table-cell table:style-name="ce3" office:value-type="string" calcext:value-type="string">
            <text:p>A data type for a string that allows two to eleven numeric or special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1" calcext:value-type="float">
            <text:p>11</text:p>
          </table:table-cell>
          <table:table-cell table:style-name="ce12"/>
          <table:table-cell table:style-name="ce7" office:value-type="string" calcext:value-type="string">
            <text:p>[\.0-9]{2,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Two To Eleven Characters Simple Type</text:p>
          </table:table-cell>
          <table:table-cell table:style-name="ce3"/>
          <table:table-cell table:style-name="ce3" office:value-type="string" calcext:value-type="string">
            <text:p>A data type for a string that allows two to elev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1" calcext:value-type="float">
            <text:p>11</text:p>
          </table:table-cell>
          <table:table-cell table:style-name="ce12"/>
          <table:table-cell table:style-name="ce7" office:value-type="string" calcext:value-type="string">
            <text:p>[\-\.,\(\)\?A-Z0-9]{2,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Distance In Nautical Miles, Meters Or Kilometers Simple Type</text:p>
          </table:table-cell>
          <table:table-cell table:style-name="ce6" office:value-type="string" calcext:value-type="string">
            <text:p>DistanceInNauticalMiles,MetersOrKilometersSimpleType</text:p>
          </table:table-cell>
          <table:table-cell table:style-name="ce6" office:value-type="string" calcext:value-type="string">
            <text:p>A data type that provides the distance measured in units of nautical miles (NM), meters (M), or kilometers (KM). The first element is a number representing the distance, in values from 0 to 99999 (0 to 4 decimal places). The second element is the unit of linear measurement, a choice of M for Meters, KM for Kilometers, or NM for Nautical Mile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2" calcext:value-type="float">
            <text:p>12</text:p>
          </table:table-cell>
          <table:table-cell table:style-name="ce12"/>
          <table:table-cell table:style-name="ce7" office:value-type="string" calcext:value-type="string">
            <text:p>([0-9][0-9]{0,3}([0-9]|[0-8]{0,1}(\.[0-9]{0,3}[1-9])){0,1})(M|KM|NM)</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Radius And Unit Of Measurement Simple Type</text:p>
          </table:table-cell>
          <table:table-cell table:style-name="ce6"/>
          <table:table-cell table:style-name="ce6" office:value-type="string" calcext:value-type="string">
            <text:p>A data type that provides the shortest distance from the center to the circumference or surface of a circle, circular area, or sphere. A Quantity in the range 1 through 999998.9999. Followed by the Unit of Linear Measurement: Allowable values: FT for Feet, HF for Hundreds of Feet, KM for Kilometer, M for Meter, NM for Nautical Miles, SM for Statute Miles, YD for Yard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2" calcext:value-type="float">
            <text:p>12</text:p>
          </table:table-cell>
          <table:table-cell table:style-name="ce12"/>
          <table:table-cell table:style-name="ce7" office:value-type="string" calcext:value-type="string">
            <text:p>([0-9][0-9]{0,4}([0-9]|[0-8]{0,1}(\.[0-9]{0,3}[1-9])){0,1})(FT|HF|KM|M|NM|SM|YD)</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wo To Twelve Characters Simple Type</text:p>
          </table:table-cell>
          <table:table-cell table:style-name="ce3"/>
          <table:table-cell table:style-name="ce3" office:value-type="string" calcext:value-type="string">
            <text:p>A data type for a string that allows two to twel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2" calcext:value-type="float">
            <text:p>12</text:p>
          </table:table-cell>
          <table:table-cell table:style-name="ce12"/>
          <table:table-cell table:style-name="ce7" office:value-type="string" calcext:value-type="string">
            <text:p>[\-\.,\(\)\?A-Z0-9&amp;#x20;]{2,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Two To Twelve Characters Simple Type</text:p>
          </table:table-cell>
          <table:table-cell table:style-name="ce3"/>
          <table:table-cell table:style-name="ce3" office:value-type="string" calcext:value-type="string">
            <text:p>A data type for a string that allows two to twelv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2" calcext:value-type="float">
            <text:p>12</text:p>
          </table:table-cell>
          <table:table-cell table:style-name="ce12"/>
          <table:table-cell table:style-name="ce7" office:value-type="string" calcext:value-type="string">
            <text:p>[\-\.,\(\)\?A-Z0-9]{2,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NBS Two To Thirteen Characters Simple Type</text:p>
          </table:table-cell>
          <table:table-cell table:style-name="ce3"/>
          <table:table-cell table:style-name="ce3" office:value-type="string" calcext:value-type="string">
            <text:p>A data type for a string that allows two to thirteen numeric, blank, or special characters.</text:p>
          </table:table-cell>
          <table:table-cell table:style-name="ce3" office:value-type="string" calcext:value-type="string">
            <text:p>NBS: 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3" calcext:value-type="float">
            <text:p>13</text:p>
          </table:table-cell>
          <table:table-cell table:style-name="ce12"/>
          <table:table-cell table:style-name="ce7" office:value-type="string" calcext:value-type="string">
            <text:p>[\-\.,\(\)\?0-9&amp;#x20;]{2,1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Frequency Numeric And Mode Simple Type</text:p>
          </table:table-cell>
          <table:table-cell table:style-name="ce6"/>
          <table:table-cell table:style-name="ce6" office:value-type="string" calcext:value-type="string">
            <text:p>A data type that provides the frequency value for radio transmission and an indicator of the frequency mode. The first element is for frequency mode, A for High Frequency Transmission in Kilohertz, AM; L for High Frequency Transmission in Kilohertz, Lower Sideband; U for High Frequency Transmission in Kilohertz, Upper Sideband; and T for Tropospheric Transmission in Gigahertz. The second element is a 1 to 7 digit frequency, in values from 0 to 9999999 (0 to 6 decimal places allowed).</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5" calcext:value-type="float">
            <text:p>15</text:p>
          </table:table-cell>
          <table:table-cell table:style-name="ce12"/>
          <table:table-cell table:style-name="ce7" office:value-type="string" calcext:value-type="string">
            <text:p>(A|L|T|U)([0-9][0-9]{0,5}([0-9]|[0-8]{0,1}(\.[0-9]{0,5}[1-9])){0,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wo To Fifteen Characters Simple Type</text:p>
          </table:table-cell>
          <table:table-cell table:style-name="ce3"/>
          <table:table-cell table:style-name="ce3" office:value-type="string" calcext:value-type="string">
            <text:p>A data type for a string that allows two to fif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5" calcext:value-type="float">
            <text:p>15</text:p>
          </table:table-cell>
          <table:table-cell table:style-name="ce12"/>
          <table:table-cell table:style-name="ce7" office:value-type="string" calcext:value-type="string">
            <text:p>[\-\.,\(\)\?A-Z0-9&amp;#x20;]{2,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Two To Fifteen Characters Simple Type</text:p>
          </table:table-cell>
          <table:table-cell table:style-name="ce3"/>
          <table:table-cell table:style-name="ce3" office:value-type="string" calcext:value-type="string">
            <text:p>A data type for a string that allows two to fifte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5" calcext:value-type="float">
            <text:p>15</text:p>
          </table:table-cell>
          <table:table-cell table:style-name="ce12"/>
          <table:table-cell table:style-name="ce7" office:value-type="string" calcext:value-type="string">
            <text:p>[\-\.,\(\)\?A-Z0-9]{2,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wo To Seventeen Characters Simple Type</text:p>
          </table:table-cell>
          <table:table-cell table:style-name="ce3"/>
          <table:table-cell table:style-name="ce3" office:value-type="string" calcext:value-type="string">
            <text:p>A data type for a string that allows two to seven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17" calcext:value-type="float">
            <text:p>17</text:p>
          </table:table-cell>
          <table:table-cell table:style-name="ce12"/>
          <table:table-cell table:style-name="ce7" office:value-type="string" calcext:value-type="string">
            <text:p>[\-\.,\(\)\?A-Z0-9&amp;#x20;]{2,1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wo To Twenty Characters Simple Type</text:p>
          </table:table-cell>
          <table:table-cell table:style-name="ce3"/>
          <table:table-cell table:style-name="ce3" office:value-type="string" calcext:value-type="string">
            <text:p>A data type for a string that allows two to twen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20" calcext:value-type="float">
            <text:p>20</text:p>
          </table:table-cell>
          <table:table-cell table:style-name="ce12"/>
          <table:table-cell table:style-name="ce7" office:value-type="string" calcext:value-type="string">
            <text:p>[\-\.,\(\)\?A-Z0-9&amp;#x20;]{2,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Two To Twenty Characters Simple Type</text:p>
          </table:table-cell>
          <table:table-cell table:style-name="ce3"/>
          <table:table-cell table:style-name="ce3" office:value-type="string" calcext:value-type="string">
            <text:p>A data type for a string that allows two to twenty alphabetic uppercase or blank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20" calcext:value-type="float">
            <text:p>20</text:p>
          </table:table-cell>
          <table:table-cell table:style-name="ce12"/>
          <table:table-cell table:style-name="ce7" office:value-type="string" calcext:value-type="string">
            <text:p>[A-Z&amp;#x20;]{2,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wo To Twenty Four Characters Simple Type</text:p>
          </table:table-cell>
          <table:table-cell table:style-name="ce3"/>
          <table:table-cell table:style-name="ce3" office:value-type="string" calcext:value-type="string">
            <text:p>A data type for a string that allows two to twenty four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24" calcext:value-type="float">
            <text:p>24</text:p>
          </table:table-cell>
          <table:table-cell table:style-name="ce12"/>
          <table:table-cell table:style-name="ce7" office:value-type="string" calcext:value-type="string">
            <text:p>[\-\.,\(\)\?A-Z0-9&amp;#x20;]{2,2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wo To Twenty Five Characters Simple Type</text:p>
          </table:table-cell>
          <table:table-cell table:style-name="ce3"/>
          <table:table-cell table:style-name="ce3" office:value-type="string" calcext:value-type="string">
            <text:p>A data type for a string that allows two to twenty fi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25" calcext:value-type="float">
            <text:p>25</text:p>
          </table:table-cell>
          <table:table-cell table:style-name="ce12"/>
          <table:table-cell table:style-name="ce7" office:value-type="string" calcext:value-type="string">
            <text:p>[\-\.,\(\)\?A-Z0-9&amp;#x20;]{2,2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wo To Twenty Five Characters Simple Type</text:p>
          </table:table-cell>
          <table:table-cell table:style-name="ce3"/>
          <table:table-cell table:style-name="ce3" office:value-type="string" calcext:value-type="string">
            <text:p>A data type for a string that allows two to twenty five alphabetic uppercase or numeric characters.</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25" calcext:value-type="float">
            <text:p>25</text:p>
          </table:table-cell>
          <table:table-cell table:style-name="ce12"/>
          <table:table-cell table:style-name="ce7" office:value-type="string" calcext:value-type="string">
            <text:p>[A-Z0-9]{2,2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style-name="ce25" table:number-columns-repeated="1009"/>
        </table:table-row>
        <table:table-row table:style-name="ro4">
          <table:table-cell table:style-name="ce3"/>
          <table:table-cell table:style-name="ce3" office:value-type="string" calcext:value-type="string">
            <text:p>String ANBS Uppercase Two To Thirty Characters Simple Type</text:p>
          </table:table-cell>
          <table:table-cell table:style-name="ce3"/>
          <table:table-cell table:style-name="ce3" office:value-type="string" calcext:value-type="string">
            <text:p>A data type for a string that allows two to thir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30" calcext:value-type="float">
            <text:p>30</text:p>
          </table:table-cell>
          <table:table-cell table:style-name="ce12"/>
          <table:table-cell table:style-name="ce7" office:value-type="string" calcext:value-type="string">
            <text:p>[\-\.,\(\)\?A-Z0-9&amp;#x20;]{2,3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style-name="ce25" table:number-columns-repeated="1009"/>
        </table:table-row>
        <table:table-row table:style-name="ro4">
          <table:table-cell table:style-name="ce3"/>
          <table:table-cell table:style-name="ce3" office:value-type="string" calcext:value-type="string">
            <text:p>String ANBS Uppercase Two To Thirty Two Characters Simple Type</text:p>
          </table:table-cell>
          <table:table-cell table:style-name="ce3"/>
          <table:table-cell table:style-name="ce3" office:value-type="string" calcext:value-type="string">
            <text:p>A data type for a string that allows two to thirty two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32" calcext:value-type="float">
            <text:p>32</text:p>
          </table:table-cell>
          <table:table-cell table:style-name="ce12"/>
          <table:table-cell table:style-name="ce7" office:value-type="string" calcext:value-type="string">
            <text:p>[\-\.,\(\)\?A-Z0-9&amp;#x20;]{2,3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6">
          <table:table-cell table:style-name="ce3" office:value-type="string" calcext:value-type="string">
            <text:p>Do not rationalize unique FUD</text:p>
          </table:table-cell>
          <table:table-cell table:style-name="ce6" office:value-type="string" calcext:value-type="string">
            <text:p>Internet Protocol Address Ipv6 Simple Type</text:p>
          </table:table-cell>
          <table:table-cell table:style-name="ce6"/>
          <table:table-cell table:style-name="ce6" office:value-type="string" calcext:value-type="string">
            <text:p>A data type that provides the Internet Protocol Version 6 (IPV6) address. A 128-bit address scheme using eight groups of four-digit hexadecimal integers (0-9, a-f, A-F) with colons used as delimiters. The use of the embedded colon is allowed as an exception to the rules of USMTF.</text:p>
          </table:table-cell>
          <table:table-cell table:style-name="ce3"/>
          <table:table-cell table:style-name="ce6" office:value-type="string" calcext:value-type="string">
            <text:p>String</text:p>
          </table:table-cell>
          <table:table-cell table:style-name="ce12" office:value-type="float" office:value="2" calcext:value-type="float">
            <text:p>2</text:p>
          </table:table-cell>
          <table:table-cell table:style-name="ce12" office:value-type="float" office:value="45" calcext:value-type="float">
            <text:p>45</text:p>
          </table:table-cell>
          <table:table-cell table:style-name="ce12"/>
          <table:table-cell table:style-name="ce7" office:value-type="string" calcext:value-type="string">
            <text:p>[\-:A-Fa-f0-9]{2,4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hree To Four Characters Simple Type</text:p>
          </table:table-cell>
          <table:table-cell table:style-name="ce3"/>
          <table:table-cell table:style-name="ce3" office:value-type="string" calcext:value-type="string">
            <text:p>A data type for a string that allows three to four alphabetic uppercase or numeric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4" calcext:value-type="float">
            <text:p>4</text:p>
          </table:table-cell>
          <table:table-cell table:style-name="ce12"/>
          <table:table-cell table:style-name="ce7" office:value-type="string" calcext:value-type="string">
            <text:p>[A-Z0-9]{3,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Level Of Hazard Simple Type</text:p>
          </table:table-cell>
          <table:table-cell table:style-name="ce6"/>
          <table:table-cell table:style-name="ce6" office:value-type="string" calcext:value-type="string">
            <text:p>A data type that provides an indicator for type and level of hazard, expressed by a percentage of incapacitating or lethal dose/dosage. The Type of Hazard, Allowable Values: ICT for Incapacitating Dosage, ID for Incapacitating Dose, LCT for Lethal Dosage, LD for Lethal Dose. Followed by a Quantity in the range 1 through 99.</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5" calcext:value-type="float">
            <text:p>5</text:p>
          </table:table-cell>
          <table:table-cell table:style-name="ce12"/>
          <table:table-cell table:style-name="ce7" office:value-type="string" calcext:value-type="string">
            <text:p>(ICT|ID|LCT|LD)[1-9][0-9]{0,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numeric Uppercase Three To Five Characters Simple Type</text:p>
          </table:table-cell>
          <table:table-cell table:style-name="ce3"/>
          <table:table-cell table:style-name="ce3" office:value-type="string" calcext:value-type="string">
            <text:p>A data type for a string that allows three to five alphabetic uppercase or numeric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5" calcext:value-type="float">
            <text:p>5</text:p>
          </table:table-cell>
          <table:table-cell table:style-name="ce12"/>
          <table:table-cell table:style-name="ce7" office:value-type="string" calcext:value-type="string">
            <text:p>[A-Z0-9]{3,5}</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3.</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Three To Six Characters Simple Type</text:p>
          </table:table-cell>
          <table:table-cell table:style-name="ce3"/>
          <table:table-cell table:style-name="ce3" office:value-type="string" calcext:value-type="string">
            <text:p>A data type for a string that allows three to six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6" calcext:value-type="float">
            <text:p>6</text:p>
          </table:table-cell>
          <table:table-cell table:style-name="ce12"/>
          <table:table-cell table:style-name="ce7" office:value-type="string" calcext:value-type="string">
            <text:p>[\-\.,\(\)\?A-Z0-9]{3,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Length In Nautical Miles Simple Type</text:p>
          </table:table-cell>
          <table:table-cell table:style-name="ce6"/>
          <table:table-cell table:style-name="ce6" office:value-type="string" calcext:value-type="string">
            <text:p>A data type that provides the linear distance in nautical miles. The first element is a number representing the distance, in values from 1 to 9999. The second element is the unit of linear measurement abbreviation NM for Nautical Mile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6" calcext:value-type="float">
            <text:p>6</text:p>
          </table:table-cell>
          <table:table-cell table:style-name="ce12"/>
          <table:table-cell table:style-name="ce7" office:value-type="string" calcext:value-type="string">
            <text:p>[1-9][0-9]{0,3}NM</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Three To Six Characters Simple Type</text:p>
          </table:table-cell>
          <table:table-cell table:style-name="ce3"/>
          <table:table-cell table:style-name="ce3" office:value-type="string" calcext:value-type="string">
            <text:p>A data type for a string that allows three to six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6" calcext:value-type="float">
            <text:p>6</text:p>
          </table:table-cell>
          <table:table-cell table:style-name="ce12"/>
          <table:table-cell table:style-name="ce7" office:value-type="string" calcext:value-type="string">
            <text:p>[A-Z0-9&amp;#x20;]{3,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hree To Six Characters Simple Type</text:p>
          </table:table-cell>
          <table:table-cell table:style-name="ce3"/>
          <table:table-cell table:style-name="ce3" office:value-type="string" calcext:value-type="string">
            <text:p>A data type for a string that allows three to six alphabetic uppercase or numeric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6" calcext:value-type="float">
            <text:p>6</text:p>
          </table:table-cell>
          <table:table-cell table:style-name="ce12"/>
          <table:table-cell table:style-name="ce7" office:value-type="string" calcext:value-type="string">
            <text:p>[A-Z0-9]{3,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Id Set Range Simple Type</text:p>
          </table:table-cell>
          <table:table-cell table:style-name="ce6"/>
          <table:table-cell table:style-name="ce6" office:value-type="string" calcext:value-type="string">
            <text:p>A data type that provides the identification set range, in values from 1 to 511, read lower limit to upper limit separated by a hyphen; example: 1-511.</text:p>
          </table:table-cell>
          <table:table-cell table:style-name="ce3" office:value-type="string" calcext:value-type="string">
            <text:p>Id: Identification</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7" calcext:value-type="float">
            <text:p>7</text:p>
          </table:table-cell>
          <table:table-cell table:style-name="ce12"/>
          <table:table-cell table:style-name="ce7" office:value-type="string" calcext:value-type="string">
            <text:p>([1-9][0-9]{0,1}|[1-4][0-9][0-9]|[5][0][0-9]|510|511)\-([1-9][0-9]{0,1}|[1-4][0-9][0-9]|[5][0][0-9]|510|5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Seven Characters Simple Type</text:p>
          </table:table-cell>
          <table:table-cell table:style-name="ce3"/>
          <table:table-cell table:style-name="ce3" office:value-type="string" calcext:value-type="string">
            <text:p>A data type for a string that allows three to sev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7" calcext:value-type="float">
            <text:p>7</text:p>
          </table:table-cell>
          <table:table-cell table:style-name="ce12"/>
          <table:table-cell table:style-name="ce7" office:value-type="string" calcext:value-type="string">
            <text:p>[\-\.,\(\)\?A-Z0-9&amp;#x20;]{3,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hree To Seven Characters Simple Type</text:p>
          </table:table-cell>
          <table:table-cell table:style-name="ce3"/>
          <table:table-cell table:style-name="ce3" office:value-type="string" calcext:value-type="string">
            <text:p>A data type for a string that allows three to seven alphabetic uppercase or numeric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7" calcext:value-type="float">
            <text:p>7</text:p>
          </table:table-cell>
          <table:table-cell table:style-name="ce12"/>
          <table:table-cell table:style-name="ce7" office:value-type="string" calcext:value-type="string">
            <text:p>[A-Z0-9]{3,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hree To Eight Characters Simple Type</text:p>
          </table:table-cell>
          <table:table-cell table:style-name="ce3"/>
          <table:table-cell table:style-name="ce3" office:value-type="string" calcext:value-type="string">
            <text:p>A data type for a string that allows three to eight alphabetic uppercase or numeric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8" calcext:value-type="float">
            <text:p>8</text:p>
          </table:table-cell>
          <table:table-cell table:style-name="ce12"/>
          <table:table-cell table:style-name="ce7" office:value-type="string" calcext:value-type="string">
            <text:p>[A-Z0-9]{3,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Quantity And Unit Of Weight Mass Measurement Simple Type</text:p>
          </table:table-cell>
          <table:table-cell table:style-name="ce6"/>
          <table:table-cell table:style-name="ce6" office:value-type="string" calcext:value-type="string">
            <text:p>A data type that provides the weight of an object or cargo. A Quantity 1 to 999999 followed by a Unit of Mass Measurement: KG for kilogram, KT for kiloton, LTN for long ton, MT for megaton, TNE for metric ton, LB for pound, STN for short ton, TON for ton.</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9" calcext:value-type="float">
            <text:p>9</text:p>
          </table:table-cell>
          <table:table-cell table:style-name="ce12"/>
          <table:table-cell table:style-name="ce7" office:value-type="string" calcext:value-type="string">
            <text:p>[1-9][0-9]{0,5}(KG|KT|LB|LTN|MT|STN|TNE|TON)</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hree To Nine Characters Simple Type</text:p>
          </table:table-cell>
          <table:table-cell table:style-name="ce3"/>
          <table:table-cell table:style-name="ce3" office:value-type="string" calcext:value-type="string">
            <text:p>A data type for a string that allows three to nine alphabetic uppercase or numeric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9" calcext:value-type="float">
            <text:p>9</text:p>
          </table:table-cell>
          <table:table-cell table:style-name="ce12"/>
          <table:table-cell table:style-name="ce7" office:value-type="string" calcext:value-type="string">
            <text:p>[A-Z0-9]{3,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Ten Characters Simple Type</text:p>
          </table:table-cell>
          <table:table-cell table:style-name="ce3"/>
          <table:table-cell table:style-name="ce3" office:value-type="string" calcext:value-type="string">
            <text:p>A data type for a string that allows three to t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0" calcext:value-type="float">
            <text:p>10</text:p>
          </table:table-cell>
          <table:table-cell table:style-name="ce12"/>
          <table:table-cell table:style-name="ce7" office:value-type="string" calcext:value-type="string">
            <text:p>[\-\.,\(\)\?A-Z0-9&amp;#x20;]{3,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hree To Ten Characters Simple Type</text:p>
          </table:table-cell>
          <table:table-cell table:style-name="ce3"/>
          <table:table-cell table:style-name="ce3" office:value-type="string" calcext:value-type="string">
            <text:p>A data type for a string that allows three to ten alphabetic uppercase or numeric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0" calcext:value-type="float">
            <text:p>10</text:p>
          </table:table-cell>
          <table:table-cell table:style-name="ce12"/>
          <table:table-cell table:style-name="ce7" office:value-type="string" calcext:value-type="string">
            <text:p>[A-Z0-9]{3,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Three To Eleven Characters Simple Type</text:p>
          </table:table-cell>
          <table:table-cell table:style-name="ce3"/>
          <table:table-cell table:style-name="ce3" office:value-type="string" calcext:value-type="string">
            <text:p>A data type for a string that allows three to elev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1" calcext:value-type="float">
            <text:p>11</text:p>
          </table:table-cell>
          <table:table-cell table:style-name="ce12"/>
          <table:table-cell table:style-name="ce7" office:value-type="string" calcext:value-type="string">
            <text:p>[\-\.,\(\)\?A-Z0-9]{3,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hree To Eleven Characters Simple Type</text:p>
          </table:table-cell>
          <table:table-cell table:style-name="ce3"/>
          <table:table-cell table:style-name="ce3" office:value-type="string" calcext:value-type="string">
            <text:p>A data type for a string that allows three to eleven alphabetic uppercase or numeric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1" calcext:value-type="float">
            <text:p>11</text:p>
          </table:table-cell>
          <table:table-cell table:style-name="ce12"/>
          <table:table-cell table:style-name="ce7" office:value-type="string" calcext:value-type="string">
            <text:p>[A-Z0-9]{3,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Altitude Or Altitude Band In MSL Or FL Simple Type</text:p>
          </table:table-cell>
          <table:table-cell table:style-name="ce6"/>
          <table:table-cell table:style-name="ce6" office:value-type="string" calcext:value-type="string">
            <text:p>A data type that allows the entry of mean sea level altitude or flight level (pressure) altitude; individually, or as a band representing minimum and maximum. The altitude and altitude band above mean sea level will be expressed as a measurement in feet. The first element of height is a number between 0 and 99999. The second element is the measurement indicator MSL. The flight level (pressure) altitude and <text:s/>altitude band will be expressed as a measurement in hundreds of feet.</text:p>
          </table:table-cell>
          <table:table-cell table:style-name="ce3" office:value-type="string" calcext:value-type="string">
            <text:p>MSL: Mean Sea Level</text:p>
            <text:p>FL: Flight Leve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2" calcext:value-type="float">
            <text:p>12</text:p>
          </table:table-cell>
          <table:table-cell table:style-name="ce12"/>
          <table:table-cell table:style-name="ce7" office:value-type="string" calcext:value-type="string">
            <text:p>(0|[1-9][0-9]{0,4})(\-(0|[1-9][0-9]{0,4})){0,1}MSL|(FL[0-9]{3}(\-FL[0-9]{3}){0,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Twelve Characters Simple Type</text:p>
          </table:table-cell>
          <table:table-cell table:style-name="ce3"/>
          <table:table-cell table:style-name="ce3" office:value-type="string" calcext:value-type="string">
            <text:p>A data type for a string that allows three to twel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2" calcext:value-type="float">
            <text:p>12</text:p>
          </table:table-cell>
          <table:table-cell table:style-name="ce12"/>
          <table:table-cell table:style-name="ce7" office:value-type="string" calcext:value-type="string">
            <text:p>[\-\.,\(\)\?A-Z0-9&amp;#x20;]{3,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S Uppercase Three To Twelve Characters Simple Type</text:p>
          </table:table-cell>
          <table:table-cell table:style-name="ce3"/>
          <table:table-cell table:style-name="ce3" office:value-type="string" calcext:value-type="string">
            <text:p>A data type for a string that allows three to twelv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2" calcext:value-type="float">
            <text:p>12</text:p>
          </table:table-cell>
          <table:table-cell table:style-name="ce12"/>
          <table:table-cell table:style-name="ce7" office:value-type="string" calcext:value-type="string">
            <text:p>[\-\.,\(\)\?A-Z0-9]{3,12}</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9.</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Three To Twelve Characters Simple Type</text:p>
          </table:table-cell>
          <table:table-cell table:style-name="ce3"/>
          <table:table-cell table:style-name="ce3" office:value-type="string" calcext:value-type="string">
            <text:p>A data type for a string that allows three to twelve alphabetic uppercase or blank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2" calcext:value-type="float">
            <text:p>12</text:p>
          </table:table-cell>
          <table:table-cell table:style-name="ce12"/>
          <table:table-cell table:style-name="ce7" office:value-type="string" calcext:value-type="string">
            <text:p>[A-Z&amp;#x20;]{3,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Three To Twelve Character Simple Type</text:p>
          </table:table-cell>
          <table:table-cell table:style-name="ce3"/>
          <table:table-cell table:style-name="ce3" office:value-type="string" calcext:value-type="string">
            <text:p>A data type for a string that allows three to twelve alphabetic uppercase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2" calcext:value-type="float">
            <text:p>12</text:p>
          </table:table-cell>
          <table:table-cell table:style-name="ce12"/>
          <table:table-cell table:style-name="ce7" office:value-type="string" calcext:value-type="string">
            <text:p>[A-Z]{3,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BS Uppercase Three To Thirteen Characters Simple Type</text:p>
          </table:table-cell>
          <table:table-cell table:style-name="ce3"/>
          <table:table-cell table:style-name="ce3" office:value-type="string" calcext:value-type="string">
            <text:p>A data type for a string that allows three to thir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3" calcext:value-type="float">
            <text:p>13</text:p>
          </table:table-cell>
          <table:table-cell table:style-name="ce12"/>
          <table:table-cell table:style-name="ce7" office:value-type="string" calcext:value-type="string">
            <text:p>[\-\.,\(\)\?A-Z0-9&amp;#x20;]{3,13}</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9.</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Fifteen Characters Simple Type</text:p>
          </table:table-cell>
          <table:table-cell table:style-name="ce3"/>
          <table:table-cell table:style-name="ce3" office:value-type="string" calcext:value-type="string">
            <text:p>A data type for a string that allows three to fif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5" calcext:value-type="float">
            <text:p>15</text:p>
          </table:table-cell>
          <table:table-cell table:style-name="ce12"/>
          <table:table-cell table:style-name="ce7" office:value-type="string" calcext:value-type="string">
            <text:p>[\-\.,\(\)\?A-Z0-9&amp;#x20;]{3,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Special Three To Sixteen Characters Simple Type</text:p>
          </table:table-cell>
          <table:table-cell table:style-name="ce3"/>
          <table:table-cell table:style-name="ce3" office:value-type="string" calcext:value-type="string">
            <text:p>A data type for a string that allows three to sixteen alphabetic uppercase or special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6" calcext:value-type="float">
            <text:p>16</text:p>
          </table:table-cell>
          <table:table-cell table:style-name="ce12"/>
          <table:table-cell table:style-name="ce7" office:value-type="string" calcext:value-type="string">
            <text:p>[\-\.,\(\)\?A-Z]{3,1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Unit Reference Number Block Assignment Simple Type</text:p>
          </table:table-cell>
          <table:table-cell table:style-name="ce6"/>
          <table:table-cell table:style-name="ce6" office:value-type="string" calcext:value-type="string">
            <text:p>A data type that provides a block of unit reference numbers in the range 0 through 16777215 assigned to uniquely identify friendly military units, broadcast networks and multicast groups, read from lower limit to upper limit separated by a hyphen; example: 16777000-16777215.</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7" calcext:value-type="float">
            <text:p>17</text:p>
          </table:table-cell>
          <table:table-cell table:style-name="ce12"/>
          <table:table-cell table:style-name="ce7" office:value-type="string" calcext:value-type="string">
            <text:p>([0-9]{1,7}|[1][0-5][0-9]{6}|[1][6][0-6][0-9]{5}|[1][6][7][0-6][0-9]{4}|[1][6][7][7][0-6][0-9]{3}|[1][6][7][7][7](0|1)[0-9]{2}|[1][6][7][7][7][2][0][0-9]|[1][6][7][7][7][2][1][0-5])\-([0-9]{1,7}|[1][0-5][0-9]{6}|[1][6][0-6][0-9]{5}|[1][6][7][0-6][0-9]{4}|[1][6][7][7][0-6][0-9]{3}|[1][6][7][7][7](0|1)[0-9]{2}|[1][6][7][7][7][2][0][0-9]|[1][6][7][7][7][2][1][0-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S Uppercase Three To Eighteen Characters Simple Type</text:p>
          </table:table-cell>
          <table:table-cell table:style-name="ce3"/>
          <table:table-cell table:style-name="ce3" office:value-type="string" calcext:value-type="string">
            <text:p>A data type for a string that allows three to eighte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8" calcext:value-type="float">
            <text:p>18</text:p>
          </table:table-cell>
          <table:table-cell table:style-name="ce12"/>
          <table:table-cell table:style-name="ce7" office:value-type="string" calcext:value-type="string">
            <text:p>[\-\.,\(\)\?A-Z0-9]{3,18}</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203.</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7" office:value-type="string" calcext:value-type="string">
            <text:p>Radio Frequency Simple Type</text:p>
          </table:table-cell>
          <table:table-cell table:style-name="ce7"/>
          <table:table-cell table:style-name="ce6" office:value-type="string" calcext:value-type="string">
            <text:p>A data type that provides the frequency at which electromagnetic radiation of energy is possible. The first element is a number representing the frequency, in values from 0 to 99999999 (0 to 7 decimal places). The second element is the Frequency Unit of Measurement, allowing a choice of GHZ for Gigahertz, HZ for Hertz, KHZ for Kilohertz, or MHZ for Megahertz.</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19" calcext:value-type="float">
            <text:p>19</text:p>
          </table:table-cell>
          <table:table-cell table:style-name="ce12"/>
          <table:table-cell table:style-name="ce7" office:value-type="string" calcext:value-type="string">
            <text:p>([0-9][0-9]{0,6}([0-9]|[0-8]{0,1}(\.[0-9]{0,6}[1-9])){0,1})(GHZ|HZ|KHZ|MHZ)</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BS Uppercase Three To Twenty Characters Simple Type</text:p>
          </table:table-cell>
          <table:table-cell table:style-name="ce3"/>
          <table:table-cell table:style-name="ce3" office:value-type="string" calcext:value-type="string">
            <text:p>A data type for a string that allows three to twenty alphabetic uppercase, blank, <text:s/>or special characters.</text:p>
          </table:table-cell>
          <table:table-cell table:style-name="ce3" office:value-type="string" calcext:value-type="string">
            <text:p>ABS: Alphabet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20" calcext:value-type="float">
            <text:p>20</text:p>
          </table:table-cell>
          <table:table-cell table:style-name="ce12"/>
          <table:table-cell table:style-name="ce7" office:value-type="string" calcext:value-type="string">
            <text:p>[\-\.,\(\)\?A-Z&amp;#x20;]{3,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Twenty Characters Simple Type</text:p>
          </table:table-cell>
          <table:table-cell table:style-name="ce3"/>
          <table:table-cell table:style-name="ce3" office:value-type="string" calcext:value-type="string">
            <text:p>A data type for a string that allows three to twen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20" calcext:value-type="float">
            <text:p>20</text:p>
          </table:table-cell>
          <table:table-cell table:style-name="ce12"/>
          <table:table-cell table:style-name="ce7" office:value-type="string" calcext:value-type="string">
            <text:p>[\-\.,\(\)\?A-Z0-9&amp;#x20;]{3,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9">
          <table:table-cell table:style-name="ce3" office:value-type="string" calcext:value-type="string">
            <text:p>Do not rationalize unique FUD</text:p>
          </table:table-cell>
          <table:table-cell table:style-name="ce6" office:value-type="string" calcext:value-type="string">
            <text:p>Specific Radio Frequency Simple Type</text:p>
          </table:table-cell>
          <table:table-cell table:style-name="ce6"/>
          <table:table-cell table:style-name="ce6" office:value-type="string" calcext:value-type="string">
            <text:p>A data type that provides the frequency at which electromagnetic radiation of energy is possible. The first element is a number representing the Frequency, in values from 0 to 99999999999 (0 to 10 decimal places allowed). The second element is the Radio Frequency Unit of Measurement, with a choice of GHZ for Gigahertz, HZ for Hertz, KHZ for Kilohertz, or MHZ for Megahertz.</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25" calcext:value-type="float">
            <text:p>25</text:p>
          </table:table-cell>
          <table:table-cell table:style-name="ce12"/>
          <table:table-cell table:style-name="ce7" office:value-type="string" calcext:value-type="string">
            <text:p>([0-9][0-9]{0,9}([0-9]|[0-8]{0,1}(\.[0-9]{0,9}[1-9])){0,1})(GHZ|HZ|KHZ|MHZ)</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Three To Twenty Six Characters Simple Type</text:p>
          </table:table-cell>
          <table:table-cell table:style-name="ce3"/>
          <table:table-cell table:style-name="ce3" office:value-type="string" calcext:value-type="string">
            <text:p>A data type for strings that allows three to twenty six alphabetic uppercase or blank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26" calcext:value-type="float">
            <text:p>26</text:p>
          </table:table-cell>
          <table:table-cell table:style-name="ce12"/>
          <table:table-cell table:style-name="ce7" office:value-type="string" calcext:value-type="string">
            <text:p>[A-Z&amp;#x20;]{3,2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Twenty Nine Characters Simple Type</text:p>
          </table:table-cell>
          <table:table-cell table:style-name="ce3"/>
          <table:table-cell table:style-name="ce3" office:value-type="string" calcext:value-type="string">
            <text:p>A data type for a string that allows three to twenty nin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29" calcext:value-type="float">
            <text:p>29</text:p>
          </table:table-cell>
          <table:table-cell table:style-name="ce12"/>
          <table:table-cell table:style-name="ce7" office:value-type="string" calcext:value-type="string">
            <text:p>[\-\.,\(\)\?A-Z0-9&amp;#x20;]{3,2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Thirty Characters Simple Type</text:p>
          </table:table-cell>
          <table:table-cell table:style-name="ce3"/>
          <table:table-cell table:style-name="ce3" office:value-type="string" calcext:value-type="string">
            <text:p>A data type for a string that allows three to thir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30" calcext:value-type="float">
            <text:p>30</text:p>
          </table:table-cell>
          <table:table-cell table:style-name="ce12"/>
          <table:table-cell table:style-name="ce7" office:value-type="string" calcext:value-type="string">
            <text:p>[\-\.,\(\)\?A-Z0-9&amp;#x20;]{3,3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hree To Thirty Characters Simple Type</text:p>
          </table:table-cell>
          <table:table-cell table:style-name="ce3"/>
          <table:table-cell table:style-name="ce3" office:value-type="string" calcext:value-type="string">
            <text:p>A data type for a string that allows three to thirty alphabetic uppercase or numeric characters.</text:p>
          </table:table-cell>
          <table:table-cell table:style-name="ce3"/>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30" calcext:value-type="float">
            <text:p>30</text:p>
          </table:table-cell>
          <table:table-cell table:style-name="ce12"/>
          <table:table-cell table:style-name="ce7" office:value-type="string" calcext:value-type="string">
            <text:p>[A-Z0-9]{3,3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Thirty Six Characters Simple Type</text:p>
          </table:table-cell>
          <table:table-cell table:style-name="ce3"/>
          <table:table-cell table:style-name="ce3" office:value-type="string" calcext:value-type="string">
            <text:p>A data type for a string that allows three to thirty six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36" calcext:value-type="float">
            <text:p>36</text:p>
          </table:table-cell>
          <table:table-cell table:style-name="ce12"/>
          <table:table-cell table:style-name="ce7" office:value-type="string" calcext:value-type="string">
            <text:p>[\-\.,\(\)\?A-Z0-9&amp;#x20;]{3,3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Fifty Characters Simple Type</text:p>
          </table:table-cell>
          <table:table-cell table:style-name="ce3"/>
          <table:table-cell table:style-name="ce3" office:value-type="string" calcext:value-type="string">
            <text:p>A data type for a string that allows three to fif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50" calcext:value-type="float">
            <text:p>50</text:p>
          </table:table-cell>
          <table:table-cell table:style-name="ce12"/>
          <table:table-cell table:style-name="ce7" office:value-type="string" calcext:value-type="string">
            <text:p>[\-\.,\(\)\?A-Z0-9&amp;#x20;]{3,5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ree To Fifty Five Characters Simple Type</text:p>
          </table:table-cell>
          <table:table-cell table:style-name="ce3"/>
          <table:table-cell table:style-name="ce3" office:value-type="string" calcext:value-type="string">
            <text:p>A data type for a string that allows three to fifty fi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3" calcext:value-type="float">
            <text:p>3</text:p>
          </table:table-cell>
          <table:table-cell table:style-name="ce12" office:value-type="float" office:value="55" calcext:value-type="float">
            <text:p>55</text:p>
          </table:table-cell>
          <table:table-cell table:style-name="ce12"/>
          <table:table-cell table:style-name="ce7" office:value-type="string" calcext:value-type="string">
            <text:p>[\-\.,\(\)\?A-Z0-9&amp;#x20;]{3,5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Four To Five Characters Simple Type</text:p>
          </table:table-cell>
          <table:table-cell table:style-name="ce3"/>
          <table:table-cell table:style-name="ce3" office:value-type="string" calcext:value-type="string">
            <text:p>A data type for a string that allows four to fiv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table:table-cell table:style-name="ce7" office:value-type="string" calcext:value-type="string">
            <text:p>[\-\.,\(\)\?A-Z0-9]{4,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MILSTD And Series Simple Type</text:p>
          </table:table-cell>
          <table:table-cell table:style-name="ce6"/>
          <table:table-cell table:style-name="ce6" office:value-type="string" calcext:value-type="string">
            <text:p>A data type that provides the Military Standard (MILSTD) number and series.</text:p>
          </table:table-cell>
          <table:table-cell table:style-name="ce3" office:value-type="string" calcext:value-type="string">
            <text:p>MILSTD: Millitary Standard</text:p>
          </table:table-cell>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table:table-cell table:style-name="ce7" office:value-type="string" calcext:value-type="string">
            <text:p>[0-9]{4,4}[A-Z]{0,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lphanumeric Uppercase 0 To 7 Four To Five Characters Simple Type</text:p>
          </table:table-cell>
          <table:table-cell table:style-name="ce3"/>
          <table:table-cell table:style-name="ce3" office:value-type="string" calcext:value-type="string">
            <text:p>A data type for a string that allows four to five alphabetic uppercase and numeric characters in the range 0 to 7.</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table:table-cell table:style-name="ce7" office:value-type="string" calcext:value-type="string">
            <text:p>[A-Z0-7]{4,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Four To Five Characters Simple Type</text:p>
          </table:table-cell>
          <table:table-cell table:style-name="ce3"/>
          <table:table-cell table:style-name="ce3" office:value-type="string" calcext:value-type="string">
            <text:p>A data type for a string that allows four to five alphabetic uppercase or numeric characters.</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table:table-cell table:style-name="ce7" office:value-type="string" calcext:value-type="string">
            <text:p>[A-Z0-9]{4,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Four To Six Characters Simple Type</text:p>
          </table:table-cell>
          <table:table-cell table:style-name="ce3"/>
          <table:table-cell table:style-name="ce3" office:value-type="string" calcext:value-type="string">
            <text:p>A data type for a string that allows four to six alphabetic uppercase or numeric characters.</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6" calcext:value-type="float">
            <text:p>6</text:p>
          </table:table-cell>
          <table:table-cell table:style-name="ce12"/>
          <table:table-cell table:style-name="ce7" office:value-type="string" calcext:value-type="string">
            <text:p>[A-Z0-9]{4,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Four To Seven Characters Simple Type</text:p>
          </table:table-cell>
          <table:table-cell table:style-name="ce3"/>
          <table:table-cell table:style-name="ce3" office:value-type="string" calcext:value-type="string">
            <text:p>A data type for a string that allows four to sev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7" calcext:value-type="float">
            <text:p>7</text:p>
          </table:table-cell>
          <table:table-cell table:style-name="ce12"/>
          <table:table-cell table:style-name="ce7" office:value-type="string" calcext:value-type="string">
            <text:p>[\-\.,\(\)\?A-Z0-9&amp;#x20;]{4,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Four To Seven Characters Simple Type</text:p>
          </table:table-cell>
          <table:table-cell table:style-name="ce3"/>
          <table:table-cell table:style-name="ce3" office:value-type="string" calcext:value-type="string">
            <text:p>A data type for a string that allows four to sev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7" calcext:value-type="float">
            <text:p>7</text:p>
          </table:table-cell>
          <table:table-cell table:style-name="ce12"/>
          <table:table-cell table:style-name="ce7" office:value-type="string" calcext:value-type="string">
            <text:p>[\-\.,\(\)\?A-Z0-9]{4,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Four To Seven Characters Simple Type</text:p>
          </table:table-cell>
          <table:table-cell table:style-name="ce3"/>
          <table:table-cell table:style-name="ce3" office:value-type="string" calcext:value-type="string">
            <text:p>A data type for a string that allows four to seven alphabetic uppercase or numeric characters.</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7" calcext:value-type="float">
            <text:p>7</text:p>
          </table:table-cell>
          <table:table-cell table:style-name="ce12"/>
          <table:table-cell table:style-name="ce7" office:value-type="string" calcext:value-type="string">
            <text:p>[A-Z0-9]{4,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Four To Eight Characters Simple Type</text:p>
          </table:table-cell>
          <table:table-cell table:style-name="ce3"/>
          <table:table-cell table:style-name="ce3" office:value-type="string" calcext:value-type="string">
            <text:p>A data type for a string that allows four to eight alphabetic uppercase characters.</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8" calcext:value-type="float">
            <text:p>8</text:p>
          </table:table-cell>
          <table:table-cell table:style-name="ce12"/>
          <table:table-cell table:style-name="ce7" office:value-type="string" calcext:value-type="string">
            <text:p>[A-Z]{4,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Velocity In Meters Per Second Simple Type</text:p>
          </table:table-cell>
          <table:table-cell table:style-name="ce6"/>
          <table:table-cell table:style-name="ce6" office:value-type="string" calcext:value-type="string">
            <text:p>A data type that provides the velocity of an object in meters per second. The Quantity -99999 to 99999. Followed by the Unit of Measurement: MPS for meters per second.</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9" calcext:value-type="float">
            <text:p>9</text:p>
          </table:table-cell>
          <table:table-cell table:style-name="ce12"/>
          <table:table-cell table:style-name="ce7" office:value-type="string" calcext:value-type="string">
            <text:p>(0|[\-]{0,1}[1-9][0-9]{0,4})MPS</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Four To Ten Characters Simple Type</text:p>
          </table:table-cell>
          <table:table-cell table:style-name="ce3"/>
          <table:table-cell table:style-name="ce3" office:value-type="string" calcext:value-type="string">
            <text:p>A data type for a string that allows four to ten alphabetic uppercase or blank characters.</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10" calcext:value-type="float">
            <text:p>10</text:p>
          </table:table-cell>
          <table:table-cell table:style-name="ce12"/>
          <table:table-cell table:style-name="ce7" office:value-type="string" calcext:value-type="string">
            <text:p>[A-Z&amp;#x20;]{4,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9">
          <table:table-cell table:style-name="ce3" office:value-type="string" calcext:value-type="string">
            <text:p>Do not rationalize unique FUD</text:p>
          </table:table-cell>
          <table:table-cell table:style-name="ce6" office:value-type="string" calcext:value-type="string">
            <text:p>Speed Simple Type</text:p>
          </table:table-cell>
          <table:table-cell table:style-name="ce6"/>
          <table:table-cell table:style-name="ce6" office:value-type="string" calcext:value-type="string">
            <text:p>A data type that provides the speed of a target, vehicle, object, or phenomenon. The first element is a number representing the speed, in values from 0 to 9999 (0 to 3 decimal places). The second element is the unit of speed/velocity measurement, allowing a choice of KPH for kilometers per hour, MPS for meters per second, KTS for nautical miles per hour, and MPH for statute miles per hour.</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11" calcext:value-type="float">
            <text:p>11</text:p>
          </table:table-cell>
          <table:table-cell table:style-name="ce12"/>
          <table:table-cell table:style-name="ce7" office:value-type="string" calcext:value-type="string">
            <text:p>([0-9][0-9]{0,2}([0-9]|[0-8]?d*(\.[0-9]{0,2}[1-9]))?)(KPH|MPS|KTS|MPH)</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10">
          <table:table-cell table:style-name="ce3" office:value-type="string" calcext:value-type="string">
            <text:p>Do not rationalize unique FUD</text:p>
          </table:table-cell>
          <table:table-cell table:style-name="ce6" office:value-type="string" calcext:value-type="string">
            <text:p>Level Of Dose Rate Or Dosage And Unit Of Measurement Simple Type</text:p>
          </table:table-cell>
          <table:table-cell table:style-name="ce6"/>
          <table:table-cell table:style-name="ce6" office:value-type="string" calcext:value-type="string">
            <text:p>A data type that provides the quantity of dose rate/dosage and the unit of measurement. A Quantity in the range .000001 through 10000000. There is an 8-character maximum. Followed by the Unit of Dose Rate/Dosage. Allowable Values: CGH for Centigray Per Hour, CSH for Centisievert Per Hour, MGH for Milligray Per Hour, MM3 for Milligram-Minutes Per Cubic Meter, MSH for Millisievert Per Hour, UGH for Microgray Per Hour, USH for Microsievert Per Hour.</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11" calcext:value-type="float">
            <text:p>11</text:p>
          </table:table-cell>
          <table:table-cell table:style-name="ce12"/>
          <table:table-cell table:style-name="ce7" office:value-type="string" calcext:value-type="string">
            <text:p>(10000000|[1-9][0-9]{0,6}|([1-9][0-9]{0,6}){0,1}\.[0-9]{0,5}[1-9])(CGM|CSM|MGH|MM3|MSH|UGH|USH)</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10">
          <table:table-cell table:style-name="ce3" office:value-type="string" calcext:value-type="string">
            <text:p>Do not rationalize unique FUD</text:p>
          </table:table-cell>
          <table:table-cell table:style-name="ce6" office:value-type="string" calcext:value-type="string">
            <text:p>Level Of Dose And Unit Of Measurement Simple Type</text:p>
          </table:table-cell>
          <table:table-cell table:style-name="ce6"/>
          <table:table-cell table:style-name="ce6" office:value-type="string" calcext:value-type="string">
            <text:p>A data type that provides the quantity of dose and the unit of measurement. A Quantity in the range .000001 through 10000000. There is an 8-character maximum. Followed by the Unit of Dose. Allowable Values: CGY for Centigray, CSV for Centisievert, UGKP for Microgram Per 70 KG Person, UGY for Microgray, USV for Microsievert, MPK for Milligram Per 70 KG Person, MGY for Milligray, MSV for Millisievert, NOO for Number Of Micro-Organisms.</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12" calcext:value-type="float">
            <text:p>12</text:p>
          </table:table-cell>
          <table:table-cell table:style-name="ce12"/>
          <table:table-cell table:style-name="ce7" office:value-type="string" calcext:value-type="string">
            <text:p>(10000000|[1-9][0-9]{0,6}|([1-9][0-9]{0,6}){0,1}\.[0-9]{0,5}[1-9])(CGY|CSV|UGKP|UGY|USV|MPK|MGM|MSV|NOO)</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Four To Twelve Characters Simple Type</text:p>
          </table:table-cell>
          <table:table-cell table:style-name="ce3"/>
          <table:table-cell table:style-name="ce3" office:value-type="string" calcext:value-type="string">
            <text:p>A data type for a string that allows four to twel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12" calcext:value-type="float">
            <text:p>12</text:p>
          </table:table-cell>
          <table:table-cell table:style-name="ce12"/>
          <table:table-cell table:style-name="ce7" office:value-type="string" calcext:value-type="string">
            <text:p>[\-\.,\(\)\?A-Z0-9&amp;#x20;]{4,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Four To Fourteen Characters Simple Type</text:p>
          </table:table-cell>
          <table:table-cell table:style-name="ce3"/>
          <table:table-cell table:style-name="ce3" office:value-type="string" calcext:value-type="string">
            <text:p>A data type for a string that allows four to fourteen alphabetic uppercase or blank characters.</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14" calcext:value-type="float">
            <text:p>14</text:p>
          </table:table-cell>
          <table:table-cell table:style-name="ce12"/>
          <table:table-cell table:style-name="ce7" office:value-type="string" calcext:value-type="string">
            <text:p>[A-Z&amp;#x20;]{4,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9">
          <table:table-cell table:style-name="ce3" office:value-type="string" calcext:value-type="string">
            <text:p>Do not rationalize unique FUD</text:p>
          </table:table-cell>
          <table:table-cell table:style-name="ce6" office:value-type="string" calcext:value-type="string">
            <text:p>Data Rate Of A Communications Satellite Access Simple Type</text:p>
          </table:table-cell>
          <table:table-cell table:style-name="ce6"/>
          <table:table-cell table:style-name="ce6" office:value-type="string" calcext:value-type="string">
            <text:p>A data type that provides the rate of a data transmission. The first element is a number representing the Data Rate, in values from 0 to 999999 (0 to 5 decimal places allowed). The second element is a Unit of Data Rate Measurement, allowing a choice of BPS for Bits Per Second, KBPS for Kilobits Per Second, GBPS for Gigabits Per Second, or MBPS for Megabits Per Second.</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16" calcext:value-type="float">
            <text:p>16</text:p>
          </table:table-cell>
          <table:table-cell table:style-name="ce12"/>
          <table:table-cell table:style-name="ce7" office:value-type="string" calcext:value-type="string">
            <text:p>([0-9][0-9]{0,4}([0-9]|[0-8]{0,1}(\.[0-9]{0,4}[1-9])){0,1})(BPS|KBPS|GBPS|MBPS)</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Four To Twenty Characters Simple Type</text:p>
          </table:table-cell>
          <table:table-cell table:style-name="ce3"/>
          <table:table-cell table:style-name="ce3" office:value-type="string" calcext:value-type="string">
            <text:p>A data type for a string that allows four to twen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20" calcext:value-type="float">
            <text:p>20</text:p>
          </table:table-cell>
          <table:table-cell table:style-name="ce12"/>
          <table:table-cell table:style-name="ce7" office:value-type="string" calcext:value-type="string">
            <text:p>[\-\.,\(\)\?A-Z0-9&amp;#x20;]{4,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Four To Twenty Five Characters Simple Type</text:p>
          </table:table-cell>
          <table:table-cell table:style-name="ce3"/>
          <table:table-cell table:style-name="ce3" office:value-type="string" calcext:value-type="string">
            <text:p>A data type for a string that allows four to twenty fi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25" calcext:value-type="float">
            <text:p>25</text:p>
          </table:table-cell>
          <table:table-cell table:style-name="ce12"/>
          <table:table-cell table:style-name="ce7" office:value-type="string" calcext:value-type="string">
            <text:p>[\-\.,\(\)\?A-Z0-9&amp;#x20;]{4,2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BS Uppercase Four To Thirty Five Characters Simple Type</text:p>
          </table:table-cell>
          <table:table-cell table:style-name="ce3"/>
          <table:table-cell table:style-name="ce3" office:value-type="string" calcext:value-type="string">
            <text:p>A data type for a string that allows four to thirty fi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35" calcext:value-type="float">
            <text:p>35</text:p>
          </table:table-cell>
          <table:table-cell table:style-name="ce12"/>
          <table:table-cell table:style-name="ce7" office:value-type="string" calcext:value-type="string">
            <text:p>[\-\.,\(\)\?A-Z0-9&amp;#x20;]{4,35}</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64.</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Four To Thirty Seven Characters Simple Type</text:p>
          </table:table-cell>
          <table:table-cell table:style-name="ce3"/>
          <table:table-cell table:style-name="ce3" office:value-type="string" calcext:value-type="string">
            <text:p>A data type for a string that allows four to thirty seven alphabetic uppercase or blank characters.</text:p>
          </table:table-cell>
          <table:table-cell table:style-name="ce3"/>
          <table:table-cell table:style-name="ce6" office:value-type="string" calcext:value-type="string">
            <text:p>String</text:p>
          </table:table-cell>
          <table:table-cell table:style-name="ce12" office:value-type="float" office:value="4" calcext:value-type="float">
            <text:p>4</text:p>
          </table:table-cell>
          <table:table-cell table:style-name="ce12" office:value-type="float" office:value="37" calcext:value-type="float">
            <text:p>37</text:p>
          </table:table-cell>
          <table:table-cell table:style-name="ce12"/>
          <table:table-cell table:style-name="ce7" office:value-type="string" calcext:value-type="string">
            <text:p>[A-Z&amp;#x20;]{4,3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6">
          <table:table-cell table:style-name="ce3" office:value-type="string" calcext:value-type="string">
            <text:p>Do not rationalize unique FUD</text:p>
          </table:table-cell>
          <table:table-cell table:style-name="ce6" office:value-type="string" calcext:value-type="string">
            <text:p>Boundary Speed Simple Type</text:p>
          </table:table-cell>
          <table:table-cell table:style-name="ce6"/>
          <table:table-cell table:style-name="ce6" office:value-type="string" calcext:value-type="string">
            <text:p>A data type that provides the measurement using speed in knots which defines the upper and lower limits of a boundary. The first element is a number representing the speed, in values from 00 to 999. The second element is the unit of speed measurement KTS for Knots.</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6" calcext:value-type="float">
            <text:p>6</text:p>
          </table:table-cell>
          <table:table-cell table:style-name="ce12"/>
          <table:table-cell table:style-name="ce7" office:value-type="string" calcext:value-type="string">
            <text:p>([0-9][0-9]|[1-9][0-9][0-9])KTS</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Five To Six Characters Simple Type</text:p>
          </table:table-cell>
          <table:table-cell table:style-name="ce3"/>
          <table:table-cell table:style-name="ce3" office:value-type="string" calcext:value-type="string">
            <text:p>A data type for a string that allows five to six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6" calcext:value-type="float">
            <text:p>6</text:p>
          </table:table-cell>
          <table:table-cell table:style-name="ce12"/>
          <table:table-cell table:style-name="ce7" office:value-type="string" calcext:value-type="string">
            <text:p>[\-\.,\(\)\?A-Z0-9]{5,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Five To Six Characters Simple Type</text:p>
          </table:table-cell>
          <table:table-cell table:style-name="ce3"/>
          <table:table-cell table:style-name="ce3" office:value-type="string" calcext:value-type="string">
            <text:p>A data type for a string that allows five to six alphabetic uppercase,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6" calcext:value-type="float">
            <text:p>6</text:p>
          </table:table-cell>
          <table:table-cell table:style-name="ce12"/>
          <table:table-cell table:style-name="ce7" office:value-type="string" calcext:value-type="string">
            <text:p>[A-Z0-9&amp;#x20;]{5,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Five To Six Characters Simple Type</text:p>
          </table:table-cell>
          <table:table-cell table:style-name="ce3"/>
          <table:table-cell table:style-name="ce3" office:value-type="string" calcext:value-type="string">
            <text:p>A data type for a string that allows five to six alphabetic uppercase or numeric characters.</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6" calcext:value-type="float">
            <text:p>6</text:p>
          </table:table-cell>
          <table:table-cell table:style-name="ce12"/>
          <table:table-cell table:style-name="ce7" office:value-type="string" calcext:value-type="string">
            <text:p>[A-Z0-9]{5,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10">
          <table:table-cell table:style-name="ce3" office:value-type="string" calcext:value-type="string">
            <text:p>Do not rationalize unique FUD</text:p>
          </table:table-cell>
          <table:table-cell table:style-name="ce6" office:value-type="string" calcext:value-type="string">
            <text:p>Global Area Reference System Simple Type</text:p>
          </table:table-cell>
          <table:table-cell table:style-name="ce6"/>
          <table:table-cell table:style-name="ce6" office:value-type="string" calcext:value-type="string">
            <text:p>A data type that provides the Global Area Reference System (GARS) is the standard reference system authorized for reporting and referencing 30x30, 15x15, and 5x5 minute areas. The GARS uses three numbers (001-720) followed by two letters (AA-QZ, omit I and O) to describe a unique 30 minute by 30 minute area. The origin point for the system is 90 degrees south (the South Pole) and 180 degrees east/west.</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7" calcext:value-type="float">
            <text:p>7</text:p>
          </table:table-cell>
          <table:table-cell table:style-name="ce12"/>
          <table:table-cell table:style-name="ce7" office:value-type="string" calcext:value-type="string">
            <text:p>(00[1-9]|0[1-9][0-9]|[1-6][0-9][0-9]|7[0-1][0-9]|720)([A-H]|[J-N]|[P-Q])([A-H]|[J-N]|[P-Z])([1-4]|[1-4][1-9]){0,1}</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s 396 and 397.</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Five To Seven Characters Simple Type</text:p>
          </table:table-cell>
          <table:table-cell table:style-name="ce3"/>
          <table:table-cell table:style-name="ce3" office:value-type="string" calcext:value-type="string">
            <text:p>A data type for a string that allows five to seven alphabetic uppercase characters.</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7" calcext:value-type="float">
            <text:p>7</text:p>
          </table:table-cell>
          <table:table-cell table:style-name="ce12"/>
          <table:table-cell table:style-name="ce7" office:value-type="string" calcext:value-type="string">
            <text:p>[A-Z]{5,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Five To Seven Characters Simple Type</text:p>
          </table:table-cell>
          <table:table-cell table:style-name="ce3"/>
          <table:table-cell table:style-name="ce3" office:value-type="string" calcext:value-type="string">
            <text:p>A data type for a string that allows five to seven alphabetic uppercase or numeric characters.</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7" calcext:value-type="float">
            <text:p>7</text:p>
          </table:table-cell>
          <table:table-cell table:style-name="ce12"/>
          <table:table-cell table:style-name="ce7" office:value-type="string" calcext:value-type="string">
            <text:p>[A-Z0-9]{5,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Duration Of Hazard And Unit Of Measurement Simple Type</text:p>
          </table:table-cell>
          <table:table-cell table:style-name="ce6"/>
          <table:table-cell table:style-name="ce6" office:value-type="string" calcext:value-type="string">
            <text:p>A data type that provides the expected time range of hazard duration in hazard area and unit of measurement. A Quantity in the range 0 to 99. Followed by a '-' for hyphen. Followed by the range 0 to 99. Followed by the Unit of Duration Measurement: Allowable values: DAY for Day, HR for Hour, MIN for Minute, MON for Month, SEC for Second, WK for Week.</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8" calcext:value-type="float">
            <text:p>8</text:p>
          </table:table-cell>
          <table:table-cell table:style-name="ce12"/>
          <table:table-cell table:style-name="ce7" office:value-type="string" calcext:value-type="string">
            <text:p>(0|[1-9][0-9]{0,1})\-([1-9][0-9]{0,1})(DAY|HR|MIN|MON|SEC|WK)</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numeric Uppercase Five To Eight Characters Simple Type</text:p>
          </table:table-cell>
          <table:table-cell table:style-name="ce3"/>
          <table:table-cell table:style-name="ce3" office:value-type="string" calcext:value-type="string">
            <text:p>A data type for a string that allows five to eight alphabetic uppercase or numeric characters.</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8" calcext:value-type="float">
            <text:p>8</text:p>
          </table:table-cell>
          <table:table-cell table:style-name="ce12"/>
          <table:table-cell table:style-name="ce7" office:value-type="string" calcext:value-type="string">
            <text:p>[A-Z0-9]{5,8}</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15.</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Probable Coordinate Error In Feet Or Meters Simple Type</text:p>
          </table:table-cell>
          <table:table-cell table:style-name="ce6"/>
          <table:table-cell table:style-name="ce6" office:value-type="string" calcext:value-type="string">
            <text:p>A data type that provides the distance from a specified coordinate in feet or meters within which there is a ninety percent probability the given entity exists. The first element is a number representing the distance, in values from 0.00 to 9999.99. The second element is the unit of linear measurement, allowing a choice of FT for feet or M for meters.</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9" calcext:value-type="float">
            <text:p>9</text:p>
          </table:table-cell>
          <table:table-cell table:style-name="ce12"/>
          <table:table-cell table:style-name="ce7" office:value-type="string" calcext:value-type="string">
            <text:p>[0-9]{1,4}\.[0-9]{2}(FT|M)</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Five To Ten Characters Simple Type</text:p>
          </table:table-cell>
          <table:table-cell table:style-name="ce3"/>
          <table:table-cell table:style-name="ce3" office:value-type="string" calcext:value-type="string">
            <text:p>A data type for a string that allows five to t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10" calcext:value-type="float">
            <text:p>10</text:p>
          </table:table-cell>
          <table:table-cell table:style-name="ce12"/>
          <table:table-cell table:style-name="ce7" office:value-type="string" calcext:value-type="string">
            <text:p>[\-\.,\(\)\?A-Z0-9]{5,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Five To Ten Characters Simple Type</text:p>
          </table:table-cell>
          <table:table-cell table:style-name="ce3"/>
          <table:table-cell table:style-name="ce3" office:value-type="string" calcext:value-type="string">
            <text:p>A data type for a string that allows five to ten alphabetic uppercase or numeric characters.</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10" calcext:value-type="float">
            <text:p>10</text:p>
          </table:table-cell>
          <table:table-cell table:style-name="ce12"/>
          <table:table-cell table:style-name="ce7" office:value-type="string" calcext:value-type="string">
            <text:p>[A-Z0-9]{5,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10">
          <table:table-cell table:style-name="ce3" office:value-type="string" calcext:value-type="string">
            <text:p>Do not rationalize unique FUD</text:p>
          </table:table-cell>
          <table:table-cell table:style-name="ce6" office:value-type="string" calcext:value-type="string">
            <text:p>Elevation In Feet Or Meters Qualified Simple Type</text:p>
          </table:table-cell>
          <table:table-cell table:style-name="ce6"/>
          <table:table-cell table:style-name="ce6" office:value-type="string" calcext:value-type="string">
            <text:p>A data type that provides the elevation in feet or meters and the elevation qualifier. The first element is a number representing the elevation, in the range -9999.99 to 99999.99 (0 to 2 decimal places allowed). The second element is the unit of linear measurement, allowing a choice of FT for feet and M for meters. The third element is the elevation qualifier, a choice of HAE for height above the reference ellipsoid or MSL for mean sea level.</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13" calcext:value-type="float">
            <text:p>13</text:p>
          </table:table-cell>
          <table:table-cell table:style-name="ce12"/>
          <table:table-cell table:style-name="ce7" office:value-type="string" calcext:value-type="string">
            <text:p>(\-[1-9][0-9]{0,3}|[0-9]{1,5})(\.[0-9]{1,2}){0,1}(FT|M)(HAE|MSL)</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Five To Fifteen Characters Simple Type</text:p>
          </table:table-cell>
          <table:table-cell table:style-name="ce3"/>
          <table:table-cell table:style-name="ce3" office:value-type="string" calcext:value-type="string">
            <text:p>A data type for a string that allows five to fif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15" calcext:value-type="float">
            <text:p>15</text:p>
          </table:table-cell>
          <table:table-cell table:style-name="ce12"/>
          <table:table-cell table:style-name="ce7" office:value-type="string" calcext:value-type="string">
            <text:p>[\-\.,\(\)\?A-Z0-9&amp;#x20;]{5,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True Bearing And Distance In Nm From Reference Point Simple Type</text:p>
          </table:table-cell>
          <table:table-cell table:style-name="ce6"/>
          <table:table-cell table:style-name="ce6" office:value-type="string" calcext:value-type="string">
            <text:p>A data type that provides a position expressed as a bearing in degrees true and distance in nautical miles from a named reference point (limited characters). The first element is a number representing the Bearing, in values from 000 to 360. The second element is the Reference Point Name, a 1-12 character string allowing the letters A through Z and a blank space. The third element is the Distance, in values from 0 to 99999 (0 to 1 decimal places allowed).</text:p>
          </table:table-cell>
          <table:table-cell table:style-name="ce3"/>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20" calcext:value-type="float">
            <text:p>20</text:p>
          </table:table-cell>
          <table:table-cell table:style-name="ce12"/>
          <table:table-cell table:style-name="ce7" office:value-type="string" calcext:value-type="string">
            <text:p>([0-2][0-9][0-9]|3[0-5][0-9]|360)[A-Z ]{1,12}([0-9][0-9]{0,3}([0-9]|[0-8]{0,1}(\.[1-9])){0,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Five To Forty Characters Simple Type</text:p>
          </table:table-cell>
          <table:table-cell table:style-name="ce3"/>
          <table:table-cell table:style-name="ce3" office:value-type="string" calcext:value-type="string">
            <text:p>A data type for a string that allows five to for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5" calcext:value-type="float">
            <text:p>5</text:p>
          </table:table-cell>
          <table:table-cell table:style-name="ce12" office:value-type="float" office:value="40" calcext:value-type="float">
            <text:p>40</text:p>
          </table:table-cell>
          <table:table-cell table:style-name="ce12"/>
          <table:table-cell table:style-name="ce7" office:value-type="string" calcext:value-type="string">
            <text:p>[\-\.,\(\)\?A-Z0-9&amp;#x20;]{5,4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Six To Eleven Characters Simple Type</text:p>
          </table:table-cell>
          <table:table-cell table:style-name="ce3"/>
          <table:table-cell table:style-name="ce3" office:value-type="string" calcext:value-type="string">
            <text:p>A data type for a string that allows six to elev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6" calcext:value-type="float">
            <text:p>6</text:p>
          </table:table-cell>
          <table:table-cell table:style-name="ce12" office:value-type="float" office:value="11" calcext:value-type="float">
            <text:p>11</text:p>
          </table:table-cell>
          <table:table-cell table:style-name="ce12"/>
          <table:table-cell table:style-name="ce7" office:value-type="string" calcext:value-type="string">
            <text:p>[\-\.,\(\)\?A-Z0-9&amp;#x20;]{6,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Level Of Contamination And Unit Of Measurement Simple Type</text:p>
          </table:table-cell>
          <table:table-cell table:style-name="ce6"/>
          <table:table-cell table:style-name="ce6" office:value-type="string" calcext:value-type="string">
            <text:p>A data type that provides the level of contamination and the unit of measurement. A Quantity in the range .000001 through 10000000. Followed by ACPL for Agent Containing Particles Per Liter, BQM3 for Becquerel Per Cubic Meter, BQM2 for Becquerel Per Square Meter, CFUML for Colony Forming Units Per Millimeter, CFUM2 for Colony Forming Units Per Square Meter, MGM3 for Milligrams Per Cubic Meter, MGM2 for Milligrams Per Square Meter, PPB for Parts Per Billion, PPM for Parts Per Million.</text:p>
          </table:table-cell>
          <table:table-cell table:style-name="ce3"/>
          <table:table-cell table:style-name="ce6" office:value-type="string" calcext:value-type="string">
            <text:p>String</text:p>
          </table:table-cell>
          <table:table-cell table:style-name="ce12" office:value-type="float" office:value="6" calcext:value-type="float">
            <text:p>6</text:p>
          </table:table-cell>
          <table:table-cell table:style-name="ce12" office:value-type="float" office:value="13" calcext:value-type="float">
            <text:p>13</text:p>
          </table:table-cell>
          <table:table-cell table:style-name="ce12"/>
          <table:table-cell table:style-name="ce7" office:value-type="string" calcext:value-type="string">
            <text:p>(10000000|[1-9][0-9]{0,6}|([1-9][0-9]{0,6}){0,1}\.[0-9]{0,5}[1-9])(ACPL|BQM3|BQM2|CFUML|CFUM2|MGM3|MGM2|PPB|PPM)</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Six To Fifteen Characters Simple Type</text:p>
          </table:table-cell>
          <table:table-cell table:style-name="ce3"/>
          <table:table-cell table:style-name="ce3" office:value-type="string" calcext:value-type="string">
            <text:p>A data type for a string that allows six to fif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6" calcext:value-type="float">
            <text:p>6</text:p>
          </table:table-cell>
          <table:table-cell table:style-name="ce12" office:value-type="float" office:value="15" calcext:value-type="float">
            <text:p>15</text:p>
          </table:table-cell>
          <table:table-cell table:style-name="ce12"/>
          <table:table-cell table:style-name="ce7" office:value-type="string" calcext:value-type="string">
            <text:p>[\-\.,\(\)\?A-Z0-9&amp;#x20;]{6,1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11">
          <table:table-cell table:style-name="ce3"/>
          <table:table-cell table:style-name="ce3" office:value-type="string" calcext:value-type="string">
            <text:p>String ANBS Uppercase Six To Twenty Characters Simple Type</text:p>
          </table:table-cell>
          <table:table-cell table:style-name="ce3"/>
          <table:table-cell table:style-name="ce3" office:value-type="string" calcext:value-type="string">
            <text:p>A data type for a string that allows six to twenty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6" calcext:value-type="float">
            <text:p>6</text:p>
          </table:table-cell>
          <table:table-cell table:style-name="ce12" office:value-type="float" office:value="20" calcext:value-type="float">
            <text:p>20</text:p>
          </table:table-cell>
          <table:table-cell table:style-name="ce12"/>
          <table:table-cell table:style-name="ce7" office:value-type="string" calcext:value-type="string">
            <text:p>[\-\.,\(\)\?A-Z0-9&amp;#x20;]{6,2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Seven To Eight Characters Simple Type</text:p>
          </table:table-cell>
          <table:table-cell table:style-name="ce3"/>
          <table:table-cell table:style-name="ce3" office:value-type="string" calcext:value-type="string">
            <text:p>A data type for a string that allows seven to eight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7" calcext:value-type="float">
            <text:p>7</text:p>
          </table:table-cell>
          <table:table-cell table:style-name="ce12" office:value-type="float" office:value="8" calcext:value-type="float">
            <text:p>8</text:p>
          </table:table-cell>
          <table:table-cell table:style-name="ce12"/>
          <table:table-cell table:style-name="ce7" office:value-type="string" calcext:value-type="string">
            <text:p>[\-\.,\(\)\?A-Z0-9]{7,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STANAG And Edition Simple Type</text:p>
          </table:table-cell>
          <table:table-cell table:style-name="ce6"/>
          <table:table-cell table:style-name="ce6" office:value-type="string" calcext:value-type="string">
            <text:p>A data type that provides the NATO Standardization Agreement (STANAG) number and edition.</text:p>
          </table:table-cell>
          <table:table-cell table:style-name="ce3" office:value-type="string" calcext:value-type="string">
            <text:p>STANAG:Standardization Agreement</text:p>
          </table:table-cell>
          <table:table-cell table:style-name="ce6" office:value-type="string" calcext:value-type="string">
            <text:p>String</text:p>
          </table:table-cell>
          <table:table-cell table:style-name="ce12" office:value-type="float" office:value="7" calcext:value-type="float">
            <text:p>7</text:p>
          </table:table-cell>
          <table:table-cell table:style-name="ce12" office:value-type="float" office:value="8" calcext:value-type="float">
            <text:p>8</text:p>
          </table:table-cell>
          <table:table-cell table:style-name="ce12"/>
          <table:table-cell table:style-name="ce7" office:value-type="string" calcext:value-type="string">
            <text:p>[0-9]{4,4}ED[0-9]{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Seven To Eight Characters Simple Type</text:p>
          </table:table-cell>
          <table:table-cell table:style-name="ce3"/>
          <table:table-cell table:style-name="ce3" office:value-type="string" calcext:value-type="string">
            <text:p>A data type for a string that allows seven to eight alphabetic uppercase or numeric characters.</text:p>
          </table:table-cell>
          <table:table-cell table:style-name="ce3"/>
          <table:table-cell table:style-name="ce6" office:value-type="string" calcext:value-type="string">
            <text:p>String</text:p>
          </table:table-cell>
          <table:table-cell table:style-name="ce12" office:value-type="float" office:value="7" calcext:value-type="float">
            <text:p>7</text:p>
          </table:table-cell>
          <table:table-cell table:style-name="ce12" office:value-type="float" office:value="8" calcext:value-type="float">
            <text:p>8</text:p>
          </table:table-cell>
          <table:table-cell table:style-name="ce12"/>
          <table:table-cell table:style-name="ce7" office:value-type="string" calcext:value-type="string">
            <text:p>[A-Z0-9]{7,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10">
          <table:table-cell table:style-name="ce3" office:value-type="string" calcext:value-type="string">
            <text:p>Do not rationalize unique FUD</text:p>
          </table:table-cell>
          <table:table-cell table:style-name="ce6" office:value-type="string" calcext:value-type="string">
            <text:p>Day Code To Event Simple Type</text:p>
          </table:table-cell>
          <table:table-cell table:style-name="ce6"/>
          <table:table-cell table:style-name="ce6" office:value-type="string" calcext:value-type="string">
            <text:p>A data type that provides the day or time of occurrence of an event relative to day code. The first element is a code for a day or time of an event, allowing a choice of C, D, E, F, G, GH, H, L, M, N, O, P, R, S, T, TH, W, or Y. The second element is a plus or minus indicator, allowing a choice of PLUS for Addition and MINUS for Exemption. The third element is a number representing the duration in days, in values from 00 to 99.</text:p>
          </table:table-cell>
          <table:table-cell table:style-name="ce3"/>
          <table:table-cell table:style-name="ce6" office:value-type="string" calcext:value-type="string">
            <text:p>String</text:p>
          </table:table-cell>
          <table:table-cell table:style-name="ce12" office:value-type="float" office:value="7" calcext:value-type="float">
            <text:p>7</text:p>
          </table:table-cell>
          <table:table-cell table:style-name="ce12" office:value-type="float" office:value="9" calcext:value-type="float">
            <text:p>9</text:p>
          </table:table-cell>
          <table:table-cell table:style-name="ce12"/>
          <table:table-cell table:style-name="ce7" office:value-type="string" calcext:value-type="string">
            <text:p>(C|D|E|F|G|GH|H|L|M|N|O|P|R|S|T|TH|W|Y)(PLUS|MINUS)[0-9]{2}</text:p>
          </table:table-cell>
          <table:table-cell table:style-name="ce12" office:value-type="string" calcext:value-type="string">
            <text:p>C.0.01.00</text:p>
          </table:table-cell>
          <table:table-cell table:style-name="ce18"/>
          <table:table-cell table:style-name="ce12" office:value-type="string" calcext:value-type="string">
            <text:p>AAP-06, JP 1-02, JP 3-02, JP 4-06, JP 5-0</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Seven To Twelve Characters Simple Type</text:p>
          </table:table-cell>
          <table:table-cell table:style-name="ce3"/>
          <table:table-cell table:style-name="ce3" office:value-type="string" calcext:value-type="string">
            <text:p>A data type for a string that allows seven to twel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7" calcext:value-type="float">
            <text:p>7</text:p>
          </table:table-cell>
          <table:table-cell table:style-name="ce12" office:value-type="float" office:value="12" calcext:value-type="float">
            <text:p>12</text:p>
          </table:table-cell>
          <table:table-cell table:style-name="ce12"/>
          <table:table-cell table:style-name="ce7" office:value-type="string" calcext:value-type="string">
            <text:p>[\-\.,\(\)\?A-Z0-9&amp;#x20;]{7,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Q Route Position Simple Type</text:p>
          </table:table-cell>
          <table:table-cell table:style-name="ce6"/>
          <table:table-cell table:style-name="ce6" office:value-type="string" calcext:value-type="string">
            <text:p>A data type that provides a position on a prescribed track over the surface to be followed from a specific point of origin to a specific destination. Q-Route Number, (01 to 999); Q-Route Point Designator, (A to Z); Distance in Nautical Miles from a Q-Route Point (0 to 9999) [0 to 1 dec places]; Q-Route Lateral Displacement Qualifier, MS for Minus Displacement Qualifier, or PS for Plus Displacement Qualifier; Lateral Displacement from a Q-Route Track in Tens of Yards (1 to 999).</text:p>
          </table:table-cell>
          <table:table-cell table:style-name="ce3"/>
          <table:table-cell table:style-name="ce6" office:value-type="string" calcext:value-type="string">
            <text:p>String</text:p>
          </table:table-cell>
          <table:table-cell table:style-name="ce12" office:value-type="float" office:value="7" calcext:value-type="float">
            <text:p>7</text:p>
          </table:table-cell>
          <table:table-cell table:style-name="ce12" office:value-type="float" office:value="13" calcext:value-type="float">
            <text:p>13</text:p>
          </table:table-cell>
          <table:table-cell table:style-name="ce12"/>
          <table:table-cell table:style-name="ce7" office:value-type="string" calcext:value-type="string">
            <text:p>(0[1-9]|[1-9][0-9]|[1-9][0-9][0-9])[A-Z]([0-9][0-9]{0,2}([0-9]|[0-8]{0,1}(\.[1-9])){0,1})(MS|PS)([1-9]|[1-9][0-9]|[1-9][0-9][0-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Internet Protocol Address Ipv4 Simple Type</text:p>
          </table:table-cell>
          <table:table-cell table:style-name="ce6"/>
          <table:table-cell table:style-name="ce6" office:value-type="string" calcext:value-type="string">
            <text:p>A data type that provides the unique identifier that identifies the device and distinguishes it from other computers on the Internet. Consists of 32 bits shown as 4 octets of numbers from 0-255 represented in decimal form instead of binary form.</text:p>
          </table:table-cell>
          <table:table-cell table:style-name="ce3"/>
          <table:table-cell table:style-name="ce6" office:value-type="string" calcext:value-type="string">
            <text:p>String</text:p>
          </table:table-cell>
          <table:table-cell table:style-name="ce12" office:value-type="float" office:value="7" calcext:value-type="float">
            <text:p>7</text:p>
          </table:table-cell>
          <table:table-cell table:style-name="ce12" office:value-type="float" office:value="15" calcext:value-type="float">
            <text:p>15</text:p>
          </table:table-cell>
          <table:table-cell table:style-name="ce12"/>
          <table:table-cell table:style-name="ce7" office:value-type="string" calcext:value-type="string">
            <text:p>(([0-9]|[1-9][0-9]|1[0-9][0-9]|2[0-4][0-9]|[2][5][0-5])\.){3}([0-9]|[1-9][0-9]|1[0-9]{2}|2[0-4][0-9]|[2][5][0-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style-name="ce26" table:number-columns-repeated="1009"/>
        </table:table-row>
        <table:table-row table:style-name="ro3">
          <table:table-cell table:style-name="ce3"/>
          <table:table-cell table:style-name="ce3" office:value-type="string" calcext:value-type="string">
            <text:p>String Alphabetic Uppercase Blank Seven To Twenty Three Characters Simple Type</text:p>
          </table:table-cell>
          <table:table-cell table:style-name="ce3"/>
          <table:table-cell table:style-name="ce3" office:value-type="string" calcext:value-type="string">
            <text:p>A data type for a string that allows seven to twenty three alphabetic uppercase or blank characters.</text:p>
          </table:table-cell>
          <table:table-cell table:style-name="ce3"/>
          <table:table-cell table:style-name="ce6" office:value-type="string" calcext:value-type="string">
            <text:p>String</text:p>
          </table:table-cell>
          <table:table-cell table:style-name="ce12" office:value-type="float" office:value="7" calcext:value-type="float">
            <text:p>7</text:p>
          </table:table-cell>
          <table:table-cell table:style-name="ce12" office:value-type="float" office:value="23" calcext:value-type="float">
            <text:p>23</text:p>
          </table:table-cell>
          <table:table-cell table:style-name="ce12"/>
          <table:table-cell table:style-name="ce7" office:value-type="string" calcext:value-type="string">
            <text:p>[A-Z&amp;#x20;]{7,2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Routing Identifier Simple Type</text:p>
          </table:table-cell>
          <table:table-cell table:style-name="ce6"/>
          <table:table-cell table:style-name="ce6" office:value-type="string" calcext:value-type="string">
            <text:p>A data type that provides the SMTP E-Mail address, routing indicator, legacy routing indicator, or host command.</text:p>
          </table:table-cell>
          <table:table-cell table:style-name="ce3"/>
          <table:table-cell table:style-name="ce6" office:value-type="string" calcext:value-type="string">
            <text:p>String</text:p>
          </table:table-cell>
          <table:table-cell table:style-name="ce12" office:value-type="float" office:value="7" calcext:value-type="float">
            <text:p>7</text:p>
          </table:table-cell>
          <table:table-cell table:style-name="ce12" office:value-type="float" office:value="80" calcext:value-type="float">
            <text:p>80</text:p>
          </table:table-cell>
          <table:table-cell table:style-name="ce12"/>
          <table:table-cell table:style-name="ce7" office:value-type="string" calcext:value-type="string">
            <text:p>[A-Za-f0-9&amp;#x20;\.,@] {7,8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BS Uppercase Eight To Ten Characters Simple Type</text:p>
          </table:table-cell>
          <table:table-cell table:style-name="ce3"/>
          <table:table-cell table:style-name="ce3" office:value-type="string" calcext:value-type="string">
            <text:p>A data type for a string that allows eight to t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8" calcext:value-type="float">
            <text:p>8</text:p>
          </table:table-cell>
          <table:table-cell table:style-name="ce12" office:value-type="float" office:value="10" calcext:value-type="float">
            <text:p>10</text:p>
          </table:table-cell>
          <table:table-cell table:style-name="ce12"/>
          <table:table-cell table:style-name="ce7" office:value-type="string" calcext:value-type="string">
            <text:p>[\-\.,\(\)\?A-Z0-9&amp;#x20;]{8,10}</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275.</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Eight To Thirteen Characters Simple Type</text:p>
          </table:table-cell>
          <table:table-cell table:style-name="ce3"/>
          <table:table-cell table:style-name="ce3" office:value-type="string" calcext:value-type="string">
            <text:p>A data type for a string that allows eight to thirte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8" calcext:value-type="float">
            <text:p>8</text:p>
          </table:table-cell>
          <table:table-cell table:style-name="ce12" office:value-type="float" office:value="13" calcext:value-type="float">
            <text:p>13</text:p>
          </table:table-cell>
          <table:table-cell table:style-name="ce12"/>
          <table:table-cell table:style-name="ce7" office:value-type="string" calcext:value-type="string">
            <text:p>[\-\.,\(\)\?A-Z0-9]{8,1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Nine To Twelve Characters Simple Type</text:p>
          </table:table-cell>
          <table:table-cell table:style-name="ce3"/>
          <table:table-cell table:style-name="ce3" office:value-type="string" calcext:value-type="string">
            <text:p>A data type for a string that allows nine to twelv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office:value-type="float" office:value="9" calcext:value-type="float">
            <text:p>9</text:p>
          </table:table-cell>
          <table:table-cell table:style-name="ce12" office:value-type="float" office:value="12" calcext:value-type="float">
            <text:p>12</text:p>
          </table:table-cell>
          <table:table-cell table:style-name="ce12"/>
          <table:table-cell table:style-name="ce7" office:value-type="string" calcext:value-type="string">
            <text:p>[\-\.,\(\)\?A-Z0-9]{9,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BS Uppercase Nine To Fourteen Characters Simple Type</text:p>
          </table:table-cell>
          <table:table-cell table:style-name="ce3"/>
          <table:table-cell table:style-name="ce3" office:value-type="string" calcext:value-type="string">
            <text:p>A data type for a string that allows nine to fourte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9" calcext:value-type="float">
            <text:p>9</text:p>
          </table:table-cell>
          <table:table-cell table:style-name="ce12" office:value-type="float" office:value="14" calcext:value-type="float">
            <text:p>14</text:p>
          </table:table-cell>
          <table:table-cell table:style-name="ce12"/>
          <table:table-cell table:style-name="ce7" office:value-type="string" calcext:value-type="string">
            <text:p>[\-\.,\(\)\?A-Z0-9&amp;#x20;]{9,14}</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27.</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9">
          <table:table-cell table:style-name="ce3" office:value-type="string" calcext:value-type="string">
            <text:p>Do not rationalize unique FUD</text:p>
          </table:table-cell>
          <table:table-cell table:style-name="ce6" office:value-type="string" calcext:value-type="string">
            <text:p>Sector Geometry With Outer Range Simple Type</text:p>
          </table:table-cell>
          <table:table-cell table:style-name="ce6"/>
          <table:table-cell table:style-name="ce6" office:value-type="string" calcext:value-type="string">
            <text:p>A data type that provides the parameters to define the geometry of a sector of a circle bounded by two angles and an outer range. The start radii of a sector measured in degrees, in values from 000 to 359, stop radii of a sector measured in degrees, in values from 000 to 359 followed by G, M, R, or T. The outer range, from 0 to 999999, and a unit of linear measurement, allowing a choice of NM, M, KM, YD, or HF.</text:p>
          </table:table-cell>
          <table:table-cell table:style-name="ce3"/>
          <table:table-cell table:style-name="ce6" office:value-type="string" calcext:value-type="string">
            <text:p>String</text:p>
          </table:table-cell>
          <table:table-cell table:style-name="ce12" office:value-type="float" office:value="9" calcext:value-type="float">
            <text:p>9</text:p>
          </table:table-cell>
          <table:table-cell table:style-name="ce12" office:value-type="float" office:value="15" calcext:value-type="float">
            <text:p>15</text:p>
          </table:table-cell>
          <table:table-cell table:style-name="ce12"/>
          <table:table-cell table:style-name="ce7" office:value-type="string" calcext:value-type="string">
            <text:p>([0-2][0-9][0-9]|3[0-5][0-9]){2}(G|M|R|T)[0-9]{1,6}(NM|M|KM|YD|HF)</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12">
          <table:table-cell table:style-name="ce3" office:value-type="string" calcext:value-type="string">
            <text:p>Do not rationalize unique FUD</text:p>
          </table:table-cell>
          <table:table-cell table:style-name="ce6" office:value-type="string" calcext:value-type="string">
            <text:p>Elliptical Area Simple Type</text:p>
          </table:table-cell>
          <table:table-cell table:style-name="ce6"/>
          <table:table-cell table:style-name="ce6" office:value-type="string" calcext:value-type="string">
            <text:p>A data type that provides the dimensions and orientation which designate an elliptical area. The first element is a number representing the length of the semi-major axis, in values from 0 to 99999 (0 to 4 dec), and the linear dimension unit of measurement. The second element is a number representing the length of the semi-minor axis, in values from 0 to 99999 (0 to 4 dec), and the linear dimension unit of measurement. The third element is the orientation, true, in degrees to the tenth, in values from 000.0 to 360.0.</text:p>
          </table:table-cell>
          <table:table-cell table:style-name="ce3"/>
          <table:table-cell table:style-name="ce6" office:value-type="string" calcext:value-type="string">
            <text:p>String</text:p>
          </table:table-cell>
          <table:table-cell table:style-name="ce12" office:value-type="float" office:value="9" calcext:value-type="float">
            <text:p>9</text:p>
          </table:table-cell>
          <table:table-cell table:style-name="ce12" office:value-type="float" office:value="29" calcext:value-type="float">
            <text:p>29</text:p>
          </table:table-cell>
          <table:table-cell table:style-name="ce12"/>
          <table:table-cell table:style-name="ce7" office:value-type="string" calcext:value-type="string">
            <text:p>(([0-9][0-9]{0,3}([0-9]|[0-8]?d*(\.[0-9]{0,3}[1-9]))?)(CM|FT|HM|HF|IN|KF|KM|M|MM|NM|SM|YD)){2}(([0-2][0-9][0-9]|3[0-5][0-9])\.[0-9]|360\.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Bearing And Distance From Ref Point Simple Type</text:p>
          </table:table-cell>
          <table:table-cell table:style-name="ce6"/>
          <table:table-cell table:style-name="ce6" office:value-type="string" calcext:value-type="string">
            <text:p>A data type that provides a position expressed as a bearing and distance from a named reference point. Bearing, (000 to 359.9) [0 to 1 dec places]. Angular measurement reference, G for Grid, M for Magnetic, R for Relative, or T for True <text:s/>followed by a hyphen. A name (1 to 38) followed by a hyphen. Distance, (0 to 99999) [0 to 4 dec places] followed by unit of linear measurement, FT for feet, YD for yards, NM for nautical miles, M for meters, KM for kilometers, or KYD for kiloyards.</text:p>
          </table:table-cell>
          <table:table-cell table:style-name="ce3"/>
          <table:table-cell table:style-name="ce6" office:value-type="string" calcext:value-type="string">
            <text:p>String</text:p>
          </table:table-cell>
          <table:table-cell table:style-name="ce12" office:value-type="float" office:value="9" calcext:value-type="float">
            <text:p>9</text:p>
          </table:table-cell>
          <table:table-cell table:style-name="ce12" office:value-type="float" office:value="54" calcext:value-type="float">
            <text:p>54</text:p>
          </table:table-cell>
          <table:table-cell table:style-name="ce12"/>
          <table:table-cell table:style-name="ce7" office:value-type="string" calcext:value-type="string">
            <text:p>([0-2][0-9][0-9]|3[0-5][0-9]|000\.[1-9]|00[1-9]\.[0-9]|0[1-9][0-9]\.[0-9]|[1-2][0-9][0-9]\.[0-9]|3[0-5][0-9]\.[0-9])(G|M|R|T)\-([\-\.,\(\)\?A-Z0-9 ]{1,38})\-([0-9][0-9]{0,3}([0-9]|[0-8]{0,1}(\.[0-9]{0,3}[1-9])){0,1})(FT|YD|NM|M|KM|KYD)</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Uplink Or Downlink Frequency In Megahertz Simple Type</text:p>
          </table:table-cell>
          <table:table-cell table:style-name="ce6"/>
          <table:table-cell table:style-name="ce6" office:value-type="string" calcext:value-type="string">
            <text:p>A data type that provides the uplink/downlink frequency in megahertz, in values from 225.0 to 400.000 (1 to 3 decimal places); read as uplink frequency, a hyphen separator, downlink frequency.</text:p>
          </table:table-cell>
          <table:table-cell table:style-name="ce3"/>
          <table:table-cell table:style-name="ce6" office:value-type="string" calcext:value-type="string">
            <text:p>String</text:p>
          </table:table-cell>
          <table:table-cell table:style-name="ce12" office:value-type="float" office:value="11" calcext:value-type="float">
            <text:p>11</text:p>
          </table:table-cell>
          <table:table-cell table:style-name="ce12" office:value-type="float" office:value="15" calcext:value-type="float">
            <text:p>15</text:p>
          </table:table-cell>
          <table:table-cell table:style-name="ce12"/>
          <table:table-cell table:style-name="ce7" office:value-type="string" calcext:value-type="string">
            <text:p>([2][2][5-9]\.[0-9]{1,3}|2[3-9][0-9]\.[0-9]{1,3}|3[0-9]{2}\.[0-9]{1,3}|400\.[0]{1,3})\-([2][2][5-9]\.[0-9]{1,3}|2[3-9][0-9]\.[0-9]{1,3}|3[0-9]{2}\.[0-9]{1,3}|400\.[0]{1,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Sector Geometry With Inner And Outer Range Simple Type</text:p>
          </table:table-cell>
          <table:table-cell table:style-name="ce6"/>
          <table:table-cell table:style-name="ce6" office:value-type="string" calcext:value-type="string">
            <text:p>A data type that provides the parameters to define the geometry of a sector of a circle bounded by two angles and an inner and outer range. The start and stop radii of a sector measured in degrees, in values from 000 to 359 followed by the angular measurement reference, allowing a choice of G, M, R, or T. Next is a number representing the inner and outer range (separated by a hyphen), in values from 0 to 999999, and a unit of linear measurement, allowing a choice of NM, M, KM, YD, or HF.</text:p>
          </table:table-cell>
          <table:table-cell table:style-name="ce3"/>
          <table:table-cell table:style-name="ce6" office:value-type="string" calcext:value-type="string">
            <text:p>String</text:p>
          </table:table-cell>
          <table:table-cell table:style-name="ce12" office:value-type="float" office:value="11" calcext:value-type="float">
            <text:p>11</text:p>
          </table:table-cell>
          <table:table-cell table:style-name="ce12" office:value-type="float" office:value="22" calcext:value-type="float">
            <text:p>22</text:p>
          </table:table-cell>
          <table:table-cell table:style-name="ce12"/>
          <table:table-cell table:style-name="ce7" office:value-type="string" calcext:value-type="string">
            <text:p>([0-2][0-9][0-9]|3[0-5][0-9]){2}(G|M|R|T)[0-9]{1,6}\-[0-9]{1,6}(NM|M|KM|YD|HF)</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Blank Eleven To Twenty Eight Characters Simple Type</text:p>
          </table:table-cell>
          <table:table-cell table:style-name="ce3"/>
          <table:table-cell table:style-name="ce3" office:value-type="string" calcext:value-type="string">
            <text:p>A data type for a string that allows eleven to twenty eight alphabetic uppercase and blank characters.</text:p>
          </table:table-cell>
          <table:table-cell table:style-name="ce3"/>
          <table:table-cell table:style-name="ce6" office:value-type="string" calcext:value-type="string">
            <text:p>String</text:p>
          </table:table-cell>
          <table:table-cell table:style-name="ce12" office:value-type="float" office:value="11" calcext:value-type="float">
            <text:p>11</text:p>
          </table:table-cell>
          <table:table-cell table:style-name="ce12" office:value-type="float" office:value="28" calcext:value-type="float">
            <text:p>28</text:p>
          </table:table-cell>
          <table:table-cell table:style-name="ce12"/>
          <table:table-cell table:style-name="ce7" office:value-type="string" calcext:value-type="string">
            <text:p>[A-Z&amp;#x20;]{11,2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Latitude And Longitude, Minutes, 0 To 4 Decimal Places Simple Type</text:p>
          </table:table-cell>
          <table:table-cell table:style-name="ce6" office:value-type="string" calcext:value-type="string">
            <text:p>LatitudeAndLongitude,Minutes,0To4DecimalPlacesSimpleType</text:p>
          </table:table-cell>
          <table:table-cell table:style-name="ce6" office:value-type="string" calcext:value-type="string">
            <text:p>A data type that provides the intersecting lines of latitude and longitude which determine the geographical position of any place on the earth's surface, expressed in floating point minutes. First is the Latitude, Degrees, 00 to 90. Second is the Latitude, Minutes, 0-4 Decimal Places, 00 to 59.9999. Third is N for North or S for South. Fourth is the Longitude, Degrees, 000 to 180. Fifth is the Longitude, Minutes, 0-4 Decimal Places, 00 to 59.9999. Sixth is E for East or W for West.</text:p>
          </table:table-cell>
          <table:table-cell table:style-name="ce3"/>
          <table:table-cell table:style-name="ce6" office:value-type="string" calcext:value-type="string">
            <text:p>String</text:p>
          </table:table-cell>
          <table:table-cell table:style-name="ce12" office:value-type="float" office:value="12" calcext:value-type="float">
            <text:p>12</text:p>
          </table:table-cell>
          <table:table-cell table:style-name="ce12" office:value-type="float" office:value="21" calcext:value-type="float">
            <text:p>21</text:p>
          </table:table-cell>
          <table:table-cell table:style-name="ce12"/>
          <table:table-cell table:style-name="ce7" office:value-type="string" calcext:value-type="string">
            <text:p>([0-8][0-9][0-5][0-9](\.[0-9]{1,4}){0,1}|9000)(N|S)((0[0-9]{2}|1[0-7][0-9])[0-5][0-9](\.[0-9]{1,4}){0,1}|18000)(E|W)</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NBS Uppercase Thirteen To Forty Seven Characters Simple Type</text:p>
          </table:table-cell>
          <table:table-cell table:style-name="ce3"/>
          <table:table-cell table:style-name="ce3" office:value-type="string" calcext:value-type="string">
            <text:p>A data type for a string that allows thirteen to forty seven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office:value-type="float" office:value="13" calcext:value-type="float">
            <text:p>13</text:p>
          </table:table-cell>
          <table:table-cell table:style-name="ce12" office:value-type="float" office:value="47" calcext:value-type="float">
            <text:p>47</text:p>
          </table:table-cell>
          <table:table-cell table:style-name="ce12"/>
          <table:table-cell table:style-name="ce7" office:value-type="string" calcext:value-type="string">
            <text:p>[\-\.,\(\)\?A-Z0-9&amp;#x20;]{13,4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Numeric 0 To 9 Twenty Or Thirty Characters Simple Type</text:p>
          </table:table-cell>
          <table:table-cell table:style-name="ce3"/>
          <table:table-cell table:style-name="ce3" office:value-type="string" calcext:value-type="string">
            <text:p>A data type for a string that allows twenty or thirty numeric characters.</text:p>
          </table:table-cell>
          <table:table-cell table:style-name="ce3"/>
          <table:table-cell table:style-name="ce6" office:value-type="string" calcext:value-type="string">
            <text:p>String</text:p>
          </table:table-cell>
          <table:table-cell table:style-name="ce12" office:value-type="float" office:value="20" calcext:value-type="float">
            <text:p>20</text:p>
          </table:table-cell>
          <table:table-cell table:style-name="ce12" office:value-type="float" office:value="30" calcext:value-type="float">
            <text:p>30</text:p>
          </table:table-cell>
          <table:table-cell table:style-name="ce12"/>
          <table:table-cell table:style-name="ce7" office:value-type="string" calcext:value-type="string">
            <text:p>[0-9]{20}([0-9]{10}){0,1}</text:p>
          </table:table-cell>
          <table:table-cell table:style-name="ce12" office:value-type="string" calcext:value-type="string">
            <text:p>C.0.01.00</text:p>
          </table:table-cell>
          <table:table-cell table:style-name="ce18"/>
          <table:table-cell table:style-name="ce12" office:value-type="string" calcext:value-type="string">
            <text:p>MIL-STD-2525D</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numeric Uppercase Forty To Sixty Four Characters Simple Type</text:p>
          </table:table-cell>
          <table:table-cell table:style-name="ce3"/>
          <table:table-cell table:style-name="ce3" office:value-type="string" calcext:value-type="string">
            <text:p>A data type for a string that allows four to sixty four alphabetic uppercase or numeric characters.</text:p>
          </table:table-cell>
          <table:table-cell table:style-name="ce3"/>
          <table:table-cell table:style-name="ce6" office:value-type="string" calcext:value-type="string">
            <text:p>String</text:p>
          </table:table-cell>
          <table:table-cell table:style-name="ce12" office:value-type="float" office:value="40" calcext:value-type="float">
            <text:p>40</text:p>
          </table:table-cell>
          <table:table-cell table:style-name="ce12" office:value-type="float" office:value="64" calcext:value-type="float">
            <text:p>64</text:p>
          </table:table-cell>
          <table:table-cell table:style-name="ce12"/>
          <table:table-cell table:style-name="ce7" office:value-type="string" calcext:value-type="string">
            <text:p>[A-Z0-9]{40,64}</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77.</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office:value-type="string" calcext:value-type="string">
            <text:p>Do not rationalize unique FUD</text:p>
          </table:table-cell>
          <table:table-cell table:style-name="ce3" office:value-type="string" calcext:value-type="string">
            <text:p>Blank Space Character Simple Type</text:p>
          </table:table-cell>
          <table:table-cell table:style-name="ce3"/>
          <table:table-cell table:style-name="ce6" office:value-type="string" calcext:value-type="string">
            <text:p>A data type that allows a blank space character that is used to separate elements within a data chain, or to mark the beginning or end of a unit of data.</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mp;#x20;]{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A To D One Character Simple Type</text:p>
          </table:table-cell>
          <table:table-cell table:style-name="ce3"/>
          <table:table-cell table:style-name="ce3" office:value-type="string" calcext:value-type="string">
            <text:p>A data type for a string that allows an alphabetic uppercase character from A to D.</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D]{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A To F One Character Simple Type</text:p>
          </table:table-cell>
          <table:table-cell table:style-name="ce3"/>
          <table:table-cell table:style-name="ce3" office:value-type="string" calcext:value-type="string">
            <text:p>A data type for a string that allows an alphabetic uppercase character from A to F.</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F]{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lphanumeric Uppercase A To F 1 To 9 One Character Simple Type</text:p>
          </table:table-cell>
          <table:table-cell table:style-name="ce3"/>
          <table:table-cell table:style-name="ce3" office:value-type="string" calcext:value-type="string">
            <text:p>A data type for a string that allows an alphabetic uppercase character from A to F or a numeric in the range 1 to 9.</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F1-9]{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betic Uppercase A To G One Character Simple Type</text:p>
          </table:table-cell>
          <table:table-cell table:style-name="ce3"/>
          <table:table-cell table:style-name="ce3" office:value-type="string" calcext:value-type="string">
            <text:p>A data type for a string that allows an alphabetic uppercase character from A to G.</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G]{1,1}</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50.</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A To V Omit I and O One Character Simple Type</text:p>
          </table:table-cell>
          <table:table-cell table:style-name="ce3"/>
          <table:table-cell table:style-name="ce3" office:value-type="string" calcext:value-type="string">
            <text:p>A data type for a string that allows an alphabetic uppercase character from A to V omitting I and O.</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HJ-NP-V]{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mit I and O One Character Simple Type</text:p>
          </table:table-cell>
          <table:table-cell table:style-name="ce3"/>
          <table:table-cell table:style-name="ce3" office:value-type="string" calcext:value-type="string">
            <text:p>A data type for a string that allows an alphabetic uppercase character omitting I and O.</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HJ-NP-Z]{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mit I and O One Character Simple Type</text:p>
          </table:table-cell>
          <table:table-cell table:style-name="ce3"/>
          <table:table-cell table:style-name="ce3" office:value-type="string" calcext:value-type="string">
            <text:p>A data type for a string that allows an alphabetic uppercase or numeric character omitting I and O.</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HJ-NP-Z0-9]{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lphanumeric Uppercase Omit I and O 1 to 9 One Character Simple Type</text:p>
          </table:table-cell>
          <table:table-cell table:style-name="ce3"/>
          <table:table-cell table:style-name="ce3" office:value-type="string" calcext:value-type="string">
            <text:p>A data type for a string that allows an alphabetic uppercase character omitting I and O or an numeric in the range 1 to 9.</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HJ-NP-Z1-9]{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betic Uppercase A To L One Character Simple Type</text:p>
          </table:table-cell>
          <table:table-cell table:style-name="ce3"/>
          <table:table-cell table:style-name="ce3" office:value-type="string" calcext:value-type="string">
            <text:p>A data type for a string that allows an alphabetic uppercase character from A to L.</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L]{1,1}</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234.</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A To M One Character Simple Type</text:p>
          </table:table-cell>
          <table:table-cell table:style-name="ce3"/>
          <table:table-cell table:style-name="ce3" office:value-type="string" calcext:value-type="string">
            <text:p>A data type for a string that allows an alphabetic uppercase character from A to M.</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M]{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A To Y One Character Simple Type</text:p>
          </table:table-cell>
          <table:table-cell table:style-name="ce3"/>
          <table:table-cell table:style-name="ce3" office:value-type="string" calcext:value-type="string">
            <text:p>A data type for a string that allows an alphabetic uppercase character from A to Y.</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Y]{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One Character Simple Type</text:p>
          </table:table-cell>
          <table:table-cell table:style-name="ce3"/>
          <table:table-cell table:style-name="ce3" office:value-type="string" calcext:value-type="string">
            <text:p>A data type for a string that allows an alphabetic uppercase character.</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Z]{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One Character Simple Type</text:p>
          </table:table-cell>
          <table:table-cell table:style-name="ce3"/>
          <table:table-cell table:style-name="ce3" office:value-type="string" calcext:value-type="string">
            <text:p>A data type for a string that allows an alphabetic uppercase or numeric character.</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A-Z0-9]{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betic Uppercase C To X Omit I and O One Character Simple Type</text:p>
          </table:table-cell>
          <table:table-cell table:style-name="ce3"/>
          <table:table-cell table:style-name="ce3" office:value-type="string" calcext:value-type="string">
            <text:p>A data type for a string that allows an alphabetic uppercase character from C to X omitting I and O.</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 calcext:value-type="float">
            <text:p>1</text:p>
          </table:table-cell>
          <table:table-cell table:style-name="ce7" office:value-type="string" calcext:value-type="string">
            <text:p>[C-HJ-NP-X]{1,1}</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35.</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Strait Of Juan De Fuca Operating Area Simple Type</text:p>
          </table:table-cell>
          <table:table-cell table:style-name="ce6"/>
          <table:table-cell table:style-name="ce6" office:value-type="string" calcext:value-type="string">
            <text:p>A data type that provides the Strait of Juan de Fuca operating area.</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7" office:value-type="string" calcext:value-type="string">
            <text:p>(PP|QQ|RR|SS|TT|UU|VV|WW|XX|YY|ZZ)</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S Two Characters Simple Type</text:p>
          </table:table-cell>
          <table:table-cell table:style-name="ce3"/>
          <table:table-cell table:style-name="ce3" office:value-type="string" calcext:value-type="string">
            <text:p>A data type for a string that allows two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7" office:value-type="string" calcext:value-type="string">
            <text:p>[\-\.,\(\)\?A-Z0-9]{2,2}</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33.</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Link 22 Freq Plan Simple Type</text:p>
          </table:table-cell>
          <table:table-cell table:style-name="ce3"/>
          <table:table-cell table:style-name="ce6" office:value-type="string" calcext:value-type="string">
            <text:p>A data type that provides the Link-22 frequency plan expressed as a hexadecimal number.</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7" office:value-type="string" calcext:value-type="string">
            <text:p>[0-9A-F]{2,2}</text:p>
          </table:table-cell>
          <table:table-cell table:style-name="ce12" office:value-type="string" calcext:value-type="string">
            <text:p>C.0.01.00</text:p>
          </table:table-cell>
          <table:table-cell table:style-name="ce18"/>
          <table:table-cell table:style-name="ce20"/>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office:value-type="string" calcext:value-type="string">
            <text:p>Should Pattern read [1-4][A-Z]{2,2}</text:p>
            <text:p>Do not rationalize unique FUD</text:p>
          </table:table-cell>
          <table:table-cell table:style-name="ce3" office:value-type="string" calcext:value-type="string">
            <text:p>Priority Simple Type</text:p>
          </table:table-cell>
          <table:table-cell table:style-name="ce3"/>
          <table:table-cell table:style-name="ce3" office:value-type="string" calcext:value-type="string">
            <text:p>A data type that provides the code for the priority or the relative importance of a preplanned, immediate, or reconnaissance mission.</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7" office:value-type="string" calcext:value-type="string">
            <text:p>[1-4][A-Z]</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NATO Track Number Root Simple Type</text:p>
          </table:table-cell>
          <table:table-cell table:style-name="ce3"/>
          <table:table-cell table:style-name="ce6" office:value-type="string" calcext:value-type="string">
            <text:p>A data type that provides the two-character alpha part of a NATO track number.</text:p>
          </table:table-cell>
          <table:table-cell table:style-name="ce3" office:value-type="string" calcext:value-type="string">
            <text:p>NATO: North Atlantic Treaty Organization</text:p>
          </table:table-cell>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7" office:value-type="string" calcext:value-type="string">
            <text:p>[AEGHJ-M]{2,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A To Q Omit I And O Two Characters Simple Type</text:p>
          </table:table-cell>
          <table:table-cell table:style-name="ce3"/>
          <table:table-cell table:style-name="ce3" office:value-type="string" calcext:value-type="string">
            <text:p>A data type for a string that allows two alphabetic uppercase characters from A to Q omitting I and O.</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7" office:value-type="string" calcext:value-type="string">
            <text:p>[A-HJ-NPQ]{2,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Fifteen Degree Quadrilateral GEOREF Simple Type</text:p>
          </table:table-cell>
          <table:table-cell table:style-name="ce3"/>
          <table:table-cell table:style-name="ce6" office:value-type="string" calcext:value-type="string">
            <text:p>A data type that provides the unique designator for each of the 15-degree quadrilaterals defined by the world Geographic Reference (GEOREF) system.</text:p>
          </table:table-cell>
          <table:table-cell table:style-name="ce3" office:value-type="string" calcext:value-type="string">
            <text:p>GEOREF:geographic reference</text:p>
          </table:table-cell>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7" office:value-type="string" calcext:value-type="string">
            <text:p>[A-HJ-NP-Z]{1,1}[A-HJ-M]{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2"/>
          <table:table-cell table:style-name="ce2" office:value-type="string" calcext:value-type="string">
            <text:p>String Alphabetic Uppercase Omit I And O Two Character Simple Type</text:p>
          </table:table-cell>
          <table:table-cell table:style-name="ce2"/>
          <table:table-cell table:style-name="ce6" office:value-type="string" calcext:value-type="string">
            <text:p>A data type for a string that allows two alphabetic uppercase characters omitting I and O.</text:p>
          </table:table-cell>
          <table:table-cell table:style-name="ce2"/>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16" office:value-type="string" calcext:value-type="string">
            <text:p>[A-HJ-NP-Z]{2,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betic Uppercase Two Characters Simple Type</text:p>
          </table:table-cell>
          <table:table-cell table:style-name="ce3"/>
          <table:table-cell table:style-name="ce3" office:value-type="string" calcext:value-type="string">
            <text:p>A data type for a string that allows two alphabetic uppercase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7" office:value-type="string" calcext:value-type="string">
            <text:p>[A-Z]{2,2}</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77.</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wo Characters Simple Type</text:p>
          </table:table-cell>
          <table:table-cell table:style-name="ce3"/>
          <table:table-cell table:style-name="ce3" office:value-type="string" calcext:value-type="string">
            <text:p>A data type for a string that allows two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2" calcext:value-type="float">
            <text:p>2</text:p>
          </table:table-cell>
          <table:table-cell table:style-name="ce7" office:value-type="string" calcext:value-type="string">
            <text:p>[A-Z0-9]{2,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6">
          <table:table-cell table:style-name="ce3" office:value-type="string" calcext:value-type="string">
            <text:p>Do not rationalize unique FUD</text:p>
          </table:table-cell>
          <table:table-cell table:style-name="ce6" office:value-type="string" calcext:value-type="string">
            <text:p>ECM Resistant Voice Channel Number Simple Type</text:p>
          </table:table-cell>
          <table:table-cell table:style-name="ce6"/>
          <table:table-cell table:style-name="ce6" office:value-type="string" calcext:value-type="string">
            <text:p>A data type that provides an alphanumeric identifier of an ECM Resistant Voice (ERV) channel number. The first element is the channel number, in values from 00 to 23. The second element is an alphabetic suffix, allowing a choice of E for Encode Data or N for Do Not Encode Data.</text:p>
          </table:table-cell>
          <table:table-cell table:style-name="ce3" office:value-type="string" calcext:value-type="string">
            <text:p>ECM: Electronic Counter Measure</text:p>
          </table:table-cell>
          <table:table-cell table:style-name="ce6" office:value-type="string" calcext:value-type="string">
            <text:p>String</text:p>
          </table:table-cell>
          <table:table-cell table:style-name="ce12" table:number-columns-repeated="2"/>
          <table:table-cell table:style-name="ce12" office:value-type="float" office:value="3" calcext:value-type="float">
            <text:p>3</text:p>
          </table:table-cell>
          <table:table-cell table:style-name="ce7" office:value-type="string" calcext:value-type="string">
            <text:p>((0|1)[0-9]|2[0-3])(E|N)</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S Uppercase Three Characters Simple Type</text:p>
          </table:table-cell>
          <table:table-cell table:style-name="ce3"/>
          <table:table-cell table:style-name="ce3" office:value-type="string" calcext:value-type="string">
            <text:p>A data type for a string that allows thre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table:number-columns-repeated="2"/>
          <table:table-cell table:style-name="ce12" office:value-type="float" office:value="3" calcext:value-type="float">
            <text:p>3</text:p>
          </table:table-cell>
          <table:table-cell table:style-name="ce7" office:value-type="string" calcext:value-type="string">
            <text:p>[\-\.,\(\)\?A-Z0-9&amp;#x20;]{3,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Three Characters Simple Type</text:p>
          </table:table-cell>
          <table:table-cell table:style-name="ce3"/>
          <table:table-cell table:style-name="ce3" office:value-type="string" calcext:value-type="string">
            <text:p>A data type for a string that allows thre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table:number-columns-repeated="2"/>
          <table:table-cell table:style-name="ce12" office:value-type="float" office:value="3" calcext:value-type="float">
            <text:p>3</text:p>
          </table:table-cell>
          <table:table-cell table:style-name="ce7" office:value-type="string" calcext:value-type="string">
            <text:p>[\-\.,\(\)\?A-Z0-9]{3,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Link 22 Net Number Simple Type</text:p>
          </table:table-cell>
          <table:table-cell table:style-name="ce3"/>
          <table:table-cell table:style-name="ce6" office:value-type="string" calcext:value-type="string">
            <text:p>A data type that provides the Link-22 net number is a hexadecimal range. "NNN" net number: 000-3E7 (range 3E8-FFF is ignored).</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3" calcext:value-type="float">
            <text:p>3</text:p>
          </table:table-cell>
          <table:table-cell table:style-name="ce7" office:value-type="string" calcext:value-type="string">
            <text:p>[0][0-9A-F]{2,2}|[1-2][0-9A-F]{2,2}|[3][E][0-7]|[3][0-9A-D][0-9A-F]</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lphanumeric Uppercase A To F Three Characters Simple Type</text:p>
          </table:table-cell>
          <table:table-cell table:style-name="ce3"/>
          <table:table-cell table:style-name="ce6" office:value-type="string" calcext:value-type="string">
            <text:p>A data type for a string that allows three alphabetic uppercase characters from A to F and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3" calcext:value-type="float">
            <text:p>3</text:p>
          </table:table-cell>
          <table:table-cell table:style-name="ce7" office:value-type="string" calcext:value-type="string">
            <text:p>[0-9A-F]{3,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SADL Net Shape Simple Type</text:p>
          </table:table-cell>
          <table:table-cell table:style-name="ce6"/>
          <table:table-cell table:style-name="ce6" office:value-type="string" calcext:value-type="string">
            <text:p>A data type that provides the shape of the Situation Awareness Data Link (SADL) net based on the number of flights and the number of aircraft. The first element is the Number of Flights, in values from 1 to 4. The second element is a hyphen separator. The third element is the Number of Aircraft involved in SADL, in values from 1 to 4.</text:p>
          </table:table-cell>
          <table:table-cell table:style-name="ce3" office:value-type="string" calcext:value-type="string">
            <text:p>SADL: situation awareness data link</text:p>
          </table:table-cell>
          <table:table-cell table:style-name="ce6" office:value-type="string" calcext:value-type="string">
            <text:p>String</text:p>
          </table:table-cell>
          <table:table-cell table:style-name="ce12" table:number-columns-repeated="2"/>
          <table:table-cell table:style-name="ce12" office:value-type="float" office:value="3" calcext:value-type="float">
            <text:p>3</text:p>
          </table:table-cell>
          <table:table-cell table:style-name="ce7" office:value-type="string" calcext:value-type="string">
            <text:p>[1-4]\-[1-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Three Characters Simple Type</text:p>
          </table:table-cell>
          <table:table-cell table:style-name="ce3"/>
          <table:table-cell table:style-name="ce3" office:value-type="string" calcext:value-type="string">
            <text:p>A data type for a string that allows three alphabetic uppercase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3" calcext:value-type="float">
            <text:p>3</text:p>
          </table:table-cell>
          <table:table-cell table:style-name="ce7" office:value-type="string" calcext:value-type="string">
            <text:p>[A-Z]{3,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hree Characters Simple Type</text:p>
          </table:table-cell>
          <table:table-cell table:style-name="ce3"/>
          <table:table-cell table:style-name="ce3" office:value-type="string" calcext:value-type="string">
            <text:p>A data type for a string that allows three <text:s/>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3" calcext:value-type="float">
            <text:p>3</text:p>
          </table:table-cell>
          <table:table-cell table:style-name="ce7" office:value-type="string" calcext:value-type="string">
            <text:p>[A-Z0-9]{3,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9">
          <table:table-cell table:style-name="ce3" office:value-type="string" calcext:value-type="string">
            <text:p>Do not rationalize unique FUD</text:p>
          </table:table-cell>
          <table:table-cell table:style-name="ce6" office:value-type="string" calcext:value-type="string">
            <text:p>Angle In Degrees, True, Grid, Magnetic, Or Relative Simple Type</text:p>
          </table:table-cell>
          <table:table-cell table:style-name="ce6" office:value-type="string" calcext:value-type="string">
            <text:p>AngleInDegrees,True,Grid,Magnetic,Or RelativeSimpleType</text:p>
          </table:table-cell>
          <table:table-cell table:style-name="ce6" office:value-type="string" calcext:value-type="string">
            <text:p>A data type that provides an angle in degrees, and an indication as to whether the angle is relative or is measured with respect to true, magnetic, or grid north. The first element is a number representing the angle, in values from 000 to 359. The second element is the angular measurement reference, allowing a choice of G for grid north, M for magnetic north, R for relative, and T for true north.</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4" calcext:value-type="float">
            <text:p>4</text:p>
          </table:table-cell>
          <table:table-cell table:style-name="ce7" office:value-type="string" calcext:value-type="string">
            <text:p>([0-2][0-9][0-9]|3[0-5][0-9])(G|M|R|T)</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Angle In Degrees, True Simple Type</text:p>
          </table:table-cell>
          <table:table-cell table:style-name="ce6" office:value-type="string" calcext:value-type="string">
            <text:p>AngleInDegrees,TrueSimpleType</text:p>
          </table:table-cell>
          <table:table-cell table:style-name="ce6" office:value-type="string" calcext:value-type="string">
            <text:p>A data type that provides an angle in degrees and the angular measurement reference to true north. The first element is a number representing the angle, in values from 000 to 359. The second element is the letter T for True North.</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4" calcext:value-type="float">
            <text:p>4</text:p>
          </table:table-cell>
          <table:table-cell table:style-name="ce7" office:value-type="string" calcext:value-type="string">
            <text:p>([0-2][0-9][0-9]|3[0-5][0-9])T</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6">
          <table:table-cell table:style-name="ce3" office:value-type="string" calcext:value-type="string">
            <text:p>Do not rationalize unique FUD</text:p>
          </table:table-cell>
          <table:table-cell table:style-name="ce6" office:value-type="string" calcext:value-type="string">
            <text:p>Angle In Degrees, True, Magnetic, Or Relative Simple Type</text:p>
          </table:table-cell>
          <table:table-cell table:style-name="ce6" office:value-type="string" calcext:value-type="string">
            <text:p>AngleInDegrees,True,Magnetic,OrRelativeSimpleType</text:p>
          </table:table-cell>
          <table:table-cell table:style-name="ce6" office:value-type="string" calcext:value-type="string">
            <text:p>A data type that provides the angle in degrees with respect to north. The first element is a number representing the angle, in values from 000 to 359. The second element is the angular measurement reference, a choice of M for Magnetic North, R for Relative, or T for True North.</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4" calcext:value-type="float">
            <text:p>4</text:p>
          </table:table-cell>
          <table:table-cell table:style-name="ce7" office:value-type="string" calcext:value-type="string">
            <text:p>([0-2][0-9]{2}|3[0-5][0-9])(M|R|T)</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Numeric Special Four Characters Simple Type</text:p>
          </table:table-cell>
          <table:table-cell table:style-name="ce3"/>
          <table:table-cell table:style-name="ce3" office:value-type="string" calcext:value-type="string">
            <text:p>A data type for a string that allows four numeric or special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4" calcext:value-type="float">
            <text:p>4</text:p>
          </table:table-cell>
          <table:table-cell table:style-name="ce7" office:value-type="string" calcext:value-type="string">
            <text:p>[\-\.,\(\)\?0-9]{4,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Four Characters Simple Type</text:p>
          </table:table-cell>
          <table:table-cell table:style-name="ce3"/>
          <table:table-cell table:style-name="ce3" office:value-type="string" calcext:value-type="string">
            <text:p>A data type for a string that allows four alphabetic uppercase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4" calcext:value-type="float">
            <text:p>4</text:p>
          </table:table-cell>
          <table:table-cell table:style-name="ce7" office:value-type="string" calcext:value-type="string">
            <text:p>[A-Z]{4,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Four Characters Simple Type</text:p>
          </table:table-cell>
          <table:table-cell table:style-name="ce3"/>
          <table:table-cell table:style-name="ce3" office:value-type="string" calcext:value-type="string">
            <text:p>A data type for a string that allows four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table:number-columns-repeated="2"/>
          <table:table-cell table:style-name="ce12" office:value-type="float" office:value="4" calcext:value-type="float">
            <text:p>4</text:p>
          </table:table-cell>
          <table:table-cell table:style-name="ce7" office:value-type="string" calcext:value-type="string">
            <text:p>[A-Z0-9&amp;#x20;]{4,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Four Characters Simple Type</text:p>
          </table:table-cell>
          <table:table-cell table:style-name="ce3"/>
          <table:table-cell table:style-name="ce3" office:value-type="string" calcext:value-type="string">
            <text:p>A data type for a string that allows four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4" calcext:value-type="float">
            <text:p>4</text:p>
          </table:table-cell>
          <table:table-cell table:style-name="ce7" office:value-type="string" calcext:value-type="string">
            <text:p>[A-Z0-9]{4,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3" office:value-type="string" calcext:value-type="string">
            <text:p>Aircraft Alert Readiness State Simple Type</text:p>
          </table:table-cell>
          <table:table-cell table:style-name="ce3"/>
          <table:table-cell table:style-name="ce6" office:value-type="string" calcext:value-type="string">
            <text:p>A data type that provides the alert readiness state of an aircraft, RS01 through RS99. The lower the number, the higher the readines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4" calcext:value-type="float">
            <text:p>4</text:p>
          </table:table-cell>
          <table:table-cell table:style-name="ce7" office:value-type="string" calcext:value-type="string">
            <text:p>RS[0-9]{2,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9">
          <table:table-cell table:style-name="ce3" office:value-type="string" calcext:value-type="string">
            <text:p>Do not rationalize unique FUD</text:p>
          </table:table-cell>
          <table:table-cell table:style-name="ce6" office:value-type="string" calcext:value-type="string">
            <text:p>Link 16 Track Number Reference Simple Type</text:p>
          </table:table-cell>
          <table:table-cell table:style-name="ce6"/>
          <table:table-cell table:style-name="ce6" office:value-type="string" calcext:value-type="string">
            <text:p>A data type that provides an 5-character alphanumeric references from within the range of valid track numbers assigned for link use; example; 2A000.</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0]([0][2][0][0-7]|[0][2][1-7][0-7]|[0][3-7][0-7][0-7]|[1-6][0-7][0-7][0-7]|[7][7][7][0-6]|[7][7][0-6][0-7]|[7][0-6][0-7][0-7]))|([1][0][0][0][0-7]|[1][0][0][1-7][0-7]|[1][0][1-7][0-7][0-7]|[1][1-7][0-7][0-7][0-7]|[2-6][0-7][0-7][0-7][0-7]|[7][7][7][7][0-6]|[7][7][7][0-6][0-7]|[7][7][0-6][0-7][0-7]|[7][0-6][0-7][0-7][0-7])))|(([0-7])[A-HJ-NP-Z]([0-7][0-7][0-7]))|([A-HJ-NP-Z]([0-7][0-7][0-7][0-7]))|([A-HJ-NP-Z][A-HJ-NP-Z]([0-7][0-7][0-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JTIDS Unit Address Simple Type</text:p>
          </table:table-cell>
          <table:table-cell table:style-name="ce6"/>
          <table:table-cell table:style-name="ce6" office:value-type="string" calcext:value-type="string">
            <text:p>A 5-digit octal number representing a Joint Tactical Information Distribution System (JTIDS) Unit (JU) address, in the ranges 00001 to 00076, 00100 to 00175, 00200 to 07776, and 10000 to 77776.</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0][0][0]([0][1-7]|[1-6][0-7]|[7][0-6]))|([0][0][1]([0][0-7]|[1-6][0-7]|[7][0-5]))|([0]([0][2][0][0-7]|[0][2][1-7][0-7]|[0][3-7][0-7][0-7]|[1-6][0-7][0-7][0-7]|[7][7][7][0-6]|[7][7][0-6][0-7]|[7][0-6][0-7][0-7]))|([1][0][0][0][0-7]|[1][0][0][1-7][0-7]|[1][0][1-7][0-7][0-7]|[1][1-7][0-7][0-7][0-7]|[2-6][0-7][0-7][0-7][0-7]|[7][7][7][7][0-6]|[7][7][7][0-6][0-7]|[7][7][0-6][0-7][0-7]|[7][0-6][0-7][0-7][0-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Link 22 Unit Address Simple Type</text:p>
          </table:table-cell>
          <table:table-cell table:style-name="ce6"/>
          <table:table-cell table:style-name="ce6" office:value-type="string" calcext:value-type="string">
            <text:p>A 5-digit octal number representing a Link-22 Unit (NU) address or track number, in the ranges from 00001 to 00076, 00100 to 00175, 00200 to 07776, and 10000 to 77776.</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0][0][0]([0][1-7]|[1-6][0-7]|[7][0-6]))|([0][0][1]([0][0-7]|[1-6][0-7]|[7][0-5]))|([0]([0][2][0][0-7]|[0][2][1-7][0-7]|[0][3-7][0-7][0-7]|[1-6][0-7][0-7][0-7]|[7][7][7][0-6]|[7][7][0-6][0-7]|[7][0-6][0-7][0-7]))|([1][0][0][0][0-7]|[1][0][0][1-7][0-7]|[1][0][1-7][0-7][0-7]|[1][1-7][0-7][0-7][0-7]|[2-6][0-7][0-7][0-7][0-7]|[7][7][7][7][0-6]|[7][7][7][0-6][0-7]|[7][7][0-6][0-7][0-7]|[7][0-6][0-7][0-7][0-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9">
          <table:table-cell table:style-name="ce3" office:value-type="string" calcext:value-type="string">
            <text:p>Do not rationalize unique FUD</text:p>
          </table:table-cell>
          <table:table-cell table:style-name="ce6" office:value-type="string" calcext:value-type="string">
            <text:p>Military Time Simple Type</text:p>
          </table:table-cell>
          <table:table-cell table:style-name="ce6"/>
          <table:table-cell table:style-name="ce6" office:value-type="string" calcext:value-type="string">
            <text:p>The time of the event. The first element is a number representing the hour, in values from 00 to 23. The second element is a number representing the minute, in values from 00 to 59. The third element is a single alphanumeric character representing one of 35 time zones, to include 10 half-hour increment time zones based upon the local standard time, Greenwich, England (UTC).</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0|1)[0-9]|2[0-3])[0-5][0-9][A-IK-Z0-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betic Uppercase Special Five Characters Simple Type</text:p>
          </table:table-cell>
          <table:table-cell table:style-name="ce3"/>
          <table:table-cell table:style-name="ce3" office:value-type="string" calcext:value-type="string">
            <text:p>A data type for a string that allows five alphabetic uppercase or special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A-Z]{5,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Five Characters Simple Type</text:p>
          </table:table-cell>
          <table:table-cell table:style-name="ce3"/>
          <table:table-cell table:style-name="ce3" office:value-type="string" calcext:value-type="string">
            <text:p>A data type for a string that allows five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A-Z0-9]{5,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6">
          <table:table-cell table:style-name="ce3" office:value-type="string" calcext:value-type="string">
            <text:p>Do not rationalize unique FUD</text:p>
          </table:table-cell>
          <table:table-cell table:style-name="ce6" office:value-type="string" calcext:value-type="string">
            <text:p>Link 1 Reporting Unit Number Simple Type</text:p>
          </table:table-cell>
          <table:table-cell table:style-name="ce6"/>
          <table:table-cell table:style-name="ce6" office:value-type="string" calcext:value-type="string">
            <text:p>A data type that provides a 5-character alphanumeric reference assigned as a unit address in a Link-1 tactical data link; example: AE777. The first element consists of digraph limited to the letters A,E,G,H,J,K,L,M. The second element is a 3-digit octal number in values from 000 to 777.</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AEGHJKLM]{2}[0-7]{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NB Uppercase Five Characters Simple Type</text:p>
          </table:table-cell>
          <table:table-cell table:style-name="ce3"/>
          <table:table-cell table:style-name="ce3" office:value-type="string" calcext:value-type="string">
            <text:p>A data type for a string that allows five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A-Z0-9&amp;#x20;]{5,5}</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292.</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Five Characters Simple Type</text:p>
          </table:table-cell>
          <table:table-cell table:style-name="ce3"/>
          <table:table-cell table:style-name="ce3" office:value-type="string" calcext:value-type="string">
            <text:p>A data type for a string that allows five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A-Z0-9]{5,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Flight Level Qualified Simple Type</text:p>
          </table:table-cell>
          <table:table-cell table:style-name="ce6"/>
          <table:table-cell table:style-name="ce6" office:value-type="string" calcext:value-type="string">
            <text:p>A data type that provides the height expressed as pressure altitude in hundreds of feet. The first element is the flight level indicator FL. The second element is a number representing the flight level, in values from 000 to 999.</text:p>
          </table:table-cell>
          <table:table-cell table:style-name="ce3" office:value-type="string" calcext:value-type="string">
            <text:p>Do not rationalize unique FUD</text:p>
          </table:table-cell>
          <table:table-cell table:style-name="ce6" office:value-type="string" calcext:value-type="string">
            <text:p>String</text:p>
          </table:table-cell>
          <table:table-cell table:style-name="ce12" table:number-columns-repeated="2"/>
          <table:table-cell table:style-name="ce12" office:value-type="float" office:value="5" calcext:value-type="float">
            <text:p>5</text:p>
          </table:table-cell>
          <table:table-cell table:style-name="ce7" office:value-type="string" calcext:value-type="string">
            <text:p>FL[0-9]{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9">
          <table:table-cell table:style-name="ce3" office:value-type="string" calcext:value-type="string">
            <text:p>Do not rationalize unique FUD</text:p>
          </table:table-cell>
          <table:table-cell table:style-name="ce6" office:value-type="string" calcext:value-type="string">
            <text:p>Direction In Degrees Simple Type</text:p>
          </table:table-cell>
          <table:table-cell table:style-name="ce6"/>
          <table:table-cell table:style-name="ce6" office:value-type="string" calcext:value-type="string">
            <text:p>A data type that provides the position on a line extending from a specific point toward a point on the compass measured in 360 increments expressed in degrees. The Direction in Degrees: Allowable values: 000 through 360. Followed by the Unit of Measurement: Allowable value: DGG for Degrees, Grid; DGM for Degrees, Magnetic; DGT for Degrees, True.</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0-2][0-9]{2,2}|3[0-5][0-9]|360)(DGG|DGM|DGT)</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Angular Measurement In Degrees Simple Type</text:p>
          </table:table-cell>
          <table:table-cell table:style-name="ce6"/>
          <table:table-cell table:style-name="ce6" office:value-type="string" calcext:value-type="string">
            <text:p>A data type that provides the angular measurement expressed in degrees. The Angular Measurement. Allowable values: 000 through 360. Followed by the Unit of Angular Measurement, Degrees. Allowable value: DEG for Degree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0-2][0-9]{2,2}|3[0-5][0-9]|360)DEG</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6">
          <table:table-cell table:style-name="ce3" office:value-type="string" calcext:value-type="string">
            <text:p>Do not rationalize unique FUD</text:p>
          </table:table-cell>
          <table:table-cell table:style-name="ce6" office:value-type="string" calcext:value-type="string">
            <text:p>Speed And Unit Of Measurement Simple Type</text:p>
          </table:table-cell>
          <table:table-cell table:style-name="ce6"/>
          <table:table-cell table:style-name="ce6" office:value-type="string" calcext:value-type="string">
            <text:p>A data type that provides the units of speed with applicable units of measurement. A Quantity in the range 000 to 999. Followed by Unit of Speed Measurement. Allowed values: KPH for kilometers per hour, MPS for meters per second, KTS for nautical miles per hour (KNOTS), MPH for Miles Per Hour.</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0-9]{3,3})(KPH|MPS|KTS|MPH)</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Numeric Special Six Characters Simple Type</text:p>
          </table:table-cell>
          <table:table-cell table:style-name="ce3"/>
          <table:table-cell table:style-name="ce3" office:value-type="string" calcext:value-type="string">
            <text:p>A data type for a string that allows six numeric or special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0-9]{6,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S Uppercase Six Characters Simple Type</text:p>
          </table:table-cell>
          <table:table-cell table:style-name="ce3"/>
          <table:table-cell table:style-name="ce3" office:value-type="string" calcext:value-type="string">
            <text:p>A data type for a string that allows six <text:s/>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A-Z0-9&amp;#x20;]{6,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Uppercase Six Characters Simple Type</text:p>
          </table:table-cell>
          <table:table-cell table:style-name="ce3"/>
          <table:table-cell table:style-name="ce3" office:value-type="string" calcext:value-type="string">
            <text:p>A data type for a string that allows six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A-Z0-9]{6,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lphanumeric Uppercase A To F Six Characters Simple Type</text:p>
          </table:table-cell>
          <table:table-cell table:style-name="ce3"/>
          <table:table-cell table:style-name="ce6" office:value-type="string" calcext:value-type="string">
            <text:p>A data type for a string that allows six alphabetic uppercase characters from A to F and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0-9A-F]{6,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 Uppercase Six Characters Simple Type</text:p>
          </table:table-cell>
          <table:table-cell table:style-name="ce3"/>
          <table:table-cell table:style-name="ce3" office:value-type="string" calcext:value-type="string">
            <text:p>A data type for a string that allows six alphabetic uppercase, numeric or blank characters.</text:p>
          </table:table-cell>
          <table:table-cell table:style-name="ce3" office:value-type="string" calcext:value-type="string">
            <text:p>ANB: Alphabetic, Numeric, Blank</text:p>
          </table:table-cell>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A-Z0-9&amp;#x20;]{6,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Six Characters Simple Type</text:p>
          </table:table-cell>
          <table:table-cell table:style-name="ce3"/>
          <table:table-cell table:style-name="ce3" office:value-type="string" calcext:value-type="string">
            <text:p>A data type for a string that allows six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A-Z0-9]{6,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Altitude Qualified Simple Type</text:p>
          </table:table-cell>
          <table:table-cell table:style-name="ce6"/>
          <table:table-cell table:style-name="ce6" office:value-type="string" calcext:value-type="string">
            <text:p>A data type that provides the aircraft height above mean sea level (MSL) expressed in hundreds of feet. The first element is the altitude indicator ALT. The second element is a number representing the altitude in hundreds of feet, in values from 000 to 999.</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ALT[0-9]{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Sonobuoy Or Satellite Channel Setting Simple Type</text:p>
          </table:table-cell>
          <table:table-cell table:style-name="ce6"/>
          <table:table-cell table:style-name="ce6" office:value-type="string" calcext:value-type="string">
            <text:p>A data type that provides the specific channel setting for sonobouys or satellites. The first element is the four character alphabetic prefix CHAN. The second element is the channel number, in values from 01 to 99.</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6" calcext:value-type="float">
            <text:p>6</text:p>
          </table:table-cell>
          <table:table-cell table:style-name="ce7" office:value-type="string" calcext:value-type="string">
            <text:p>CHAN(0[1-9]|[1-9][0-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Direction In Mils Simple Type</text:p>
          </table:table-cell>
          <table:table-cell table:style-name="ce6"/>
          <table:table-cell table:style-name="ce6" office:value-type="string" calcext:value-type="string">
            <text:p>A data type that provides the position on a line extending from a specific point toward a point on the compass measured in 6400 increments expressed in mils. The Direction in Mils: Allowable values: 0000 through 6400. Followed by the Unit of Measurement: Allowable values: MLG for Mils, Grid; MLM for Mils, Magnetic; MLT for Mils, True.</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7" calcext:value-type="float">
            <text:p>7</text:p>
          </table:table-cell>
          <table:table-cell table:style-name="ce7" office:value-type="string" calcext:value-type="string">
            <text:p>([0-5][0-9]{3,3}|6[0-3][0-9]{2,2}|6400)(MLG|MLM|MLT)</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Angular Measurement In Mils Simple Type</text:p>
          </table:table-cell>
          <table:table-cell table:style-name="ce6"/>
          <table:table-cell table:style-name="ce6" office:value-type="string" calcext:value-type="string">
            <text:p>A data type that provides the angular measurement expressed in mils. The Angular Measurement. Allowable values: 0000 through 6400. Followed by the Unit of Angular Measurement, MILS. Allowable value: MIL for Mil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7" calcext:value-type="float">
            <text:p>7</text:p>
          </table:table-cell>
          <table:table-cell table:style-name="ce7" office:value-type="string" calcext:value-type="string">
            <text:p>([0-5][0-9]{3,3}|6[0-3][0-9]{2,2}|6400)MIL</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Net Number Range Simple Type</text:p>
          </table:table-cell>
          <table:table-cell table:style-name="ce6"/>
          <table:table-cell table:style-name="ce6" office:value-type="string" calcext:value-type="string">
            <text:p>A data type that provides the block of net numbers in the range 000 to 126 assigned for network enabled weapons, read from lower to upper.</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7" calcext:value-type="float">
            <text:p>7</text:p>
          </table:table-cell>
          <table:table-cell table:style-name="ce7" office:value-type="string" calcext:value-type="string">
            <text:p>(0[0-9][0-9]|1[0-1][0-9]|[1][2][0-6])\-(0[0-9][0-9]|1[0-1][0-9]|[1][2][0-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Military Day Time Simple Type</text:p>
          </table:table-cell>
          <table:table-cell table:style-name="ce6"/>
          <table:table-cell table:style-name="ce6" office:value-type="string" calcext:value-type="string">
            <text:p>A data type that provides the day of a month and timekeeping in hours and minutes of a calendar day, using the 24-hour clock system and an associated time zone. The first element is a number representing the day, in values from 01 to 31. Followed by hour, in values from 00 to 23. Followed by a single alphanumeric character representing one of 35 time zones, to include 10 half-hour increment time zones based upon the local standard time, Greenwich, England (UTC).</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7" calcext:value-type="float">
            <text:p>7</text:p>
          </table:table-cell>
          <table:table-cell table:style-name="ce7" office:value-type="string" calcext:value-type="string">
            <text:p>(0[1-9]|(1|2)[0-9]|3(0|1))((0|1)[0-9]|2[0-3])[0-5][0-9][A-IK-Z0-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Alphamonth Year Simple Type</text:p>
          </table:table-cell>
          <table:table-cell table:style-name="ce6"/>
          <table:table-cell table:style-name="ce6" office:value-type="string" calcext:value-type="string">
            <text:p>A data type that provides a point in time expressed as month and year, as defined by the Gregorian Calendar. The first element is the 3-character abbreviated month name, allowing a choice of JAN, FEB, MAR, APR, MAY, JUN, JUL, AUG, SEP, OCT, NOV, DEC. The second element is the 4-digit year, in values from 0000 to 9999.</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7" calcext:value-type="float">
            <text:p>7</text:p>
          </table:table-cell>
          <table:table-cell table:style-name="ce7" office:value-type="string" calcext:value-type="string">
            <text:p>(JAN|FEB|MAR|APR|MAY|JUN|JUL|AUG|SEP|OCT|NOV|DEC)[0-9]{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Seven Characters Simple Type</text:p>
          </table:table-cell>
          <table:table-cell table:style-name="ce3"/>
          <table:table-cell table:style-name="ce3" office:value-type="string" calcext:value-type="string">
            <text:p>A data type for a string that allows seven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7" calcext:value-type="float">
            <text:p>7</text:p>
          </table:table-cell>
          <table:table-cell table:style-name="ce7" office:value-type="string" calcext:value-type="string">
            <text:p>[A-Z0-9]{7,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12">
          <table:table-cell table:style-name="ce3" office:value-type="string" calcext:value-type="string">
            <text:p>Do not rationalize unique FUD</text:p>
          </table:table-cell>
          <table:table-cell table:style-name="ce6" office:value-type="string" calcext:value-type="string">
            <text:p>Day Time Simple Type</text:p>
          </table:table-cell>
          <table:table-cell table:style-name="ce6"/>
          <table:table-cell table:style-name="ce6" office:value-type="string" calcext:value-type="string">
            <text:p>A data type that provides the day of the week, time, and time zone. The first element is a 3-letter abbreviation for the day of the week, a choice of MON, TUE, WED, THU, FRI, SAT, SUN. The second element is a number representing the hour, in values from 00 to 23. Followed by the minute, in values from 00 to 59. The fourth element is a single alphanumeric character representing one of 35 time zones, to include 10 half-hour increment time zones based upon the local standard time, Greenwich, England (UTC).</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8" calcext:value-type="float">
            <text:p>8</text:p>
          </table:table-cell>
          <table:table-cell table:style-name="ce7" office:value-type="string" calcext:value-type="string">
            <text:p>(SUN|MON|TUE|WED|THU|FRI|SAT)((0|1)[0-9]|2[0-3])[0-5][0-9][A-IK-Z0-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4">
          <table:table-cell table:style-name="ce3"/>
          <table:table-cell table:style-name="ce3" office:value-type="string" calcext:value-type="string">
            <text:p>String Alphanumeric Uppercase A To F Eight Characters Simple Type</text:p>
          </table:table-cell>
          <table:table-cell table:style-name="ce3"/>
          <table:table-cell table:style-name="ce6" office:value-type="string" calcext:value-type="string">
            <text:p>A data type for a string that allows eight alphabetic uppercase characters from A to F and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8" calcext:value-type="float">
            <text:p>8</text:p>
          </table:table-cell>
          <table:table-cell table:style-name="ce7" office:value-type="string" calcext:value-type="string">
            <text:p>[0-9A-F]{8,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Eight Characters Simple Type</text:p>
          </table:table-cell>
          <table:table-cell table:style-name="ce3"/>
          <table:table-cell table:style-name="ce3" office:value-type="string" calcext:value-type="string">
            <text:p>A data type for a string that allows eight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8" calcext:value-type="float">
            <text:p>8</text:p>
          </table:table-cell>
          <table:table-cell table:style-name="ce7" office:value-type="string" calcext:value-type="string">
            <text:p>[A-Z0-9]{8,8}</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Network Protocol Standard And Version Simple Type</text:p>
          </table:table-cell>
          <table:table-cell table:style-name="ce6"/>
          <table:table-cell table:style-name="ce6" office:value-type="string" calcext:value-type="string">
            <text:p>A data type that provides the Combat Net Radio (CNR) designator and version.</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8" calcext:value-type="float">
            <text:p>8</text:p>
          </table:table-cell>
          <table:table-cell table:style-name="ce7" office:value-type="string" calcext:value-type="string">
            <text:p>188-220[A-Z]{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Link 11 / 11B Track Number Block Simple Type</text:p>
          </table:table-cell>
          <table:table-cell table:style-name="ce6" office:value-type="string" calcext:value-type="string">
            <text:p>Link11/11BTrackNumberBlockSimpleType</text:p>
          </table:table-cell>
          <table:table-cell table:style-name="ce6" office:value-type="string" calcext:value-type="string">
            <text:p>A block of 4-digit octal track numbers in the range 0200 through 7776 assigned to a participating unit (PU) or reporting unit (RU); example: 0200-7776. Read from lower limit to upper limit, separated by a hyphen.</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9" calcext:value-type="float">
            <text:p>9</text:p>
          </table:table-cell>
          <table:table-cell table:style-name="ce7" office:value-type="string" calcext:value-type="string">
            <text:p>([0][2][0][0-7]|[0][2][1-7][0-7]|[0][3-7][0-7][0-7]|[1-6][0-7][0-7][0-7]|[7][0-6][0-7][0-7]|[7][7][0-6][0-7]|[7][7][7][0-6])\-([0][2][0][0-7]|[0][2][1-7][0-7]|[0][3-7][0-7][0-7]|[1-6][0-7][0-7][0-7]|[7][0-6][0-7][0-7]|[7][7][0-6][0-7]|[7][7][7][0-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9">
          <table:table-cell table:style-name="ce3" office:value-type="string" calcext:value-type="string">
            <text:p>Do not rationalize unique FUD</text:p>
          </table:table-cell>
          <table:table-cell table:style-name="ce6" office:value-type="string" calcext:value-type="string">
            <text:p>Date Ddmmyyyy Simple Type</text:p>
          </table:table-cell>
          <table:table-cell table:style-name="ce6"/>
          <table:table-cell table:style-name="ce6" office:value-type="string" calcext:value-type="string">
            <text:p>A data type that provides a point in time expressed as day, month, year, as defined by the Gregorian Calendar. The first element is a number representing the day, in values from 01 to 31. The second element is the 3-character abbreviated month name, allowing a choice of JAN, FEB, MAR, APR, MAY, JUN, JUL, AUG, SEP, OCT, NOV, DEC. The third element is the 4-digit year, in values from 0000 to 9999.</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9" calcext:value-type="float">
            <text:p>9</text:p>
          </table:table-cell>
          <table:table-cell table:style-name="ce7" office:value-type="string" calcext:value-type="string">
            <text:p>(0[1-9]|(1|2)[0-9]|3(0|1))(JAN|FEB|MAR|APR|MAY|JUN|JUL|AUG|SEP|OCT|NOV|DEC)[0-9]{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Numeric Special Nine Characters Simple Type</text:p>
          </table:table-cell>
          <table:table-cell table:style-name="ce3"/>
          <table:table-cell table:style-name="ce3" office:value-type="string" calcext:value-type="string">
            <text:p>A data type for a string that allows nine numeric or special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9" calcext:value-type="float">
            <text:p>9</text:p>
          </table:table-cell>
          <table:table-cell table:style-name="ce7" office:value-type="string" calcext:value-type="string">
            <text:p>[\-\.,\(\)\?0-9]{9,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S Uppercase Nine Characters Simple Type</text:p>
          </table:table-cell>
          <table:table-cell table:style-name="ce3"/>
          <table:table-cell table:style-name="ce3" office:value-type="string" calcext:value-type="string">
            <text:p>A data type for a string that allows nine <text:s/>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table:number-columns-repeated="2"/>
          <table:table-cell table:style-name="ce12" office:value-type="float" office:value="9" calcext:value-type="float">
            <text:p>9</text:p>
          </table:table-cell>
          <table:table-cell table:style-name="ce7" office:value-type="string" calcext:value-type="string">
            <text:p>[\-\.,\(\)\?A-Z0-9&amp;#x20;]{9,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3" office:value-type="string" calcext:value-type="string">
            <text:p>Version Of Message Text Format Simple Type</text:p>
          </table:table-cell>
          <table:table-cell table:style-name="ce3"/>
          <table:table-cell table:style-name="ce6" office:value-type="string" calcext:value-type="string">
            <text:p>A data type that provides the version of the message text format. The message version consists of four parts: Part 1 is the edition letter of MIL-STD-6040(SERIES), e.g., A, B, C through Z, Part 2 is the change number of the edition (0-5), Part 3 is the major change for the message, e.g., 01-99, and Part 4 is the minor change for the message, e.g., 00-99.</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9" calcext:value-type="float">
            <text:p>9</text:p>
          </table:table-cell>
          <table:table-cell table:style-name="ce7" office:value-type="string" calcext:value-type="string">
            <text:p>[A-Z]\.[0-5]\.[0-9]{2}\.[0-9]{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S Uppercase Ten Characters Simple Type</text:p>
          </table:table-cell>
          <table:table-cell table:style-name="ce3"/>
          <table:table-cell table:style-name="ce3" office:value-type="string" calcext:value-type="string">
            <text:p>A data type for a string that allows ten <text:s/>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table:number-columns-repeated="2"/>
          <table:table-cell table:style-name="ce12" office:value-type="float" office:value="10" calcext:value-type="float">
            <text:p>10</text:p>
          </table:table-cell>
          <table:table-cell table:style-name="ce7" office:value-type="string" calcext:value-type="string">
            <text:p>[\-\.,\(\)\?A-Z0-9&amp;#x20;]{10,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Ten Characters Simple Type</text:p>
          </table:table-cell>
          <table:table-cell table:style-name="ce3"/>
          <table:table-cell table:style-name="ce3" office:value-type="string" calcext:value-type="string">
            <text:p>A data type for a string that allows t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table:number-columns-repeated="2"/>
          <table:table-cell table:style-name="ce12" office:value-type="float" office:value="10" calcext:value-type="float">
            <text:p>10</text:p>
          </table:table-cell>
          <table:table-cell table:style-name="ce7" office:value-type="string" calcext:value-type="string">
            <text:p>[\-\.,\(\)\?A-Z0-9]{10,10}</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numeric Uppercase Ten Characters Simple Type</text:p>
          </table:table-cell>
          <table:table-cell table:style-name="ce3"/>
          <table:table-cell table:style-name="ce3" office:value-type="string" calcext:value-type="string">
            <text:p>A data type for a string that allows ten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0" calcext:value-type="float">
            <text:p>10</text:p>
          </table:table-cell>
          <table:table-cell table:style-name="ce7" office:value-type="string" calcext:value-type="string">
            <text:p>[A-Z0-9]{10,10}</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77.</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12">
          <table:table-cell table:style-name="ce3" office:value-type="string" calcext:value-type="string">
            <text:p>Do not rationalize unique FUD</text:p>
          </table:table-cell>
          <table:table-cell table:style-name="ce6" office:value-type="string" calcext:value-type="string">
            <text:p>Link 16 Unit Address Block Assignment Simple Type</text:p>
          </table:table-cell>
          <table:table-cell table:style-name="ce6"/>
          <table:table-cell table:style-name="ce6" office:value-type="string" calcext:value-type="string">
            <text:p>A data type that provides the block of Link-16 JU addresses for assignment to the unit's aircraft, 00200 through 07776 and 10000 through 77776.</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1" calcext:value-type="float">
            <text:p>11</text:p>
          </table:table-cell>
          <table:table-cell table:style-name="ce7" office:value-type="string" calcext:value-type="string">
            <text:p>(([0]([0][2][0][0-7]|[0][2][1-7][0-7]|[0][3-7][0-7][0-7]|[1-6][0-7][0-7][0-7]|[7][7][7][0-6]|[7][7][0-6][0-7]|[7][0-6][0-7][0-7]))|([1][0][0][0][0-7]|[1][0][0][1-7][0-7]|[1][0][1-7][0-7][0-7]|[1][1-7][0-7][0-7][0-7]|[2-6][0-7][0-7][0-7][0-7]|[7][7][7][7][0-6]|[7][7][7][0-6][0-7]|[7][7][0-6][0-7][0-7]|[7][0-6][0-7][0-7][0-7]))\-(([0]([0][2][0][0-7]|[0][2][1-7][0-7]|[0][3-7][0-7][0-7]|[1-6][0-7][0-7][0-7]|[7][7][7][0-6]|[7][7][0-6][0-7]|[7][0-6][0-7][0-7]))|([1][0][0][0][0-7]|[1][0][0][1-7][0-7]|[1][0][1-7][0-7][0-7]|[1][1-7][0-7][0-7][0-7]|[2-6][0-7][0-7][0-7][0-7]|[7][7][7][7][0-6]|[7][7][7][0-6][0-7]|[7][7][0-6][0-7][0-7]|[7][0-6][0-7][0-7][0-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13">
          <table:table-cell table:style-name="ce3" office:value-type="string" calcext:value-type="string">
            <text:p>Do not rationalize unique FUD</text:p>
          </table:table-cell>
          <table:table-cell table:style-name="ce6" office:value-type="string" calcext:value-type="string">
            <text:p>Track Number Block Assignment Simple Type</text:p>
          </table:table-cell>
          <table:table-cell table:style-name="ce6"/>
          <table:table-cell table:style-name="ce6" office:value-type="string" calcext:value-type="string">
            <text:p>A data type that provides a block of 5-character alphanumeric references from within the range of valid track numbers assigned for link use, read as lower limit to upper limit separated by a hyphen; example: AB000-AB077.</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1" calcext:value-type="float">
            <text:p>11</text:p>
          </table:table-cell>
          <table:table-cell table:style-name="ce7" office:value-type="string" calcext:value-type="string">
            <text:p>([0]([0][2][0][0-7]|[0][2][1-7][0-7]|[0][3-7][0-7][0-7]|[1-6][0-7][0-7][0-7]|[7][7][7][0-6]|[7][7][0-6][0-7]|[7][0-6][0-7][0-7])|([1][0][0][0][0-7]|[1][0][0][1-7][0-7]|[1][0][1-7][0-7][0-7]|[1][1-7][0-7][0-7][0-7]|[2-6][0-7][0-7][0-7][0-7]|[7][7][7][7][0-6]|[7][7][7][0-6][0-7]|[7][7][0-6][0-7][0-7]|[7][0-6][0-7][0-7][0-7])|[0-7][A-HJ-NP-Z][0-7][0-7][0-7]|[A-HJ-NP-Z][0-7][0-7][0-7][0-7]|[A-HJ-NP-Z][A-HJ-NP-Z][0-7][0-7][0-7])\-([0]([0][2][0][0-7]|[0][2][1-7][0-7]|[0][3-7][0-7][0-7]|[1-6][0-7][0-7][0-7]|[7][7][7][0-6]|[7][7][0-6][0-7]|[7][0-6][0-7][0-7])|([1][0][0][0][0-7]|[1][0][0][1-7][0-7]|[1][0][1-7][0-7][0-7]|[1][1-7][0-7][0-7][0-7]|[2-6][0-7][0-7][0-7][0-7]|[7][7][7][7][0-6]|[7][7][7][0-6][0-7]|[7][7][0-6][0-7][0-7]|[7][0-6][0-7][0-7][0-7])|[0-7][A-HJ-NP-Z][0-7][0-7][0-7]|[A-HJ-NP-Z][0-7][0-7][0-7][0-7]|[A-HJ-NP-Z][A-HJ-NP-Z][0-7][0-7][0-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8">
          <table:table-cell table:style-name="ce3" office:value-type="string" calcext:value-type="string">
            <text:p>Do not rationalize unique FUD</text:p>
          </table:table-cell>
          <table:table-cell table:style-name="ce6" office:value-type="string" calcext:value-type="string">
            <text:p>Network Enabled Weapon Address Block Simple Type</text:p>
          </table:table-cell>
          <table:table-cell table:style-name="ce6"/>
          <table:table-cell table:style-name="ce6" office:value-type="string" calcext:value-type="string">
            <text:p>A data type that provides the track number address block in the range 10000 to 77776 for assignment to Network Enabled Weapons, read as lower limit to upper limit separated by a hyphen; example: 10000-77776.</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1" calcext:value-type="float">
            <text:p>11</text:p>
          </table:table-cell>
          <table:table-cell table:style-name="ce7" office:value-type="string" calcext:value-type="string">
            <text:p>([1][0][0][0][0-9]|[1][0][0][1-9][0-9]|[1][0][1-9][0-9][0-9]|[1][1-9][0-9][0-9][0-9]|[2-6][0-9][0-9][0-9][0-9]|[7][7][7][7][0-6]|[7][7][7][0-6][0-9]|[7][7][0-6][0-9][0-9]|[7][0-6][0-9][0-9][0-9])\-([1][0][0][0][0-9]|[1][0][0][1-9][0-9]|[1][0][1-9][0-9][0-9]|[1][1-9][0-9][0-9][0-9]|[2-6][0-9][0-9][0-9][0-9]|[7][7][7][7][0-6]|[7][7][7][0-6][0-9]|[7][7][0-6][0-9][0-9]|[7][0-6][0-9][0-9][0-9])</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Eleven Characters Simple Type</text:p>
          </table:table-cell>
          <table:table-cell table:style-name="ce3"/>
          <table:table-cell table:style-name="ce3" office:value-type="string" calcext:value-type="string">
            <text:p>A data type for a string that allows elev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table:number-columns-repeated="2"/>
          <table:table-cell table:style-name="ce12" office:value-type="float" office:value="11" calcext:value-type="float">
            <text:p>11</text:p>
          </table:table-cell>
          <table:table-cell table:style-name="ce7" office:value-type="string" calcext:value-type="string">
            <text:p>[\-\.,\(\)\?A-Z0-9]{11,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10">
          <table:table-cell table:style-name="ce3" office:value-type="string" calcext:value-type="string">
            <text:p>Do not rationalize unique FUD</text:p>
          </table:table-cell>
          <table:table-cell table:style-name="ce6" office:value-type="string" calcext:value-type="string">
            <text:p>Link 1 Track Number Block Simple Type</text:p>
          </table:table-cell>
          <table:table-cell table:style-name="ce6"/>
          <table:table-cell table:style-name="ce6" office:value-type="string" calcext:value-type="string">
            <text:p>A data type that provides a defined range of track numbers assigned to a Link-1 participating unit (PU) or reporting unit (RU), read as lower limit to upper limit separated by a hyphen; example: AG345-AG432. A Link-1 track number is expressed as a 5-character alphanumeric reference. The first element consists of a digraph limited to the letters A,E,G,H,J,K,L,M. The second element is a 3-digit octal number in values from 000 to 777.</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1" calcext:value-type="float">
            <text:p>11</text:p>
          </table:table-cell>
          <table:table-cell table:style-name="ce7" office:value-type="string" calcext:value-type="string">
            <text:p>[AEGHJKLM]{2}[0-7]{3}\-[AEGHJKLM]{2}[0-7]{3}</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Header Standard Version And Series Simple Type</text:p>
          </table:table-cell>
          <table:table-cell table:style-name="ce6"/>
          <table:table-cell table:style-name="ce6" office:value-type="string" calcext:value-type="string">
            <text:p><text:s/>A data type that provides the header standard version and serie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1" calcext:value-type="float">
            <text:p>11</text:p>
          </table:table-cell>
          <table:table-cell table:style-name="ce7" office:value-type="string" calcext:value-type="string">
            <text:p>2045-47001[A-Z]{1,1}</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12">
          <table:table-cell table:style-name="ce3" office:value-type="string" calcext:value-type="string">
            <text:p>Do not rationalize unique FUD</text:p>
          </table:table-cell>
          <table:table-cell table:style-name="ce6" office:value-type="string" calcext:value-type="string">
            <text:p>GEOREF Centiminute Simple Type</text:p>
          </table:table-cell>
          <table:table-cell table:style-name="ce6"/>
          <table:table-cell table:style-name="ce6" office:value-type="string" calcext:value-type="string">
            <text:p>A data type that provides the location based on the world Geographic Reference System (GEOREF). The first element is a digraph that represents the 15-degree quadrilateral; the first letter is letter A to Z, omit I, O; the second letter is A to M, omit I, O. The second element is a digraph that represents a 1-degree quadrilateral within the 15-degree quadrilateral and allows A-HJ-NPQ, omit I and O. The easting coordinate, in values from (00 to 59)(00 to 99). The northing coordinate, in values from (00 to 59)(00 to 99).</text:p>
          </table:table-cell>
          <table:table-cell table:style-name="ce3" office:value-type="string" calcext:value-type="string">
            <text:p>GEOREF:geographic reference</text:p>
          </table:table-cell>
          <table:table-cell table:style-name="ce6" office:value-type="string" calcext:value-type="string">
            <text:p>String</text:p>
          </table:table-cell>
          <table:table-cell table:style-name="ce12" table:number-columns-repeated="2"/>
          <table:table-cell table:style-name="ce12" office:value-type="float" office:value="12" calcext:value-type="float">
            <text:p>12</text:p>
          </table:table-cell>
          <table:table-cell table:style-name="ce7" office:value-type="string" calcext:value-type="string">
            <text:p>([A-HJ-NP-Z][A-HJ-M])([A-HJ-NPQ]{2})([0-5][0-9])([0-9]{2})([0-5][0-9])([0-9]{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BS Uppercase Twelve Characters Simple Type</text:p>
          </table:table-cell>
          <table:table-cell table:style-name="ce3"/>
          <table:table-cell table:style-name="ce3" office:value-type="string" calcext:value-type="string">
            <text:p>A data type for a string that allows twelve alphabetic uppercase, numeric, blank or special characters.</text:p>
          </table:table-cell>
          <table:table-cell table:style-name="ce3" office:value-type="string" calcext:value-type="string">
            <text:p>ANBS: Alphanumeric, Blank, Special</text:p>
          </table:table-cell>
          <table:table-cell table:style-name="ce6" office:value-type="string" calcext:value-type="string">
            <text:p>String</text:p>
          </table:table-cell>
          <table:table-cell table:style-name="ce12" table:number-columns-repeated="2"/>
          <table:table-cell table:style-name="ce12" office:value-type="float" office:value="12" calcext:value-type="float">
            <text:p>12</text:p>
          </table:table-cell>
          <table:table-cell table:style-name="ce7" office:value-type="string" calcext:value-type="string">
            <text:p>[\-\.,\(\)\?A-Z0-9&amp;#x20;]{12,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Twelve Characters Simple Type</text:p>
          </table:table-cell>
          <table:table-cell table:style-name="ce3"/>
          <table:table-cell table:style-name="ce3" office:value-type="string" calcext:value-type="string">
            <text:p>A data type for a string that allows twelve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2" calcext:value-type="float">
            <text:p>12</text:p>
          </table:table-cell>
          <table:table-cell table:style-name="ce7" office:value-type="string" calcext:value-type="string">
            <text:p>[A-Z0-9]{12,12}</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Date Time Group Zulu Simple Type</text:p>
          </table:table-cell>
          <table:table-cell table:style-name="ce6"/>
          <table:table-cell table:style-name="ce6" office:value-type="string" calcext:value-type="string">
            <text:p>A data type that provides a point in time expressed as Date-Time Group, Zulu.</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4" calcext:value-type="float">
            <text:p>14</text:p>
          </table:table-cell>
          <table:table-cell table:style-name="ce7" office:value-type="string" calcext:value-type="string">
            <text:p>(0[1-9]|(1|2)[0-9]|3(0|1))((0|1)[0-9]|2(0|1|2|3))[0-5][0-9]Z(JAN|FEB|MAR|APR|MAY|JUN|JUL|AUG|SEP|OCT|NOV|DEC)[0-9]{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10">
          <table:table-cell table:style-name="ce3" office:value-type="string" calcext:value-type="string">
            <text:p>Do not rationalize unique FUD</text:p>
          </table:table-cell>
          <table:table-cell table:style-name="ce6" office:value-type="string" calcext:value-type="string">
            <text:p>Date Time Group Simple Type</text:p>
          </table:table-cell>
          <table:table-cell table:style-name="ce6"/>
          <table:table-cell table:style-name="ce6" office:value-type="string" calcext:value-type="string">
            <text:p>A data type that provides a point in time expressed as date-time group (DTG). Expressed as six digits with a time zone suffix and the standardized abbreviation for the month and a 4-digit year. The first pair of the six digits represents the day; the <text:s/>hour; and the minutes. The time zone suffix can be one of 35 time zones, to include 10 half-hour increment time zones based upon the local standard time, Greenwich, England (UTC).</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4" calcext:value-type="float">
            <text:p>14</text:p>
          </table:table-cell>
          <table:table-cell table:style-name="ce7" office:value-type="string" calcext:value-type="string">
            <text:p>(0[1-9]|(1|2)[0-9]|3(0|1))((0|1)[0-9]|2[0-3])[0-5][0-9][A-IK-Z0-9](JAN|FEB|MAR|APR|MAY|JUN|JUL|AUG|SEP|OCT|NOV|DEC)[0-9]{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office:value-type="string" calcext:value-type="string">
            <text:p>Do not rationalize unique FUD</text:p>
          </table:table-cell>
          <table:table-cell table:style-name="ce6" office:value-type="string" calcext:value-type="string">
            <text:p>MGRS-UTM 1 Meter Simple Type</text:p>
          </table:table-cell>
          <table:table-cell table:style-name="ce6"/>
          <table:table-cell table:style-name="ce6" office:value-type="string" calcext:value-type="string">
            <text:p>A data type that provides the Military Grid Reference System (MGRS) is an alpha-numeric system for expressing Universal Transverse Mercator (UTM). A single alpha-numeric value references a position that is unique for the entire earth.</text:p>
          </table:table-cell>
          <table:table-cell table:style-name="ce3" office:value-type="string" calcext:value-type="string">
            <text:p>Mgrs: Military Grid Reference System</text:p>
            <text:p>UTM: Universal Transverse Mercator</text:p>
          </table:table-cell>
          <table:table-cell table:style-name="ce6" office:value-type="string" calcext:value-type="string">
            <text:p>String</text:p>
          </table:table-cell>
          <table:table-cell table:style-name="ce12" table:number-columns-repeated="2"/>
          <table:table-cell table:style-name="ce12" office:value-type="float" office:value="15" calcext:value-type="float">
            <text:p>15</text:p>
          </table:table-cell>
          <table:table-cell table:style-name="ce7" office:value-type="string" calcext:value-type="string">
            <text:p>(0[1-9]|[1-5][0-9]|60)([C-HJ-NP-X])([A-HJ-NP-Z])([A-HJ-NP-V])([0-9]{5}[0-9]{5})</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Numeric Special Sixteen Characters Simple Type</text:p>
          </table:table-cell>
          <table:table-cell table:style-name="ce3"/>
          <table:table-cell table:style-name="ce3" office:value-type="string" calcext:value-type="string">
            <text:p>A data type for a string that allows sixteen numeric or special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6" calcext:value-type="float">
            <text:p>16</text:p>
          </table:table-cell>
          <table:table-cell table:style-name="ce7" office:value-type="string" calcext:value-type="string">
            <text:p>[\-\.,\(\)\?0-9]{16,1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NS Sixteen Characters Simple Type</text:p>
          </table:table-cell>
          <table:table-cell table:style-name="ce3"/>
          <table:table-cell table:style-name="ce3" office:value-type="string" calcext:value-type="string">
            <text:p>A data type for a string that allows sixteen alphabetic uppercase, numeric or special characters.</text:p>
          </table:table-cell>
          <table:table-cell table:style-name="ce3" office:value-type="string" calcext:value-type="string">
            <text:p>ANS: Alphanumeric, Special</text:p>
          </table:table-cell>
          <table:table-cell table:style-name="ce6" office:value-type="string" calcext:value-type="string">
            <text:p>String</text:p>
          </table:table-cell>
          <table:table-cell table:style-name="ce12" table:number-columns-repeated="2"/>
          <table:table-cell table:style-name="ce12" office:value-type="float" office:value="16" calcext:value-type="float">
            <text:p>16</text:p>
          </table:table-cell>
          <table:table-cell table:style-name="ce7" office:value-type="string" calcext:value-type="string">
            <text:p>[\-\.,\(\)\?A-Z0-9]{16,16}</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Date Time Iso Simple Type</text:p>
          </table:table-cell>
          <table:table-cell table:style-name="ce6"/>
          <table:table-cell table:style-name="ce6" office:value-type="string" calcext:value-type="string">
            <text:p>A data type that provides the designation of a specified chronological point measured using Coordinated Universal Time (UTC) ISO 8601 as a standard of reference. This is expressed using a compacted ISO notation YYYYMMDDTHHMMSSZ where YYYY represents a year, MM represents a month 01 to 12, DD represents a day 01 to 31, character T is the time delimiter, HH represents an hour 00 to 23, MM represents a minute 00 to 59, SS represents the seconds 00 to 59, and Z represents the time zone.</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6" calcext:value-type="float">
            <text:p>16</text:p>
          </table:table-cell>
          <table:table-cell table:style-name="ce7" office:value-type="string" calcext:value-type="string">
            <text:p>[0-9]{4}(0[1-9]|1[0-2])(0[1-9]|(1|2)[0-9]|3(0|1))T((0|1)[0-9]|2[0-3])([0-5][0-9]){2}Z</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numeric Uppercase Sixteen Characters Simple Type</text:p>
          </table:table-cell>
          <table:table-cell table:style-name="ce3"/>
          <table:table-cell table:style-name="ce3" office:value-type="string" calcext:value-type="string">
            <text:p>A data type for a string that allows sixteen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6" calcext:value-type="float">
            <text:p>16</text:p>
          </table:table-cell>
          <table:table-cell table:style-name="ce7" office:value-type="string" calcext:value-type="string">
            <text:p>[A-Z0-9]{16,16}</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77.</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3">
          <table:table-cell table:style-name="ce3"/>
          <table:table-cell table:style-name="ce3" office:value-type="string" calcext:value-type="string">
            <text:p>String Alphanumeric Uppercase Seventeen Characters Simple Type</text:p>
          </table:table-cell>
          <table:table-cell table:style-name="ce3"/>
          <table:table-cell table:style-name="ce3" office:value-type="string" calcext:value-type="string">
            <text:p>A data type for a string that allows seventeen alphabetic uppercase or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17" calcext:value-type="float">
            <text:p>17</text:p>
          </table:table-cell>
          <table:table-cell table:style-name="ce7" office:value-type="string" calcext:value-type="string">
            <text:p>[A-Z0-9]{17,17}</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7">
          <table:table-cell table:style-name="ce3" office:value-type="string" calcext:value-type="string">
            <text:p>Do not rationalize unique FUD</text:p>
          </table:table-cell>
          <table:table-cell table:style-name="ce6" office:value-type="string" calcext:value-type="string">
            <text:p>Date Time Group Duration Simple Type</text:p>
          </table:table-cell>
          <table:table-cell table:style-name="ce6"/>
          <table:table-cell table:style-name="ce6" office:value-type="string" calcext:value-type="string">
            <text:p>A data type that provides a time window expressed as date-time groups separated by a hyphen. A standard individual date-time group (DTG). Expressed as six digits with a time zone suffix and the standardized abbreviation for the month and a 4-digit year. The first pair of the six digits represents the day; the <text:s/>hour; and the minutes. The time zone suffix can be one of 35 time zones, to include 10 half-hour increment time zones based upon the local standard time, Greenwich, England (UTC).</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29" calcext:value-type="float">
            <text:p>29</text:p>
          </table:table-cell>
          <table:table-cell table:style-name="ce7" office:value-type="string" calcext:value-type="string">
            <text:p>((0[1-9]|(1|2)[0-9]|3(0|1))((0|1)[0-9]|2[0-3])[0-5][0-9][A-IK-Z0-9](JAN|FEB|MAR|APR|MAY|JUN|JUL|AUG|SEP|OCT|NOV|DEC)[0-9]{4}(\-)(0[1-9]|(1|2)[0-9]|3(0|1))((0|1)[0-9]|2[0-3])[0-5][0-9][A-IK-Z0-9](JAN|FEB|MAR|APR|MAY|JUN|JUL|AUG|SEP|OCT|NOV|DEC)[0-9]{4})</text:p>
          </table:table-cell>
          <table:table-cell table:style-name="ce12" office:value-type="string" calcext:value-type="string">
            <text:p>C.0.01.00</text:p>
          </table:table-cell>
          <table:table-cell table:style-name="ce18"/>
          <table:table-cell table:style-name="ce12" office:value-type="string" calcext:value-type="string">
            <text:p>NONE</text:p>
          </table:table-cell>
          <table:table-cell table:style-name="ce22" office:value-type="string" calcext:value-type="string">
            <text:p>DISTRIBUTION STATEMENT C. Distribution authorized to U.S. Government Agencies and their contractors only for administrative or operational use. Other requests for this document shall be referred to Defense Information Systems Agency, Systems Engineering and Architecture Office (BDE).</text:p>
          </table:table-cell>
          <table:table-cell table:style-name="ce3" office:value-type="string" calcext:value-type="string">
            <text:p>Created by ICP M2018-03.</text:p>
          </table:table-cell>
          <table:table-cell table:number-columns-repeated="1009"/>
        </table:table-row>
        <table:table-row table:style-name="ro2">
          <table:table-cell table:style-name="ce3"/>
          <table:table-cell table:style-name="ce3" office:value-type="string" calcext:value-type="string">
            <text:p>String Alphanumeric Uppercase A To F Thirty Two Characters Simple Type</text:p>
          </table:table-cell>
          <table:table-cell table:style-name="ce3"/>
          <table:table-cell table:style-name="ce6" office:value-type="string" calcext:value-type="string">
            <text:p>A data type for a string that allows thirty two alphabetic uppercase characters from A to F and numeric characters.</text:p>
          </table:table-cell>
          <table:table-cell table:style-name="ce3"/>
          <table:table-cell table:style-name="ce6" office:value-type="string" calcext:value-type="string">
            <text:p>String</text:p>
          </table:table-cell>
          <table:table-cell table:style-name="ce12" table:number-columns-repeated="2"/>
          <table:table-cell table:style-name="ce12" office:value-type="float" office:value="32" calcext:value-type="float">
            <text:p>32</text:p>
          </table:table-cell>
          <table:table-cell table:style-name="ce7" office:value-type="string" calcext:value-type="string">
            <text:p>[0-9A-F]{32,32}</text:p>
          </table:table-cell>
          <table:table-cell table:style-name="ce12" office:value-type="string" calcext:value-type="string">
            <text:p>C.0.01.00</text:p>
          </table:table-cell>
          <table:table-cell table:style-name="ce18"/>
          <table:table-cell table:style-name="ce12" office:value-type="string" calcext:value-type="string">
            <text:p>For further U.S. implementation guidance, see Repository of USMTF Program Items Document, item 77.</text:p>
          </table:table-cell>
          <table:table-cell table:style-name="ce22" office:value-type="string" calcext:value-type="string">
            <text:p>DISTRIBUTION STATEMENT A. Approved for public release. Distribution is unlimited.</text:p>
          </table:table-cell>
          <table:table-cell table:style-name="ce3" office:value-type="string" calcext:value-type="string">
            <text:p>Created by ICP M2018-03.</text:p>
          </table:table-cell>
          <table:table-cell table:number-columns-repeated="1009"/>
        </table:table-row>
        <table:table-row table:style-name="ro14" table:number-rows-repeated="104818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MS Sans Serif" svg:font-family="'MS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D. Neushul</meta:initial-creator>
    <meta:creation-date>2018-02-28T13:36:23.644835385</meta:creation-date>
    <dc:date>2018-02-28T13:41:37.647884043</dc:date>
    <dc:creator>James D. Neushul</dc:creator>
    <meta:editing-duration>PT5M14S</meta:editing-duration>
    <meta:editing-cycles>1</meta:editing-cycles>
    <meta:document-statistic meta:table-count="1" meta:cell-count="4095" meta:object-count="0"/>
    <meta:generator>LibreOffice/5.4.5.1$Linux_X86_64 LibreOffice_project/40m0$Build-1</meta:generator>
  </office:meta>
</office:document-meta>
</file>